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size="10pt" fo:language="en" fo:country="US" officeooo:rsid="0072a67a" officeooo:paragraph-rsid="0072a67a"/>
    </style:style>
    <style:style style:name="P2" style:family="paragraph" style:parent-style-name="Standard">
      <style:text-properties fo:font-size="10pt" fo:language="en" fo:country="US" officeooo:rsid="0076b652" officeooo:paragraph-rsid="0076b652"/>
    </style:style>
    <style:style style:name="P3" style:family="paragraph" style:parent-style-name="Standard">
      <style:text-properties fo:font-size="10pt" fo:language="en" fo:country="US" officeooo:rsid="0076c958" officeooo:paragraph-rsid="0076c958"/>
    </style:style>
    <style:style style:name="P4" style:family="paragraph" style:parent-style-name="Standard">
      <style:text-properties fo:font-size="10pt" fo:language="en" fo:country="US" officeooo:rsid="008dafb5" officeooo:paragraph-rsid="008dafb5"/>
    </style:style>
    <style:style style:name="P5" style:family="paragraph" style:parent-style-name="Standard">
      <style:text-properties fo:font-size="10pt" fo:language="en" fo:country="US" officeooo:rsid="00906244" officeooo:paragraph-rsid="00906244"/>
    </style:style>
    <style:style style:name="P6" style:family="paragraph" style:parent-style-name="Standard">
      <style:paragraph-properties fo:line-height="100%"/>
      <style:text-properties fo:font-size="10pt" officeooo:paragraph-rsid="001a81ce"/>
    </style:style>
    <style:style style:name="P7" style:family="paragraph" style:parent-style-name="Standard">
      <style:paragraph-properties fo:line-height="100%"/>
      <style:text-properties fo:font-size="10pt" officeooo:rsid="001a81ce" officeooo:paragraph-rsid="001a81ce"/>
    </style:style>
    <style:style style:name="P8" style:family="paragraph" style:parent-style-name="Standard">
      <style:text-properties fo:font-size="10pt" officeooo:paragraph-rsid="0046e0f3"/>
    </style:style>
    <style:style style:name="P9" style:family="paragraph" style:parent-style-name="Standard">
      <style:text-properties fo:font-size="10pt" officeooo:rsid="0048bfc2" officeooo:paragraph-rsid="0048bfc2"/>
    </style:style>
    <style:style style:name="P10" style:family="paragraph" style:parent-style-name="Standard">
      <style:text-properties fo:font-size="10pt" officeooo:rsid="004a4862" officeooo:paragraph-rsid="004a4862"/>
    </style:style>
    <style:style style:name="P11" style:family="paragraph" style:parent-style-name="Standard">
      <style:text-properties fo:font-size="10pt" officeooo:rsid="00502a94" officeooo:paragraph-rsid="00502a94"/>
    </style:style>
    <style:style style:name="P12" style:family="paragraph" style:parent-style-name="Standard">
      <style:text-properties fo:font-size="10pt" officeooo:rsid="005054d4" officeooo:paragraph-rsid="005054d4"/>
    </style:style>
    <style:style style:name="P13" style:family="paragraph" style:parent-style-name="Standard">
      <style:text-properties fo:font-size="10pt" officeooo:rsid="0054c063" officeooo:paragraph-rsid="0054c063"/>
    </style:style>
    <style:style style:name="P14" style:family="paragraph" style:parent-style-name="Standard">
      <style:text-properties fo:font-size="10pt" officeooo:rsid="0054c063" officeooo:paragraph-rsid="0055d11c"/>
    </style:style>
    <style:style style:name="P15" style:family="paragraph" style:parent-style-name="Standard">
      <style:text-properties fo:font-size="10pt" officeooo:rsid="005b6976" officeooo:paragraph-rsid="005b6976"/>
    </style:style>
    <style:style style:name="P16" style:family="paragraph" style:parent-style-name="Standard">
      <style:text-properties fo:font-size="10pt" officeooo:rsid="005cad45" officeooo:paragraph-rsid="005dba23"/>
    </style:style>
    <style:style style:name="P17" style:family="paragraph" style:parent-style-name="Standard">
      <style:text-properties fo:font-size="10pt" officeooo:rsid="00664024" officeooo:paragraph-rsid="006705a2"/>
    </style:style>
    <style:style style:name="P18" style:family="paragraph" style:parent-style-name="Standard">
      <style:text-properties fo:font-size="10pt" officeooo:rsid="0068756a" officeooo:paragraph-rsid="0068756a"/>
    </style:style>
    <style:style style:name="P19" style:family="paragraph" style:parent-style-name="Standard">
      <style:text-properties fo:font-size="10pt" officeooo:rsid="006c0dab" officeooo:paragraph-rsid="006c0dab"/>
    </style:style>
    <style:style style:name="P20" style:family="paragraph" style:parent-style-name="Standard">
      <style:text-properties fo:font-size="10pt" officeooo:rsid="00700039" officeooo:paragraph-rsid="00700039"/>
    </style:style>
    <style:style style:name="P21" style:family="paragraph" style:parent-style-name="Standard">
      <style:text-properties fo:font-size="10pt" officeooo:paragraph-rsid="007ea726"/>
    </style:style>
    <style:style style:name="P22" style:family="paragraph" style:parent-style-name="Standard">
      <style:text-properties fo:font-size="10pt" officeooo:paragraph-rsid="00835a46"/>
    </style:style>
    <style:style style:name="P23" style:family="paragraph" style:parent-style-name="Standard">
      <style:text-properties fo:font-size="10pt" officeooo:rsid="00835a46" officeooo:paragraph-rsid="0086fdb4"/>
    </style:style>
    <style:style style:name="P24" style:family="paragraph" style:parent-style-name="Standard">
      <style:text-properties fo:font-size="10pt" officeooo:rsid="00840bdf" officeooo:paragraph-rsid="00840bdf"/>
    </style:style>
    <style:style style:name="P25" style:family="paragraph" style:parent-style-name="Standard">
      <style:text-properties fo:font-size="10pt" officeooo:rsid="00840bdf" officeooo:paragraph-rsid="0088602d"/>
    </style:style>
    <style:style style:name="P26" style:family="paragraph" style:parent-style-name="Standard">
      <style:text-properties fo:font-size="10pt" officeooo:rsid="009f9587" officeooo:paragraph-rsid="009f9587"/>
    </style:style>
    <style:style style:name="P27" style:family="paragraph" style:parent-style-name="Standard">
      <style:text-properties fo:font-size="10pt" officeooo:rsid="00a15df7" officeooo:paragraph-rsid="00a21640"/>
    </style:style>
    <style:style style:name="P28" style:family="paragraph" style:parent-style-name="Standard">
      <style:text-properties fo:font-size="10pt" officeooo:rsid="00a21640" officeooo:paragraph-rsid="00a51e4c"/>
    </style:style>
    <style:style style:name="P29" style:family="paragraph" style:parent-style-name="Standard">
      <style:text-properties fo:font-size="10pt" officeooo:rsid="00a70179" officeooo:paragraph-rsid="00a70179"/>
    </style:style>
    <style:style style:name="P30" style:family="paragraph" style:parent-style-name="Standard">
      <style:text-properties style:font-name="Liberation Sans" fo:font-size="10pt" officeooo:rsid="000f3735" officeooo:paragraph-rsid="000f3735" style:font-size-asian="8.75pt" style:font-size-complex="10pt"/>
    </style:style>
    <style:style style:name="P31" style:family="paragraph" style:parent-style-name="Standard">
      <style:text-properties style:font-name="Liberation Sans" fo:font-size="10pt" officeooo:rsid="000f3735" officeooo:paragraph-rsid="001125d9" style:font-size-asian="8.75pt" style:font-size-complex="10pt"/>
    </style:style>
    <style:style style:name="P32" style:family="paragraph" style:parent-style-name="Standard">
      <style:text-properties style:font-name="Liberation Sans" fo:font-size="10pt" officeooo:rsid="001125d9" officeooo:paragraph-rsid="0014363f" style:font-size-asian="8.75pt" style:font-size-complex="10pt"/>
    </style:style>
    <style:style style:name="P33" style:family="paragraph" style:parent-style-name="Standard">
      <style:text-properties style:font-name="Liberation Sans" fo:font-size="10pt" officeooo:rsid="0011ba3f" officeooo:paragraph-rsid="0011ba3f" style:font-size-asian="8.75pt" style:font-size-complex="10pt"/>
    </style:style>
    <style:style style:name="P34" style:family="paragraph" style:parent-style-name="Standard">
      <style:text-properties style:font-name="Liberation Sans" fo:font-size="10pt" officeooo:rsid="0011ba3f" officeooo:paragraph-rsid="0013a684" style:font-size-asian="8.75pt" style:font-size-complex="10pt"/>
    </style:style>
    <style:style style:name="P35" style:family="paragraph" style:parent-style-name="Standard">
      <style:text-properties style:font-name="Liberation Sans" fo:font-size="10pt" officeooo:rsid="0013a684" officeooo:paragraph-rsid="0013a684" style:font-size-asian="8.75pt" style:font-size-complex="10pt"/>
    </style:style>
    <style:style style:name="P36" style:family="paragraph" style:parent-style-name="Standard">
      <style:text-properties style:font-name="Liberation Sans" fo:font-size="10pt" officeooo:rsid="00149fa7" officeooo:paragraph-rsid="00149fa7" style:font-size-asian="8.75pt" style:font-size-complex="10pt"/>
    </style:style>
    <style:style style:name="P37" style:family="paragraph" style:parent-style-name="Standard">
      <style:text-properties style:font-name="Liberation Sans" fo:font-size="10pt" officeooo:rsid="0015a5f0" officeooo:paragraph-rsid="0015a5f0" style:font-size-asian="8.75pt" style:font-size-complex="10pt"/>
    </style:style>
    <style:style style:name="P38" style:family="paragraph" style:parent-style-name="Standard">
      <style:paragraph-properties fo:line-height="100%"/>
      <style:text-properties style:font-name="Liberation Sans" fo:font-size="10pt" officeooo:rsid="0015a5f0" officeooo:paragraph-rsid="0015a5f0" style:font-size-asian="8.75pt" style:font-size-complex="10pt"/>
    </style:style>
    <style:style style:name="P39" style:family="paragraph" style:parent-style-name="Standard">
      <style:paragraph-properties fo:line-height="100%"/>
      <style:text-properties style:font-name="Liberation Sans" fo:font-size="10pt" officeooo:rsid="0016728f" officeooo:paragraph-rsid="0016728f" style:font-size-asian="8.75pt" style:font-size-complex="10pt"/>
    </style:style>
    <style:style style:name="P40" style:family="paragraph" style:parent-style-name="Standard">
      <style:paragraph-properties fo:line-height="100%"/>
      <style:text-properties style:font-name="Liberation Sans" fo:font-size="10pt" officeooo:rsid="0016728f" officeooo:paragraph-rsid="001d74e6" style:font-size-asian="8.75pt" style:font-size-complex="10pt"/>
    </style:style>
    <style:style style:name="P41" style:family="paragraph" style:parent-style-name="Standard">
      <style:paragraph-properties fo:line-height="100%"/>
      <style:text-properties style:font-name="Liberation Sans" fo:font-size="10pt" officeooo:rsid="001a6dbc" officeooo:paragraph-rsid="001a6dbc" style:font-size-asian="8.75pt" style:font-size-complex="10pt"/>
    </style:style>
    <style:style style:name="P42" style:family="paragraph" style:parent-style-name="Standard">
      <style:paragraph-properties fo:line-height="100%"/>
      <style:text-properties style:font-name="Liberation Sans" fo:font-size="10pt" officeooo:rsid="001d975a" officeooo:paragraph-rsid="001d975a" style:font-size-asian="8.75pt" style:font-size-complex="10pt"/>
    </style:style>
    <style:style style:name="P43" style:family="paragraph" style:parent-style-name="Standard">
      <style:paragraph-properties fo:line-height="100%"/>
      <style:text-properties style:font-name="Liberation Sans" fo:font-size="10pt" officeooo:rsid="001e4914" officeooo:paragraph-rsid="001e4914" style:font-size-asian="8.75pt" style:font-size-complex="10pt"/>
    </style:style>
    <style:style style:name="P44" style:family="paragraph" style:parent-style-name="Standard">
      <style:paragraph-properties fo:line-height="100%"/>
      <style:text-properties style:font-name="Liberation Sans" fo:font-size="10pt" officeooo:rsid="002352b1" officeooo:paragraph-rsid="00299b58" style:font-size-asian="8.75pt" style:font-size-complex="10pt"/>
    </style:style>
    <style:style style:name="P45" style:family="paragraph" style:parent-style-name="Standard">
      <style:text-properties style:font-name="Liberation Sans" fo:font-size="10pt" officeooo:rsid="0024a6aa" officeooo:paragraph-rsid="00299b58" style:font-size-asian="8.75pt" style:font-size-complex="10pt"/>
    </style:style>
    <style:style style:name="P46" style:family="paragraph" style:parent-style-name="Standard">
      <style:paragraph-properties fo:line-height="100%"/>
      <style:text-properties style:font-name="Liberation Sans" fo:font-size="10pt" officeooo:rsid="00256a10" officeooo:paragraph-rsid="00299b58" style:font-size-asian="8.75pt" style:font-size-complex="10pt"/>
    </style:style>
    <style:style style:name="P47" style:family="paragraph" style:parent-style-name="Standard">
      <style:text-properties style:font-name="Liberation Sans" fo:font-size="10pt" officeooo:rsid="00256a10" officeooo:paragraph-rsid="00299b58" style:font-size-asian="8.75pt" style:font-size-complex="10pt"/>
    </style:style>
    <style:style style:name="P48" style:family="paragraph" style:parent-style-name="Standard">
      <style:text-properties style:font-name="Liberation Sans" fo:font-size="10pt" officeooo:rsid="00273823" officeooo:paragraph-rsid="00273823" style:font-size-asian="8.75pt" style:font-size-complex="10pt"/>
    </style:style>
    <style:style style:name="P49" style:family="paragraph" style:parent-style-name="Standard">
      <style:text-properties style:font-name="Liberation Sans" fo:font-size="10pt" officeooo:rsid="00284468" officeooo:paragraph-rsid="00284468" style:font-size-asian="8.75pt" style:font-size-complex="10pt"/>
    </style:style>
    <style:style style:name="P50" style:family="paragraph" style:parent-style-name="Standard">
      <style:text-properties style:font-name="Liberation Sans" fo:font-size="10pt" officeooo:rsid="00299b58" officeooo:paragraph-rsid="00299b58" style:font-size-asian="8.75pt" style:font-size-complex="10pt"/>
    </style:style>
    <style:style style:name="P51" style:family="paragraph" style:parent-style-name="Standard">
      <style:text-properties style:font-name="Liberation Sans" fo:font-size="10pt" officeooo:rsid="002b7821" officeooo:paragraph-rsid="002b7821" style:font-size-asian="8.75pt" style:font-size-complex="10pt"/>
    </style:style>
    <style:style style:name="P52" style:family="paragraph" style:parent-style-name="Standard">
      <style:text-properties style:font-name="Liberation Sans" fo:font-size="10pt" officeooo:rsid="002bd96a" officeooo:paragraph-rsid="002bd96a" style:font-size-asian="8.75pt" style:font-size-complex="10pt"/>
    </style:style>
    <style:style style:name="P53" style:family="paragraph" style:parent-style-name="Standard">
      <style:text-properties style:font-name="Liberation Sans" fo:font-size="10pt" officeooo:rsid="002d34a8" officeooo:paragraph-rsid="002d34a8" style:font-size-asian="8.75pt" style:font-size-complex="10pt"/>
    </style:style>
    <style:style style:name="P54" style:family="paragraph" style:parent-style-name="Standard">
      <style:text-properties style:font-name="Liberation Sans" fo:font-size="10pt" officeooo:rsid="002d34a8" officeooo:paragraph-rsid="0030df74" style:font-size-asian="8.75pt" style:font-size-complex="10pt"/>
    </style:style>
    <style:style style:name="P55" style:family="paragraph" style:parent-style-name="Standard">
      <style:text-properties style:font-name="Liberation Sans" fo:font-size="10pt" officeooo:rsid="002d9439" officeooo:paragraph-rsid="0030df74" style:font-size-asian="8.75pt" style:font-size-complex="10pt"/>
    </style:style>
    <style:style style:name="P56" style:family="paragraph" style:parent-style-name="Standard">
      <style:text-properties style:font-name="Liberation Sans" fo:font-size="10pt" officeooo:rsid="00369d06" officeooo:paragraph-rsid="00369d06" style:font-size-asian="8.75pt" style:font-size-complex="10pt"/>
    </style:style>
    <style:style style:name="P57" style:family="paragraph" style:parent-style-name="Standard">
      <style:text-properties style:font-name="Liberation Sans" fo:font-size="10pt" officeooo:rsid="003a2e87" officeooo:paragraph-rsid="003a2e87" style:font-size-asian="8.75pt" style:font-size-complex="10pt"/>
    </style:style>
    <style:style style:name="P58" style:family="paragraph" style:parent-style-name="Standard">
      <style:text-properties style:font-name="Liberation Sans" fo:font-size="10pt" officeooo:rsid="003ebb0a" officeooo:paragraph-rsid="003ebb0a" style:font-size-asian="8.75pt" style:font-size-complex="10pt"/>
    </style:style>
    <style:style style:name="P59" style:family="paragraph" style:parent-style-name="Standard">
      <style:text-properties style:font-name="Liberation Sans" fo:font-size="10pt" officeooo:rsid="003fda2a" officeooo:paragraph-rsid="003fda2a" style:font-size-asian="8.75pt" style:font-size-complex="10pt"/>
    </style:style>
    <style:style style:name="P60" style:family="paragraph" style:parent-style-name="Standard">
      <style:text-properties style:font-name="Liberation Sans" fo:font-size="10pt" officeooo:rsid="0040a4cc" officeooo:paragraph-rsid="0040a4cc" style:font-size-asian="8.75pt" style:font-size-complex="10pt"/>
    </style:style>
    <style:style style:name="P61" style:family="paragraph" style:parent-style-name="Standard">
      <style:text-properties style:font-name="Liberation Sans" fo:font-size="10pt" officeooo:rsid="0041553c" officeooo:paragraph-rsid="0041553c" style:font-size-asian="8.75pt" style:font-size-complex="10pt"/>
    </style:style>
    <style:style style:name="P62" style:family="paragraph" style:parent-style-name="Standard">
      <style:text-properties style:font-name="Liberation Sans" fo:font-size="10pt" officeooo:rsid="00419dd4" officeooo:paragraph-rsid="00419dd4" style:font-size-asian="8.75pt" style:font-size-complex="10pt"/>
    </style:style>
    <style:style style:name="P63" style:family="paragraph" style:parent-style-name="Standard">
      <style:text-properties style:font-name="Liberation Sans" fo:font-size="10pt" officeooo:rsid="0041dd53" officeooo:paragraph-rsid="0041dd53" style:font-size-asian="8.75pt" style:font-size-complex="10pt"/>
    </style:style>
    <style:style style:name="P64" style:family="paragraph" style:parent-style-name="Standard">
      <style:text-properties style:font-name="Liberation Sans" fo:font-size="10pt" officeooo:rsid="004284ce" officeooo:paragraph-rsid="004284ce" style:font-size-asian="8.75pt" style:font-size-complex="10pt"/>
    </style:style>
    <style:style style:name="P65" style:family="paragraph" style:parent-style-name="Standard">
      <style:text-properties style:font-name="Liberation Sans" fo:font-size="10pt" officeooo:rsid="004479da" officeooo:paragraph-rsid="004479da" style:font-size-asian="8.75pt" style:font-size-complex="10pt"/>
    </style:style>
    <style:style style:name="P66" style:family="paragraph" style:parent-style-name="Standard">
      <style:text-properties style:font-name="Liberation Sans" fo:font-size="10pt" officeooo:rsid="00451853" officeooo:paragraph-rsid="00451853" style:font-size-asian="8.75pt" style:font-size-complex="10pt"/>
    </style:style>
    <style:style style:name="P67" style:family="paragraph" style:parent-style-name="Standard">
      <style:text-properties style:font-name="Liberation Sans" fo:font-size="10pt" fo:language="en" fo:country="US" officeooo:rsid="0014363f" officeooo:paragraph-rsid="0014363f" style:font-size-asian="8.75pt" style:font-size-complex="10pt"/>
    </style:style>
    <style:style style:name="P68" style:family="paragraph" style:parent-style-name="Standard">
      <style:text-properties style:font-name="Liberation Sans" fo:font-size="10pt" style:text-underline-style="solid" style:text-underline-width="auto" style:text-underline-color="font-color" officeooo:rsid="003a2e87" officeooo:paragraph-rsid="009a62a1" style:font-size-asian="8.75pt" style:font-size-complex="10pt"/>
    </style:style>
    <style:style style:name="P69" style:family="paragraph" style:parent-style-name="Standard">
      <style:text-properties style:font-name="Liberation Sans" fo:font-size="10pt" officeooo:paragraph-rsid="009ab228"/>
    </style:style>
    <style:style style:name="P70" style:family="paragraph" style:parent-style-name="Standard">
      <style:text-properties style:font-name="Liberation Sans" fo:font-size="8pt" style:text-underline-style="solid" style:text-underline-width="auto" style:text-underline-color="font-color" officeooo:rsid="004479da" officeooo:paragraph-rsid="004479da" style:font-size-asian="8pt" style:font-size-complex="8pt"/>
    </style:style>
    <style:style style:name="P71" style:family="paragraph" style:parent-style-name="Standard">
      <style:text-properties style:font-name="Liberation Sans" fo:font-size="8pt" fo:font-style="normal" style:text-underline-style="solid" style:text-underline-width="auto" style:text-underline-color="font-color" officeooo:rsid="003d39ad" officeooo:paragraph-rsid="003d39ad" style:font-size-asian="8pt" style:font-style-asian="normal" style:font-size-complex="8pt" style:font-style-complex="normal"/>
    </style:style>
    <style:style style:name="P72" style:family="paragraph" style:parent-style-name="Standard">
      <style:text-properties style:font-name="Liberation Sans" fo:font-size="8pt" fo:font-style="normal" style:text-underline-style="solid" style:text-underline-width="auto" style:text-underline-color="font-color" officeooo:rsid="003d39ad" officeooo:paragraph-rsid="003ebb0a" style:font-size-asian="8pt" style:font-style-asian="normal" style:font-size-complex="8pt" style:font-style-complex="normal"/>
    </style:style>
    <style:style style:name="P73" style:family="paragraph" style:parent-style-name="Standard">
      <style:text-properties fo:color="#cccccc" loext:opacity="100%" style:font-name="Consolas1" fo:font-size="10.5pt" fo:font-weight="normal" officeooo:paragraph-rsid="004479da" fo:background-color="#1f1f1f"/>
    </style:style>
    <style:style style:name="P7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officeooo:rsid="0015a5f0" officeooo:paragraph-rsid="0015a5f0" fo:background-color="transparent" style:font-size-asian="8pt" style:font-size-complex="8pt"/>
    </style:style>
    <style:style style:name="P75" style:family="paragraph" style:parent-style-name="Standard">
      <style:paragraph-properties fo:line-height="100%">
        <style:tab-stops>
          <style:tab-stop style:position="0.2484in"/>
        </style:tab-stops>
      </style:paragraph-properties>
      <style:text-properties fo:color="#000000" loext:opacity="100%" style:font-name="Consolas1" fo:font-size="8pt" fo:font-weight="normal" fo:background-color="transparent" style:font-size-asian="8pt" style:font-size-complex="8pt"/>
    </style:style>
    <style:style style:name="P76"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1" fo:font-size="8pt" fo:font-weight="normal" fo:background-color="transparent" style:font-size-asian="8pt" style:font-size-complex="8pt"/>
    </style:style>
    <style:style style:name="P77"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1" fo:font-size="8pt" fo:font-weight="normal" fo:background-color="transparent" style:font-size-asian="8pt" style:font-size-complex="8pt"/>
    </style:style>
    <style:style style:name="P7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fo:background-color="transparent" style:font-size-asian="8pt" style:font-size-complex="8pt"/>
    </style:style>
    <style:style style:name="P79" style:family="paragraph" style:parent-style-name="Standard">
      <style:paragraph-properties fo:line-height="100%">
        <style:tab-stops>
          <style:tab-stop style:position="0.2484in"/>
          <style:tab-stop style:position="0.4965in"/>
        </style:tab-stops>
      </style:paragraph-properties>
      <style:text-properties fo:color="#000000" loext:opacity="100%" style:font-name="Consolas1" fo:font-size="8pt" fo:font-weight="normal" fo:background-color="transparent" style:font-size-asian="8pt" style:font-size-complex="8pt"/>
    </style:style>
    <style:style style:name="P8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1" fo:font-size="8pt" fo:font-weight="normal" fo:background-color="transparent" style:font-size-asian="8pt" style:font-size-complex="8pt"/>
    </style:style>
    <style:style style:name="P8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fo:background-color="transparent" style:font-size-asian="8pt" style:font-size-complex="8pt"/>
    </style:style>
    <style:style style:name="P82"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style:font-name="Consolas1" fo:font-size="8pt" fo:font-weight="normal" fo:background-color="transparent" style:font-size-asian="8pt" style:font-size-complex="8pt"/>
    </style:style>
    <style:style style:name="P83" style:family="paragraph" style:parent-style-name="Standard">
      <style:paragraph-properties fo:line-height="100%">
        <style:tab-stops>
          <style:tab-stop style:position="0.2563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fo:background-color="transparent" style:font-size-asian="8pt" style:font-size-complex="8pt"/>
    </style:style>
    <style:style style:name="P8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officeooo:rsid="0016728f" officeooo:paragraph-rsid="0016728f" fo:background-color="transparent" style:font-size-asian="8pt" style:font-size-complex="8pt"/>
    </style:style>
    <style:style style:name="P8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officeooo:rsid="004284ce" officeooo:paragraph-rsid="004284ce" fo:background-color="transparent" style:font-size-asian="8pt" style:font-size-complex="8pt"/>
    </style:style>
    <style:style style:name="P8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officeooo:paragraph-rsid="0016728f" fo:background-color="transparent"/>
    </style:style>
    <style:style style:name="P87"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fo:background-color="transparent" style:font-size-asian="8pt" style:font-size-complex="8pt"/>
    </style:style>
    <style:style style:name="P88"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officeooo:paragraph-rsid="007a321a" fo:background-color="transparent" style:font-size-asian="8pt" style:font-size-complex="8pt"/>
    </style:style>
    <style:style style:name="P89"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90"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officeooo:paragraph-rsid="001a81ce" fo:background-color="transparent" style:font-size-asian="8pt" style:font-size-complex="8pt"/>
    </style:style>
    <style:style style:name="P91"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officeooo:paragraph-rsid="001c3a16" fo:background-color="transparent" style:font-size-asian="8pt" style:font-size-complex="8pt"/>
    </style:style>
    <style:style style:name="P92"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officeooo:paragraph-rsid="008a27d2" fo:background-color="transparent" style:font-size-asian="8pt" style:font-size-complex="8pt"/>
    </style:style>
    <style:style style:name="P9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officeooo:paragraph-rsid="00a94ec5" fo:background-color="transparent" style:font-size-asian="8pt" style:font-size-complex="8pt"/>
    </style:style>
    <style:style style:name="P9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fo:background-color="transparent" style:font-size-asian="8pt" style:font-size-complex="8pt"/>
    </style:style>
    <style:style style:name="P9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officeooo:paragraph-rsid="0022dd42" fo:background-color="transparent" style:font-size-asian="8pt" style:font-size-complex="8pt"/>
    </style:style>
    <style:style style:name="P9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officeooo:paragraph-rsid="0027b0bc" fo:background-color="transparent" style:font-size-asian="8pt" style:font-size-complex="8pt"/>
    </style:style>
    <style:style style:name="P9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officeooo:paragraph-rsid="0068756a" fo:background-color="transparent" style:font-size-asian="8pt" style:font-size-complex="8pt"/>
    </style:style>
    <style:style style:name="P9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officeooo:paragraph-rsid="00840bdf" fo:background-color="transparent" style:font-size-asian="8pt" style:font-size-complex="8pt"/>
    </style:style>
    <style:style style:name="P9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0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officeooo:paragraph-rsid="003fda2a" fo:background-color="transparent" style:font-size-asian="8pt" style:font-size-complex="8pt"/>
    </style:style>
    <style:style style:name="P10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officeooo:paragraph-rsid="00792515" fo:background-color="transparent" style:font-size-asian="8pt" style:font-size-complex="8pt"/>
    </style:style>
    <style:style style:name="P10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officeooo:paragraph-rsid="0098867c" fo:background-color="transparent" style:font-size-asian="8pt" style:font-size-complex="8pt"/>
    </style:style>
    <style:style style:name="P10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fo:background-color="transparent" style:font-size-asian="8pt" style:font-size-complex="8pt"/>
    </style:style>
    <style:style style:name="P10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3b960b" fo:background-color="transparent" style:font-size-asian="8pt" style:font-size-complex="8pt"/>
    </style:style>
    <style:style style:name="P10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3ebb0a" fo:background-color="transparent" style:font-size-asian="8pt" style:font-size-complex="8pt"/>
    </style:style>
    <style:style style:name="P10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644a19" fo:background-color="transparent" style:font-size-asian="8pt" style:font-size-complex="8pt"/>
    </style:style>
    <style:style style:name="P10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7746b9" fo:background-color="transparent" style:font-size-asian="8pt" style:font-size-complex="8pt"/>
    </style:style>
    <style:style style:name="P10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8005c9" fo:background-color="transparent" style:font-size-asian="8pt" style:font-size-complex="8pt"/>
    </style:style>
    <style:style style:name="P10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9a62a1" fo:background-color="transparent" style:font-size-asian="8pt" style:font-size-complex="8pt"/>
    </style:style>
    <style:style style:name="P11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officeooo:paragraph-rsid="009d441a" fo:background-color="transparent" style:font-size-asian="8pt" style:font-size-complex="8pt"/>
    </style:style>
    <style:style style:name="P11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fo:font-size="8pt" fo:background-color="transparent" style:font-size-asian="8pt" style:font-size-complex="8pt"/>
    </style:style>
    <style:style style:name="P112"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fo:font-size="8pt" fo:background-color="transparent" style:font-size-asian="8pt" style:font-size-complex="8pt"/>
    </style:style>
    <style:style style:name="P113"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fo:font-size="8pt" officeooo:paragraph-rsid="002d9439" fo:background-color="transparent" style:font-size-asian="8pt" style:font-size-complex="8pt"/>
    </style:style>
    <style:style style:name="P11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fo:font-size="8pt" officeooo:paragraph-rsid="003fe5ee" fo:background-color="transparent" style:font-size-asian="8pt" style:font-size-complex="8pt"/>
    </style:style>
    <style:style style:name="P11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6909in"/>
        </style:tab-stops>
      </style:paragraph-properties>
      <style:text-properties fo:color="#000000" loext:opacity="100%" fo:font-size="8pt" officeooo:paragraph-rsid="003fda2a" fo:background-color="transparent" style:font-size-asian="8pt" style:font-size-complex="8pt"/>
    </style:style>
    <style:style style:name="P116" style:family="paragraph" style:parent-style-name="Standard">
      <style:paragraph-properties fo:line-height="100%"/>
      <style:text-properties fo:color="#000000" loext:opacity="100%" fo:font-size="8pt" officeooo:paragraph-rsid="004a4862" fo:background-color="transparent" style:font-size-asian="8pt" style:font-size-complex="8pt"/>
    </style:style>
    <style:style style:name="P117" style:family="paragraph" style:parent-style-name="Standard">
      <style:paragraph-properties fo:line-height="100%">
        <style:tab-stops>
          <style:tab-stop style:position="0.2563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fo:background-color="transparent" style:font-size-asian="8pt" style:font-size-complex="8pt"/>
    </style:style>
    <style:style style:name="P118" style:family="paragraph" style:parent-style-name="Standard">
      <style:paragraph-properties fo:line-height="100%"/>
      <style:text-properties fo:color="#000000" loext:opacity="100%" fo:font-size="8pt" officeooo:paragraph-rsid="008fc170" fo:background-color="transparent" style:font-size-asian="8pt" style:font-size-complex="8pt"/>
    </style:style>
    <style:style style:name="P119"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fo:background-color="transparent"/>
    </style:style>
    <style:style style:name="P12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fo:font-size="8pt" fo:background-color="transparent"/>
    </style:style>
    <style:style style:name="P121" style:family="paragraph" style:parent-style-name="Standard">
      <style:paragraph-properties fo:line-height="100%"/>
      <style:text-properties fo:color="#000000" loext:opacity="100%" style:font-name="Liberation Sans" fo:font-size="10pt" officeooo:rsid="0016728f" officeooo:paragraph-rsid="0016728f" fo:background-color="transparent" style:font-size-asian="10pt" style:font-size-complex="10pt"/>
    </style:style>
    <style:style style:name="P122" style:family="paragraph" style:parent-style-name="Standard">
      <style:text-properties fo:font-size="8pt" fo:language="en" fo:country="US" style:text-underline-style="solid" style:text-underline-width="auto" style:text-underline-color="font-color" officeooo:rsid="00970a0b" officeooo:paragraph-rsid="00970a0b" style:font-size-asian="8pt" style:font-size-complex="8pt"/>
    </style:style>
    <style:style style:name="P12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1" fo:font-size="8pt" fo:font-weight="normal" officeooo:rsid="0016728f" officeooo:paragraph-rsid="0016728f" fo:background-color="transparent" style:font-size-asian="8pt" style:font-size-complex="8pt"/>
    </style:style>
    <style:style style:name="P124" style:family="paragraph" style:parent-style-name="Standard">
      <style:paragraph-properties fo:line-height="100%"/>
      <style:text-properties fo:color="#999999" loext:opacity="100%" style:font-name="Consolas1" fo:font-size="8pt" fo:font-weight="normal" officeooo:paragraph-rsid="003474eb" fo:background-color="transparent" style:font-size-asian="8pt" style:font-size-complex="8pt"/>
    </style:style>
    <style:style style:name="P125" style:family="paragraph" style:parent-style-name="Standard">
      <style:paragraph-properties fo:line-height="100%"/>
      <style:text-properties fo:color="#999999" loext:opacity="100%" style:font-name="Consolas1" fo:font-size="8pt" fo:font-weight="normal" fo:background-color="transparent" style:font-size-asian="8pt" style:font-size-complex="8pt"/>
    </style:style>
    <style:style style:name="P126" style:family="paragraph" style:parent-style-name="Standard">
      <style:paragraph-properties fo:line-height="100%">
        <style:tab-stops>
          <style:tab-stop style:position="0.2563in"/>
          <style:tab-stop style:position="0.4965in"/>
          <style:tab-stop style:position="0.7535in"/>
          <style:tab-stop style:position="1.0016in"/>
          <style:tab-stop style:position="1.25in"/>
          <style:tab-stop style:position="1.4984in"/>
          <style:tab-stop style:position="1.7465in"/>
        </style:tab-stops>
      </style:paragraph-properties>
      <style:text-properties fo:color="#999999" loext:opacity="100%" style:font-name="Consolas1" fo:font-size="8pt" fo:font-weight="normal" fo:background-color="transparent" style:font-size-asian="8pt" style:font-size-complex="8pt"/>
    </style:style>
    <style:style style:name="P12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999999" loext:opacity="100%" style:font-name="Consolas1" fo:font-size="8pt" fo:font-weight="normal" fo:background-color="transparent" style:font-size-asian="8pt" style:font-size-complex="8pt"/>
    </style:style>
    <style:style style:name="P12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999999" loext:opacity="100%" fo:font-size="8pt" officeooo:paragraph-rsid="00644a19" fo:background-color="transparent" style:font-size-asian="8pt" style:font-size-complex="8pt"/>
    </style:style>
    <style:style style:name="P129"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fo:font-size="8pt" officeooo:paragraph-rsid="00ad3890" fo:background-color="transparent" style:font-size-asian="8pt" style:font-size-complex="8pt"/>
    </style:style>
    <style:style style:name="P130"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fo:font-size="8pt" fo:background-color="transparent" style:font-size-asian="8pt" style:font-size-complex="8pt"/>
    </style:style>
    <style:style style:name="P131" style:family="paragraph" style:parent-style-name="Standard">
      <style:paragraph-properties fo:line-height="100%"/>
      <style:text-properties fo:font-size="14pt" officeooo:rsid="001a81ce" officeooo:paragraph-rsid="001a81ce" style:font-size-asian="14pt" style:font-size-complex="14pt"/>
    </style:style>
    <style:style style:name="P132" style:family="paragraph" style:parent-style-name="Standard">
      <style:text-properties fo:font-size="14pt" officeooo:rsid="0068756a" officeooo:paragraph-rsid="0068756a" style:font-size-asian="14pt" style:font-size-complex="14pt"/>
    </style:style>
    <style:style style:name="P133" style:family="paragraph" style:parent-style-name="Standard">
      <style:text-properties fo:font-size="14pt" officeooo:rsid="009f9587" officeooo:paragraph-rsid="009f9587" style:font-size-asian="14pt" style:font-size-complex="14pt"/>
    </style:style>
    <style:style style:name="P134" style:family="paragraph" style:parent-style-name="Standard">
      <style:text-properties fo:font-size="14pt" fo:language="en" fo:country="US" officeooo:rsid="00906244" officeooo:paragraph-rsid="00906244" style:font-size-asian="14pt" style:font-size-complex="14pt"/>
    </style:style>
    <style:style style:name="P13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666666" loext:opacity="100%" fo:font-size="8pt" fo:background-color="transparent" style:font-size-asian="8pt" style:font-size-complex="8pt"/>
    </style:style>
    <style:style style:name="P13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666666" loext:opacity="100%" fo:font-size="8pt" fo:background-color="transparent" style:font-size-asian="8pt" style:font-size-complex="8pt"/>
    </style:style>
    <style:style style:name="P137" style:family="paragraph" style:parent-style-name="Standard">
      <style:paragraph-properties fo:line-height="100%"/>
      <style:text-properties fo:color="#666666" loext:opacity="100%" style:font-name="Consolas1" fo:font-size="8pt" fo:font-weight="normal" officeooo:paragraph-rsid="004479da" fo:background-color="transparent" style:font-size-asian="8pt" style:font-size-complex="8pt"/>
    </style:style>
    <style:style style:name="P138" style:family="paragraph" style:parent-style-name="Standard">
      <style:paragraph-properties fo:line-height="100%"/>
      <style:text-properties fo:color="#666666" loext:opacity="100%" style:font-name="Consolas1" fo:font-size="8pt" fo:font-weight="normal" fo:background-color="transparent" style:font-size-asian="8pt" style:font-size-complex="8pt"/>
    </style:style>
    <style:style style:name="P13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158466" loext:opacity="100%" fo:font-size="8pt" fo:background-color="transparent" style:font-size-asian="8pt" style:font-size-complex="8pt"/>
    </style:style>
    <style:style style:name="P14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158466" loext:opacity="100%" fo:font-size="8pt" officeooo:paragraph-rsid="00502a94" fo:background-color="transparent" style:font-size-asian="8pt" style:font-size-complex="8pt"/>
    </style:style>
    <style:style style:name="P14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158466" loext:opacity="100%" style:font-name="Consolas1" fo:font-size="8pt" fo:font-weight="normal" fo:background-color="transparent" style:font-size-asian="8pt" style:font-size-complex="8pt"/>
    </style:style>
    <style:style style:name="P14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fo:background-color="transparent" style:font-size-asian="8pt" style:font-size-complex="8pt"/>
    </style:style>
    <style:style style:name="P14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officeooo:paragraph-rsid="0027b0bc" fo:background-color="transparent" style:font-size-asian="8pt" style:font-size-complex="8pt"/>
    </style:style>
    <style:style style:name="P14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officeooo:paragraph-rsid="0068756a" fo:background-color="transparent" style:font-size-asian="8pt" style:font-size-complex="8pt"/>
    </style:style>
    <style:style style:name="P145"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1" fo:font-size="8pt" fo:font-weight="normal" fo:background-color="transparent" style:font-size-asian="8pt" style:font-size-complex="8pt"/>
    </style:style>
    <style:style style:name="P14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1" fo:font-size="8pt" fo:font-weight="normal" officeooo:paragraph-rsid="003f99fd" fo:background-color="transparent" style:font-size-asian="8pt" style:font-size-complex="8pt"/>
    </style:style>
    <style:style style:name="P147"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1" fo:font-size="8pt" fo:font-weight="normal" fo:background-color="transparent" style:font-size-asian="8pt" style:font-size-complex="8pt"/>
    </style:style>
    <style:style style:name="P14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fo:background-color="transparent" style:font-size-asian="8pt" style:font-size-complex="8pt"/>
    </style:style>
    <style:style style:name="P14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officeooo:paragraph-rsid="003b960b" fo:background-color="transparent" style:font-size-asian="8pt" style:font-size-complex="8pt"/>
    </style:style>
    <style:style style:name="P15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officeooo:paragraph-rsid="009a62a1" fo:background-color="transparent" style:font-size-asian="8pt" style:font-size-complex="8pt"/>
    </style:style>
    <style:style style:name="P15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officeooo:paragraph-rsid="009d441a" fo:background-color="transparent" style:font-size-asian="8pt" style:font-size-complex="8pt"/>
    </style:style>
    <style:style style:name="P152" style:family="paragraph" style:parent-style-name="Standard">
      <style:paragraph-properties fo:line-height="100%">
        <style:tab-stops>
          <style:tab-stop style:position="0.2484in"/>
        </style:tab-stops>
      </style:paragraph-properties>
      <style:text-properties fo:color="#000000" loext:opacity="100%" style:font-name="Consolas1" fo:font-size="8pt" fo:font-weight="normal" fo:background-color="transparent" style:font-size-asian="8pt" style:font-size-complex="8pt"/>
    </style:style>
    <style:style style:name="P15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1" fo:font-size="8pt" fo:font-weight="normal" officeooo:paragraph-rsid="003f99fd" fo:background-color="transparent" style:font-size-asian="8pt" style:font-size-complex="8pt"/>
    </style:style>
    <style:style style:name="P15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1" fo:font-size="8pt" fo:font-weight="normal" fo:background-color="transparent" style:font-size-asian="8pt" style:font-size-complex="8pt"/>
    </style:style>
    <style:style style:name="P15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1" fo:font-size="8pt" fo:font-weight="normal" officeooo:paragraph-rsid="00792515" fo:background-color="transparent" style:font-size-asian="8pt" style:font-size-complex="8pt"/>
    </style:style>
    <style:style style:name="P15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1" fo:font-size="8pt" fo:font-weight="normal" officeooo:paragraph-rsid="0098867c" fo:background-color="transparent" style:font-size-asian="8pt" style:font-size-complex="8pt"/>
    </style:style>
    <style:style style:name="P15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style:font-name="Consolas1" fo:font-size="8pt" fo:font-weight="normal" fo:background-color="transparent" style:font-size-asian="8pt" style:font-size-complex="8pt"/>
    </style:style>
    <style:style style:name="P158"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style:font-name="Consolas1" fo:font-size="8pt" fo:font-weight="normal" fo:background-color="transparent" style:font-size-asian="8pt" style:font-size-complex="8pt"/>
    </style:style>
    <style:style style:name="P159"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1.0016in"/>
          <style:tab-stop style:position="1.25in"/>
          <style:tab-stop style:position="1.4984in"/>
          <style:tab-stop style:position="1.7465in"/>
          <style:tab-stop style:position="2.0035in"/>
        </style:tab-stops>
      </style:paragraph-properties>
      <style:text-properties fo:color="#000000" loext:opacity="100%" style:font-name="Consolas1" fo:font-size="8pt" fo:font-weight="normal" officeooo:paragraph-rsid="003f99fd" fo:background-color="transparent" style:font-size-asian="8pt" style:font-size-complex="8pt"/>
    </style:style>
    <style:style style:name="P160" style:family="paragraph" style:parent-style-name="Standard">
      <style:paragraph-properties fo:line-height="100%">
        <style:tab-stops>
          <style:tab-stop style:position="0.2563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weight="normal" fo:background-color="transparent" style:font-size-asian="8pt" style:font-size-complex="8pt"/>
    </style:style>
    <style:style style:name="P161" style:family="paragraph" style:parent-style-name="Standard">
      <style:paragraph-properties fo:line-height="100%">
        <style:tab-stops>
          <style:tab-stop style:position="0.2484in"/>
          <style:tab-stop style:position="0.4965in"/>
        </style:tab-stops>
      </style:paragraph-properties>
      <style:text-properties fo:color="#000000" loext:opacity="100%" style:font-name="Consolas1" fo:font-size="8pt" fo:font-weight="normal" fo:background-color="transparent" style:font-size-asian="8pt" style:font-size-complex="8pt"/>
    </style:style>
    <style:style style:name="P162" style:family="paragraph" style:parent-style-name="Standard">
      <style:paragraph-properties fo:line-height="100%">
        <style:tab-stops>
          <style:tab-stop style:position="0.2484in"/>
          <style:tab-stop style:position="0.489in"/>
          <style:tab-stop style:position="0.7535in"/>
          <style:tab-stop style:position="1.0016in"/>
          <style:tab-stop style:position="1.25in"/>
        </style:tab-stops>
      </style:paragraph-properties>
      <style:text-properties fo:color="#000000" loext:opacity="100%" style:font-name="Consolas1" fo:font-size="8pt" fo:font-weight="normal" fo:background-color="transparent" style:font-size-asian="8pt" style:font-size-complex="8pt"/>
    </style:style>
    <style:style style:name="P16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weight="normal" officeooo:rsid="0027b0bc" officeooo:paragraph-rsid="0027b0bc" fo:background-color="transparent" style:font-size-asian="8pt" style:font-size-complex="8pt"/>
    </style:style>
    <style:style style:name="P16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1" fo:font-size="8pt" fo:font-weight="normal" officeooo:rsid="007d906c" officeooo:paragraph-rsid="007d906c" fo:background-color="transparent" style:font-size-asian="8pt" style:font-size-complex="8pt"/>
    </style:style>
    <style:style style:name="P16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8pt" fo:font-style="normal" fo:font-weight="normal" officeooo:rsid="0035a89b" officeooo:paragraph-rsid="0035a89b" fo:background-color="transparent" style:font-size-asian="8pt" style:font-style-asian="normal" style:font-size-complex="8pt" style:font-style-complex="normal"/>
    </style:style>
    <style:style style:name="P166"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1" fo:font-size="8pt" fo:font-style="normal" fo:font-weight="normal" officeooo:rsid="00369d06" officeooo:paragraph-rsid="00369d06" fo:background-color="transparent" style:font-size-asian="8pt" style:font-style-asian="normal" style:font-size-complex="8pt" style:font-style-complex="normal"/>
    </style:style>
    <style:style style:name="P16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Consolas1" fo:font-size="8pt" fo:font-style="normal" fo:font-weight="normal" officeooo:rsid="003a2e87" officeooo:paragraph-rsid="003a2e87" fo:background-color="transparent" style:font-size-asian="8pt" style:font-style-asian="normal" style:font-size-complex="8pt" style:font-style-complex="normal"/>
    </style:style>
    <style:style style:name="P168" style:family="paragraph" style:parent-style-name="Standard">
      <style:paragraph-properties fo:line-height="100%">
        <style:tab-stops>
          <style:tab-stop style:position="0.2484in"/>
        </style:tab-stops>
      </style:paragraph-properties>
      <style:text-properties fo:color="#000000" loext:opacity="100%" style:font-name="Consolas1" fo:font-size="8pt" fo:font-style="normal" fo:font-weight="normal" officeooo:rsid="003d39ad" officeooo:paragraph-rsid="003d39ad" fo:background-color="transparent" style:font-size-asian="8pt" style:font-style-asian="normal" style:font-size-complex="8pt" style:font-style-complex="normal"/>
    </style:style>
    <style:style style:name="P169"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1" fo:font-size="8pt" fo:font-style="normal" fo:font-weight="normal" officeooo:rsid="002d9439" officeooo:paragraph-rsid="0030df74" fo:background-color="transparent" style:font-size-asian="8pt" style:font-style-asian="normal" style:font-size-complex="8pt" style:font-style-complex="normal"/>
    </style:style>
    <style:style style:name="P17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1" fo:font-size="10pt" style:text-underline-style="solid" style:text-underline-width="auto" style:text-underline-color="font-color" fo:font-weight="normal" officeooo:rsid="001fcc2b" officeooo:paragraph-rsid="00234f0d" fo:background-color="transparent" style:font-size-asian="10pt" style:font-size-complex="10pt"/>
    </style:style>
    <style:style style:name="P17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Liberation Sans" fo:font-size="8pt" style:text-underline-style="solid" style:text-underline-width="auto" style:text-underline-color="font-color" fo:font-weight="normal" officeooo:rsid="00234f0d" officeooo:paragraph-rsid="00234f0d" fo:background-color="transparent" style:font-size-asian="8pt" style:font-size-complex="8pt"/>
    </style:style>
    <style:style style:name="P17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style:text-underline-style="solid" style:text-underline-width="auto" style:text-underline-color="font-color" officeooo:rsid="0098867c" officeooo:paragraph-rsid="0098867c" fo:background-color="transparent" style:font-size-asian="8pt" style:font-size-complex="8pt"/>
    </style:style>
    <style:style style:name="P17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Liberation Sans" fo:font-size="8pt" fo:font-weight="normal" officeooo:rsid="0041dd53" officeooo:paragraph-rsid="0048bfc2" fo:background-color="transparent" style:font-size-asian="8pt" style:font-size-complex="8pt"/>
    </style:style>
    <style:style style:name="P17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Liberation Sans" fo:font-size="8pt" fo:font-weight="normal" officeooo:rsid="005b6976" officeooo:paragraph-rsid="005b6976" fo:background-color="transparent" style:font-size-asian="8pt" style:font-size-complex="8pt"/>
    </style:style>
    <style:style style:name="P17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Liberation Sans" fo:font-size="8pt" fo:font-weight="normal" officeooo:rsid="005cad45" officeooo:paragraph-rsid="005dba23" fo:background-color="transparent" style:font-size-asian="8pt" style:font-size-complex="8pt"/>
    </style:style>
    <style:style style:name="P176" style:family="paragraph" style:parent-style-name="Standard">
      <style:paragraph-properties fo:line-height="100%">
        <style:tab-stops>
          <style:tab-stop style:position="0.2484in"/>
          <style:tab-stop style:position="0.4965in"/>
        </style:tab-stops>
      </style:paragraph-properties>
      <style:text-properties fo:color="#000000" loext:opacity="100%" style:font-name="Liberation Sans" fo:font-size="8pt" fo:font-weight="normal" officeooo:rsid="007d906c" officeooo:paragraph-rsid="007d906c" fo:background-color="transparent" style:font-size-asian="8pt" style:font-size-complex="8pt"/>
    </style:style>
    <style:style style:name="P177" style:family="paragraph" style:parent-style-name="Standard">
      <style:paragraph-properties fo:line-height="100%">
        <style:tab-stops>
          <style:tab-stop style:position="0.2484in"/>
          <style:tab-stop style:position="0.489in"/>
          <style:tab-stop style:position="0.7535in"/>
          <style:tab-stop style:position="1.0016in"/>
          <style:tab-stop style:position="1.25in"/>
        </style:tab-stops>
      </style:paragraph-properties>
      <style:text-properties fo:color="#000000" loext:opacity="100%" style:font-name="Liberation Sans" fo:font-size="8pt" fo:font-weight="normal" officeooo:rsid="007d906c" officeooo:paragraph-rsid="007d906c" fo:background-color="transparent" style:font-size-asian="8pt" style:font-size-complex="8pt"/>
    </style:style>
    <style:style style:name="P17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fo:font-weight="normal" officeooo:rsid="0098867c" officeooo:paragraph-rsid="0098867c" fo:background-color="transparent" style:font-size-asian="8pt" style:font-size-complex="8pt"/>
    </style:style>
    <style:style style:name="P179"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Liberation Sans" fo:font-size="8pt" fo:font-weight="normal" officeooo:rsid="009f9587" officeooo:paragraph-rsid="009f9587" fo:background-color="transparent" style:font-size-asian="8pt" style:font-size-complex="8pt"/>
    </style:style>
    <style:style style:name="P180"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Liberation Sans" fo:font-size="8pt" fo:font-weight="normal" officeooo:rsid="00a70179" officeooo:paragraph-rsid="00a70179" fo:background-color="transparent" style:font-size-asian="8pt" style:font-size-complex="8pt"/>
    </style:style>
    <style:style style:name="P181"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Liberation Sans" fo:font-size="8pt" officeooo:rsid="004a4862" officeooo:paragraph-rsid="004a4862" fo:background-color="transparent" style:font-size-asian="8pt" style:font-size-complex="8pt"/>
    </style:style>
    <style:style style:name="P18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000000" loext:opacity="100%" style:font-name="Liberation Sans" fo:font-size="8pt" fo:language="en" fo:country="US" fo:font-weight="normal" officeooo:rsid="00906244" officeooo:paragraph-rsid="00906244" fo:background-color="transparent" style:font-size-asian="8pt" style:font-size-complex="8pt"/>
    </style:style>
    <style:style style:name="P18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Liberation Sans" fo:font-size="10pt" fo:language="en" fo:country="US" fo:font-weight="normal" officeooo:rsid="00906244" officeooo:paragraph-rsid="0091b872" fo:background-color="transparent" style:font-size-asian="8.75pt" style:font-size-complex="10pt"/>
    </style:style>
    <style:style style:name="P184" style:family="paragraph" style:parent-style-name="Standard">
      <style:paragraph-properties fo:line-height="100%"/>
      <style:text-properties style:font-name="Liberation Sans" fo:font-size="10pt" officeooo:rsid="001a81ce" officeooo:paragraph-rsid="001a81ce" style:font-size-asian="8.75pt" style:font-size-complex="10pt"/>
    </style:style>
    <style:style style:name="P185" style:family="paragraph" style:parent-style-name="Standard">
      <style:text-properties style:font-name="Liberation Sans" fo:font-size="10pt" officeooo:rsid="00256a10" officeooo:paragraph-rsid="00299b58" style:font-size-asian="8.75pt" style:font-size-complex="10pt"/>
    </style:style>
    <style:style style:name="P186" style:family="paragraph" style:parent-style-name="Standard">
      <style:text-properties style:font-name="Liberation Sans" fo:font-size="10pt" officeooo:rsid="0046e0f3" officeooo:paragraph-rsid="0046e0f3" style:font-size-asian="8.75pt" style:font-size-complex="10pt"/>
    </style:style>
    <style:style style:name="P187" style:family="paragraph" style:parent-style-name="Standard">
      <style:text-properties style:font-name="Liberation Sans" fo:font-size="10pt" officeooo:rsid="0041dd53" officeooo:paragraph-rsid="0048bfc2" style:font-size-asian="8.75pt" style:font-size-complex="10pt"/>
    </style:style>
    <style:style style:name="P188" style:family="paragraph" style:parent-style-name="Standard">
      <style:text-properties style:font-name="Liberation Sans" fo:font-size="10pt" officeooo:rsid="0054c063" officeooo:paragraph-rsid="0054c063" style:font-size-asian="8.75pt" style:font-size-complex="10pt"/>
    </style:style>
    <style:style style:name="P189" style:family="paragraph" style:parent-style-name="Standard">
      <style:text-properties style:font-name="Liberation Sans" fo:font-size="10pt" officeooo:rsid="005703e6" officeooo:paragraph-rsid="005703e6" style:font-size-asian="8.75pt" style:font-size-complex="10pt"/>
    </style:style>
    <style:style style:name="P190" style:family="paragraph" style:parent-style-name="Standard">
      <style:text-properties style:font-name="Liberation Sans" fo:font-size="10pt" officeooo:rsid="005762f6" officeooo:paragraph-rsid="005762f6" style:font-size-asian="8.75pt" style:font-size-complex="10pt"/>
    </style:style>
    <style:style style:name="P191" style:family="paragraph" style:parent-style-name="Standard">
      <style:text-properties style:font-name="Liberation Sans" fo:font-size="10pt" officeooo:rsid="0048bfc2" officeooo:paragraph-rsid="0048bfc2" style:font-size-asian="8.75pt" style:font-size-complex="10pt"/>
    </style:style>
    <style:style style:name="P192" style:family="paragraph" style:parent-style-name="Standard">
      <style:text-properties style:font-name="Liberation Sans" fo:font-size="10pt" officeooo:rsid="005b6976" officeooo:paragraph-rsid="005b6976" style:font-size-asian="8.75pt" style:font-size-complex="10pt"/>
    </style:style>
    <style:style style:name="P193" style:family="paragraph" style:parent-style-name="Standard">
      <style:text-properties style:font-name="Liberation Sans" fo:font-size="10pt" officeooo:rsid="00610db6" officeooo:paragraph-rsid="00610db6" style:font-size-asian="8.75pt" style:font-size-complex="10pt"/>
    </style:style>
    <style:style style:name="P194" style:family="paragraph" style:parent-style-name="Standard">
      <style:text-properties style:font-name="Liberation Sans" fo:font-size="10pt" officeooo:rsid="006705a2" officeooo:paragraph-rsid="006705a2" style:font-size-asian="8.75pt" style:font-size-complex="10pt"/>
    </style:style>
    <style:style style:name="P195" style:family="paragraph" style:parent-style-name="Standard">
      <style:text-properties style:font-name="Liberation Sans" fo:font-size="10pt" officeooo:rsid="006b208f" officeooo:paragraph-rsid="006b208f" style:font-size-asian="8.75pt" style:font-size-complex="10pt"/>
    </style:style>
    <style:style style:name="P196" style:family="paragraph" style:parent-style-name="Standard">
      <style:text-properties style:font-name="Liberation Sans" fo:font-size="10pt" officeooo:rsid="006c0dab" officeooo:paragraph-rsid="006c0dab" style:font-size-asian="8.75pt" style:font-size-complex="10pt"/>
    </style:style>
    <style:style style:name="P197" style:family="paragraph" style:parent-style-name="Standard">
      <style:text-properties style:font-name="Liberation Sans" fo:font-size="10pt" officeooo:rsid="0068756a" officeooo:paragraph-rsid="0068756a" style:font-size-asian="8.75pt" style:font-size-complex="10pt"/>
    </style:style>
    <style:style style:name="P198" style:family="paragraph" style:parent-style-name="Standard">
      <style:text-properties style:font-name="Liberation Sans" fo:font-size="10pt" officeooo:rsid="007a321a" officeooo:paragraph-rsid="007a321a" style:font-size-asian="8.75pt" style:font-size-complex="10pt"/>
    </style:style>
    <style:style style:name="P199" style:family="paragraph" style:parent-style-name="Standard">
      <style:text-properties style:font-name="Liberation Sans" fo:font-size="10pt" officeooo:rsid="007aecba" officeooo:paragraph-rsid="007aecba" style:font-size-asian="8.75pt" style:font-size-complex="10pt"/>
    </style:style>
    <style:style style:name="P200" style:family="paragraph" style:parent-style-name="Standard">
      <style:text-properties style:font-name="Liberation Sans" fo:font-size="10pt" officeooo:rsid="007d906c" officeooo:paragraph-rsid="007d906c" style:font-size-asian="8.75pt" style:font-size-complex="10pt"/>
    </style:style>
    <style:style style:name="P201" style:family="paragraph" style:parent-style-name="Standard">
      <style:text-properties style:font-name="Liberation Sans" fo:font-size="10pt" officeooo:rsid="008005c9" officeooo:paragraph-rsid="007ea726" style:font-size-asian="8.75pt" style:font-size-complex="10pt"/>
    </style:style>
    <style:style style:name="P202" style:family="paragraph" style:parent-style-name="Standard">
      <style:text-properties style:font-name="Liberation Sans" fo:font-size="10pt" officeooo:rsid="00835a46" officeooo:paragraph-rsid="00835a46" style:font-size-asian="8.75pt" style:font-size-complex="10pt"/>
    </style:style>
    <style:style style:name="P203" style:family="paragraph" style:parent-style-name="Standard">
      <style:text-properties style:font-name="Liberation Sans" fo:font-size="10pt" officeooo:rsid="008a27d2" officeooo:paragraph-rsid="008a27d2" style:font-size-asian="8.75pt" style:font-size-complex="10pt"/>
    </style:style>
    <style:style style:name="P204" style:family="paragraph" style:parent-style-name="Standard">
      <style:text-properties style:font-name="Liberation Sans" fo:font-size="10pt" officeooo:rsid="0098867c" officeooo:paragraph-rsid="0098867c" style:font-size-asian="8.75pt" style:font-size-complex="10pt"/>
    </style:style>
    <style:style style:name="P205" style:family="paragraph" style:parent-style-name="Standard">
      <style:text-properties style:font-name="Liberation Sans" fo:font-size="10pt" officeooo:rsid="009e85dd" officeooo:paragraph-rsid="009e85dd" style:font-size-asian="8.75pt" style:font-size-complex="10pt"/>
    </style:style>
    <style:style style:name="P206" style:family="paragraph" style:parent-style-name="Standard">
      <style:text-properties style:font-name="Liberation Sans" fo:font-size="10pt" officeooo:rsid="009f9587" officeooo:paragraph-rsid="009f9587" style:font-size-asian="8.75pt" style:font-size-complex="10pt"/>
    </style:style>
    <style:style style:name="P207" style:family="paragraph" style:parent-style-name="Standard">
      <style:text-properties style:font-name="Liberation Sans" fo:font-size="10pt" officeooo:rsid="00a21640" officeooo:paragraph-rsid="00a21640" style:font-size-asian="8.75pt" style:font-size-complex="10pt"/>
    </style:style>
    <style:style style:name="P208" style:family="paragraph" style:parent-style-name="Standard">
      <style:text-properties style:font-name="Liberation Sans" fo:font-size="10pt" officeooo:rsid="00a15df7" officeooo:paragraph-rsid="00a15df7" style:font-size-asian="8.75pt" style:font-size-complex="10pt"/>
    </style:style>
    <style:style style:name="P209" style:family="paragraph" style:parent-style-name="Standard">
      <style:text-properties style:font-name="Liberation Sans" fo:font-size="10pt" officeooo:rsid="00a70179" officeooo:paragraph-rsid="00a70179" style:font-size-asian="8.75pt" style:font-size-complex="10pt"/>
    </style:style>
    <style:style style:name="P210" style:family="paragraph" style:parent-style-name="Standard">
      <style:text-properties style:font-name="Liberation Sans" fo:font-size="10pt" officeooo:rsid="00abb50f" officeooo:paragraph-rsid="00a70179" style:font-size-asian="8.75pt" style:font-size-complex="10pt"/>
    </style:style>
    <style:style style:name="P211" style:family="paragraph" style:parent-style-name="Standard">
      <style:paragraph-properties fo:break-before="page"/>
      <style:text-properties style:font-name="Liberation Sans" fo:font-size="10pt" officeooo:rsid="00aea0e6" officeooo:paragraph-rsid="00aea0e6" style:font-size-asian="8.75pt" style:font-size-complex="10pt"/>
    </style:style>
    <style:style style:name="P212" style:family="paragraph" style:parent-style-name="Standard">
      <style:text-properties style:font-name="Liberation Sans" fo:font-size="10pt" officeooo:rsid="00aea0e6" officeooo:paragraph-rsid="00aea0e6" style:font-size-asian="8.75pt" style:font-size-complex="10pt"/>
    </style:style>
    <style:style style:name="P213" style:family="paragraph" style:parent-style-name="Standard">
      <style:text-properties style:font-name="Liberation Sans" fo:font-size="10pt" fo:font-style="normal" officeooo:rsid="002d34a8" officeooo:paragraph-rsid="002d34a8" style:font-size-asian="8.75pt" style:font-style-asian="normal" style:font-size-complex="10pt" style:font-style-complex="normal"/>
    </style:style>
    <style:style style:name="P214" style:family="paragraph" style:parent-style-name="Standard">
      <style:text-properties style:font-name="Liberation Sans" fo:font-size="10pt" fo:font-style="normal" officeooo:rsid="0030df74" officeooo:paragraph-rsid="0030df74" style:font-size-asian="8.75pt" style:font-style-asian="normal" style:font-size-complex="10pt" style:font-style-complex="normal"/>
    </style:style>
    <style:style style:name="P215" style:family="paragraph" style:parent-style-name="Standard">
      <style:text-properties style:font-name="Liberation Sans" fo:font-size="10pt" fo:font-style="normal" officeooo:rsid="002d9439" officeooo:paragraph-rsid="002d9439" style:font-size-asian="8.75pt" style:font-style-asian="normal" style:font-size-complex="10pt" style:font-style-complex="normal"/>
    </style:style>
    <style:style style:name="P216" style:family="paragraph" style:parent-style-name="Standard">
      <style:text-properties style:font-name="Liberation Sans" fo:font-size="10pt" fo:font-style="normal" officeooo:rsid="002d9439" officeooo:paragraph-rsid="0030df74" style:font-size-asian="8.75pt" style:font-style-asian="normal" style:font-size-complex="10pt" style:font-style-complex="normal"/>
    </style:style>
    <style:style style:name="P217" style:family="paragraph" style:parent-style-name="Standard">
      <style:text-properties style:font-name="Liberation Sans" fo:font-size="10pt" fo:font-style="normal" officeooo:rsid="0035a89b" officeooo:paragraph-rsid="0035a89b" style:font-size-asian="8.75pt" style:font-style-asian="normal" style:font-size-complex="10pt" style:font-style-complex="normal"/>
    </style:style>
    <style:style style:name="P218" style:family="paragraph" style:parent-style-name="Standard">
      <style:text-properties style:font-name="Liberation Sans" fo:font-size="10pt" fo:font-style="normal" officeooo:rsid="00369d06" officeooo:paragraph-rsid="00369d06" style:font-size-asian="8.75pt" style:font-style-asian="normal" style:font-size-complex="10pt" style:font-style-complex="normal"/>
    </style:style>
    <style:style style:name="P219" style:family="paragraph" style:parent-style-name="Standard">
      <style:text-properties style:font-name="Liberation Sans" fo:font-size="10pt" fo:font-style="normal" officeooo:rsid="003a2e87" officeooo:paragraph-rsid="003a2e87" style:font-size-asian="8.75pt" style:font-style-asian="normal" style:font-size-complex="10pt" style:font-style-complex="normal"/>
    </style:style>
    <style:style style:name="P220" style:family="paragraph" style:parent-style-name="Standard">
      <style:text-properties style:font-name="Liberation Sans" fo:font-size="10pt" fo:font-style="normal" officeooo:rsid="003d39ad" officeooo:paragraph-rsid="003d39ad" style:font-size-asian="8.75pt" style:font-style-asian="normal" style:font-size-complex="10pt" style:font-style-complex="normal"/>
    </style:style>
    <style:style style:name="P221" style:family="paragraph" style:parent-style-name="Standard">
      <style:text-properties style:font-name="Liberation Sans" fo:font-size="10pt" fo:font-style="normal" officeooo:rsid="002bd96a" officeooo:paragraph-rsid="002d9439" style:font-size-asian="8.75pt" style:font-style-asian="normal" style:font-size-complex="10pt" style:font-style-complex="normal"/>
    </style:style>
    <style:style style:name="P222" style:family="paragraph" style:parent-style-name="Standard">
      <style:text-properties style:font-name="Liberation Sans" fo:font-size="10pt" fo:font-style="normal" style:text-underline-style="solid" style:text-underline-width="auto" style:text-underline-color="font-color" officeooo:rsid="003a2e87" officeooo:paragraph-rsid="003a2e87" style:font-size-asian="8.75pt" style:font-style-asian="normal" style:font-size-complex="10pt" style:font-style-complex="normal"/>
    </style:style>
    <style:style style:name="P223" style:family="paragraph" style:parent-style-name="Standard">
      <style:text-properties style:font-name="Liberation Sans" fo:font-size="10pt" fo:language="en" fo:country="US" officeooo:rsid="0076c958" officeooo:paragraph-rsid="00792515" style:font-size-asian="8.75pt" style:font-size-complex="10pt"/>
    </style:style>
    <style:style style:name="P224" style:family="paragraph" style:parent-style-name="Standard">
      <style:text-properties style:font-name="Liberation Sans" fo:font-size="10pt" fo:language="en" fo:country="US" officeooo:rsid="0076b652" officeooo:paragraph-rsid="0076b652" style:font-size-asian="8.75pt" style:font-size-complex="10pt"/>
    </style:style>
    <style:style style:name="P225" style:family="paragraph" style:parent-style-name="Standard">
      <style:text-properties style:font-name="Liberation Sans" fo:font-size="10pt" fo:language="en" fo:country="US" officeooo:rsid="008dafb5" officeooo:paragraph-rsid="008dafb5" style:font-size-asian="8.75pt" style:font-size-complex="10pt"/>
    </style:style>
    <style:style style:name="P226" style:family="paragraph" style:parent-style-name="Standard">
      <style:text-properties style:font-name="Liberation Sans" fo:font-size="10pt" fo:language="en" fo:country="US" officeooo:rsid="008e5209" officeooo:paragraph-rsid="008e5209" style:font-size-asian="8.75pt" style:font-size-complex="10pt"/>
    </style:style>
    <style:style style:name="P227" style:family="paragraph" style:parent-style-name="Standard">
      <style:text-properties style:font-name="Liberation Sans" fo:font-size="10pt" fo:language="en" fo:country="US" officeooo:rsid="008fc170" officeooo:paragraph-rsid="008fc170" style:font-size-asian="8.75pt" style:font-size-complex="10pt"/>
    </style:style>
    <style:style style:name="P228" style:family="paragraph" style:parent-style-name="Standard">
      <style:text-properties style:font-name="Liberation Sans" fo:font-size="10pt" fo:language="en" fo:country="US" officeooo:rsid="00906244" officeooo:paragraph-rsid="00906244" style:font-size-asian="8.75pt" style:font-size-complex="10pt"/>
    </style:style>
    <style:style style:name="P229" style:family="paragraph" style:parent-style-name="Standard">
      <style:text-properties style:font-name="Liberation Sans" fo:font-size="10pt" fo:language="en" fo:country="US" officeooo:rsid="00968e73" officeooo:paragraph-rsid="00968e73" style:font-size-asian="8.75pt" style:font-size-complex="10pt"/>
    </style:style>
    <style:style style:name="P230" style:family="paragraph" style:parent-style-name="Standard">
      <style:text-properties style:font-name="Liberation Sans" fo:font-size="10pt" fo:language="en" fo:country="US" officeooo:rsid="00af8595" officeooo:paragraph-rsid="00af8595" style:font-size-asian="8.75pt" style:font-size-complex="10pt"/>
    </style:style>
    <style:style style:name="P231" style:family="paragraph" style:parent-style-name="Standard">
      <style:text-properties style:font-name="Liberation Sans" fo:font-size="10pt" fo:language="en" fo:country="US" officeooo:rsid="00b10ce2" officeooo:paragraph-rsid="00b10ce2" style:font-size-asian="8.75pt" style:font-size-complex="10pt"/>
    </style:style>
    <style:style style:name="P232" style:family="paragraph" style:parent-style-name="Standard">
      <style:text-properties style:font-name="Liberation Sans" fo:font-size="10pt" fo:language="en" fo:country="US" officeooo:rsid="00b31873" officeooo:paragraph-rsid="00b31873" style:font-size-asian="8.75pt" style:font-size-complex="10pt"/>
    </style:style>
    <style:style style:name="P233" style:family="paragraph" style:parent-style-name="Standard">
      <style:text-properties style:font-name="Liberation Sans" fo:font-size="10pt" fo:language="en" fo:country="US" officeooo:rsid="00b5e3e7" officeooo:paragraph-rsid="00b5e3e7" style:font-size-asian="8.75pt" style:font-size-complex="10pt"/>
    </style:style>
    <style:style style:name="P234" style:family="paragraph" style:parent-style-name="Standard">
      <style:text-properties style:font-name="Liberation Sans" fo:font-size="8pt" fo:font-style="normal" style:text-underline-style="solid" style:text-underline-width="auto" style:text-underline-color="font-color" officeooo:rsid="002d9439" officeooo:paragraph-rsid="0030df74" style:font-size-asian="8pt" style:font-style-asian="normal" style:font-size-complex="8pt" style:font-style-complex="normal"/>
    </style:style>
    <style:style style:name="P235" style:family="paragraph" style:parent-style-name="Standard">
      <style:text-properties style:font-name="Liberation Sans" fo:font-size="8pt" fo:font-style="normal" style:text-underline-style="solid" style:text-underline-width="auto" style:text-underline-color="font-color" officeooo:rsid="0035a89b" officeooo:paragraph-rsid="0035a89b" style:font-size-asian="8pt" style:font-style-asian="normal" style:font-size-complex="8pt" style:font-style-complex="normal"/>
    </style:style>
    <style:style style:name="P236" style:family="paragraph" style:parent-style-name="Standard">
      <style:text-properties style:font-name="Liberation Sans" fo:font-size="8pt" fo:font-style="normal" style:text-underline-style="solid" style:text-underline-width="auto" style:text-underline-color="font-color" officeooo:rsid="0038ef8b" officeooo:paragraph-rsid="0038ef8b" style:font-size-asian="8pt" style:font-style-asian="normal" style:font-size-complex="8pt" style:font-style-complex="normal"/>
    </style:style>
    <style:style style:name="P237" style:family="paragraph" style:parent-style-name="Standard">
      <style:text-properties style:font-name="Liberation Sans" fo:font-size="8pt" style:text-underline-style="solid" style:text-underline-width="auto" style:text-underline-color="font-color" officeooo:rsid="005762f6" officeooo:paragraph-rsid="005762f6" style:font-size-asian="8pt" style:font-size-complex="8pt"/>
    </style:style>
    <style:style style:name="P238" style:family="paragraph" style:parent-style-name="Standard">
      <style:text-properties style:font-name="Liberation Sans" fo:font-size="8pt" style:text-underline-style="solid" style:text-underline-width="auto" style:text-underline-color="font-color" officeooo:rsid="0098867c" officeooo:paragraph-rsid="0098867c" style:font-size-asian="8pt" style:font-size-complex="8pt"/>
    </style:style>
    <style:style style:name="P239" style:family="paragraph" style:parent-style-name="Standard">
      <style:text-properties style:font-name="Liberation Sans" fo:font-size="8pt" style:text-underline-style="solid" style:text-underline-width="auto" style:text-underline-color="font-color" officeooo:rsid="005762f6" officeooo:paragraph-rsid="005762f6" style:font-size-asian="8.75pt" style:font-size-complex="10pt"/>
    </style:style>
    <style:style style:name="P240" style:family="paragraph" style:parent-style-name="Standard">
      <style:text-properties style:font-name="Liberation Sans" fo:font-size="8pt" fo:language="en" fo:country="US" style:text-underline-style="solid" style:text-underline-width="auto" style:text-underline-color="font-color" officeooo:rsid="0076c958" officeooo:paragraph-rsid="00792515" style:font-size-asian="8pt" style:font-size-complex="8pt"/>
    </style:style>
    <style:style style:name="P241" style:family="paragraph" style:parent-style-name="Standard">
      <style:text-properties style:font-name="Liberation Sans" fo:font-size="8pt" fo:language="en" fo:country="US" style:text-underline-style="solid" style:text-underline-width="auto" style:text-underline-color="font-color" officeooo:rsid="00906244" officeooo:paragraph-rsid="00906244" style:font-size-asian="8pt" style:font-size-complex="8pt"/>
    </style:style>
    <style:style style:name="P242" style:family="paragraph" style:parent-style-name="Standard">
      <style:paragraph-properties fo:text-align="center" style:justify-single-word="false"/>
      <style:text-properties style:font-name="Liberation Sans" fo:font-size="14pt" fo:font-weight="bold" officeooo:rsid="005b31a3" officeooo:paragraph-rsid="005b31a3" style:font-size-asian="14pt" style:font-weight-asian="bold" style:font-size-complex="14pt" style:font-weight-complex="bold"/>
    </style:style>
    <style:style style:name="P243" style:family="paragraph" style:parent-style-name="Standard">
      <style:paragraph-properties fo:line-height="100%"/>
      <style:text-properties fo:color="#999999" loext:opacity="100%" style:font-name="Consolas1" fo:font-size="8pt" fo:font-style="normal" fo:font-weight="normal" officeooo:paragraph-rsid="0030df74" fo:background-color="transparent" style:font-size-asian="8pt" style:font-style-asian="normal" style:font-size-complex="8pt" style:font-style-complex="normal"/>
    </style:style>
    <style:style style:name="P24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1" fo:font-size="8pt" fo:font-weight="normal" fo:background-color="transparent" style:font-size-asian="8pt" style:font-size-complex="8pt"/>
    </style:style>
    <style:style style:name="P245" style:family="paragraph" style:parent-style-name="Standard">
      <style:paragraph-properties fo:line-height="100%">
        <style:tab-stops>
          <style:tab-stop style:position="0.2484in"/>
          <style:tab-stop style:position="0.4965in"/>
          <style:tab-stop style:position="0.7535in"/>
        </style:tab-stops>
      </style:paragraph-properties>
      <style:text-properties fo:color="#999999" loext:opacity="100%" style:font-name="Consolas1" fo:font-size="8pt" fo:font-weight="normal" fo:background-color="transparent" style:font-size-asian="8pt" style:font-size-complex="8pt"/>
    </style:style>
    <style:style style:name="P24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999999" loext:opacity="100%" style:font-name="Consolas1" fo:font-size="8pt" fo:font-weight="normal" fo:background-color="transparent" style:font-size-asian="8pt" style:font-size-complex="8pt"/>
    </style:style>
    <style:style style:name="P247" style:family="paragraph" style:parent-style-name="Standard">
      <style:paragraph-properties fo:line-height="100%">
        <style:tab-stops>
          <style:tab-stop style:position="0.2563in"/>
          <style:tab-stop style:position="0.4965in"/>
          <style:tab-stop style:position="0.7535in"/>
          <style:tab-stop style:position="1.0016in"/>
          <style:tab-stop style:position="1.25in"/>
          <style:tab-stop style:position="1.4984in"/>
          <style:tab-stop style:position="1.7465in"/>
        </style:tab-stops>
      </style:paragraph-properties>
      <style:text-properties fo:color="#999999" loext:opacity="100%" style:font-name="Consolas1" fo:font-size="8pt" fo:font-weight="normal" fo:background-color="transparent" style:font-size-asian="8pt" style:font-size-complex="8pt"/>
    </style:style>
    <style:style style:name="P24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999999" loext:opacity="100%" style:font-name="Consolas1" fo:font-size="8pt" fo:font-weight="normal" fo:background-color="transparent" style:font-size-asian="8pt" style:font-size-complex="8pt"/>
    </style:style>
    <style:style style:name="P249" style:family="paragraph" style:parent-style-name="Standard">
      <style:paragraph-properties fo:line-height="100%">
        <style:tab-stops>
          <style:tab-stop style:position="0.2563in"/>
          <style:tab-stop style:position="0.4965in"/>
          <style:tab-stop style:position="0.7535in"/>
          <style:tab-stop style:position="1.0016in"/>
          <style:tab-stop style:position="1.25in"/>
          <style:tab-stop style:position="1.4984in"/>
          <style:tab-stop style:position="1.7465in"/>
        </style:tab-stops>
      </style:paragraph-properties>
      <style:text-properties fo:color="#999999" loext:opacity="100%" style:font-name="Liberation Sans" fo:font-size="8pt" fo:font-weight="normal" officeooo:rsid="005762f6" officeooo:paragraph-rsid="005762f6" fo:background-color="transparent" style:font-size-asian="8pt" style:font-size-complex="8pt"/>
    </style:style>
    <style:style style:name="P25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Liberation Sans" fo:font-size="8pt" fo:font-weight="normal" officeooo:rsid="0068756a" officeooo:paragraph-rsid="0068756a" fo:background-color="transparent" style:font-size-asian="8pt" style:font-size-complex="8pt"/>
    </style:style>
    <style:style style:name="P251" style:family="paragraph" style:parent-style-name="Standard">
      <style:paragraph-properties fo:line-height="100%">
        <style:tab-stops>
          <style:tab-stop style:position="0.2484in"/>
          <style:tab-stop style:position="0.4965in"/>
          <style:tab-stop style:position="0.7535in"/>
        </style:tab-stops>
      </style:paragraph-properties>
      <style:text-properties fo:color="#999999" loext:opacity="100%" style:font-name="Liberation Sans" fo:font-size="8pt" fo:font-weight="normal" officeooo:rsid="00a21640" officeooo:paragraph-rsid="00a21640" fo:background-color="transparent" style:font-size-asian="8pt" style:font-size-complex="8pt"/>
    </style:style>
    <style:style style:name="P252" style:family="paragraph" style:parent-style-name="Standard">
      <style:paragraph-properties fo:line-height="100%"/>
      <style:text-properties fo:color="#999999" loext:opacity="100%" style:font-name="Liberation Sans" fo:font-size="8pt" fo:language="en" fo:country="US" fo:font-weight="normal" officeooo:rsid="0076c958" officeooo:paragraph-rsid="00792515" fo:background-color="transparent" style:font-size-asian="8pt" style:font-size-complex="8pt"/>
    </style:style>
    <style:style style:name="P25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666666" loext:opacity="100%" style:font-name="Consolas1" fo:font-size="8pt" fo:font-weight="normal" fo:background-color="transparent" style:font-size-asian="8pt" style:font-size-complex="8pt"/>
    </style:style>
    <style:style style:name="P254"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666666" loext:opacity="100%" style:font-name="Consolas1" fo:font-size="8pt" fo:font-weight="normal" fo:background-color="transparent" style:font-size-asian="8pt" style:font-size-complex="8pt"/>
    </style:style>
    <style:style style:name="P25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158466" loext:opacity="100%" style:font-name="Consolas1" fo:font-size="8pt" fo:font-weight="normal" fo:background-color="transparent" style:font-size-asian="8pt" style:font-size-complex="8pt"/>
    </style:style>
    <style:style style:name="P25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 style:position="1.7465in"/>
        </style:tab-stops>
      </style:paragraph-properties>
      <style:text-properties fo:color="#158466" loext:opacity="100%" style:font-name="Consolas1" fo:font-size="8pt" fo:font-weight="normal" officeooo:paragraph-rsid="00502a94" fo:background-color="transparent" style:font-size-asian="8pt" style:font-size-complex="8pt"/>
    </style:style>
    <style:style style:name="P25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158466" loext:opacity="100%" style:font-name="Consolas1" fo:font-size="8pt" fo:font-weight="normal" fo:background-color="transparent" style:font-size-asian="8pt" style:font-size-complex="8pt"/>
    </style:style>
    <style:style style:name="P258" style:family="paragraph" style:parent-style-name="Standard">
      <style:paragraph-properties style:line-height-at-least="0.198in"/>
      <style:text-properties fo:color="#808080" loext:opacity="100%" style:font-name="Consolas1" fo:font-size="10.5pt" fo:font-weight="normal" fo:background-color="#1f1f1f"/>
    </style:style>
    <style:style style:name="P259" style:family="paragraph" style:parent-style-name="Standard">
      <style:text-properties fo:font-variant="normal" fo:text-transform="none" fo:color="#2e2e2e" loext:opacity="100%" style:font-name="Inter" fo:font-size="14pt" fo:letter-spacing="normal" fo:font-style="normal" fo:font-weight="normal" officeooo:rsid="0068756a" officeooo:paragraph-rsid="0068756a" style:font-size-asian="14pt" style:font-size-complex="14pt"/>
    </style:style>
    <style:style style:name="P260" style:family="paragraph" style:parent-style-name="Standard">
      <style:text-properties fo:font-variant="normal" fo:text-transform="none" fo:color="#2e2e2e" loext:opacity="100%" style:font-name="Inter" fo:font-size="14pt" fo:letter-spacing="normal" fo:font-style="normal" fo:font-weight="normal" officeooo:rsid="007d906c" officeooo:paragraph-rsid="007d906c" style:font-size-asian="14pt" style:font-size-complex="14pt"/>
    </style:style>
    <style:style style:name="P261" style:family="paragraph" style:parent-style-name="Standard">
      <style:text-properties fo:font-variant="normal" fo:text-transform="none" fo:color="#2e2e2e" loext:opacity="100%" style:font-name="Inter" fo:font-size="14pt" fo:letter-spacing="normal" fo:font-style="normal" fo:font-weight="normal" officeooo:rsid="008a27d2" officeooo:paragraph-rsid="008a27d2" style:font-size-asian="14pt" style:font-size-complex="14pt"/>
    </style:style>
    <style:style style:name="P262" style:family="paragraph" style:parent-style-name="Standard">
      <style:paragraph-properties fo:line-height="100%">
        <style:tab-stops>
          <style:tab-stop style:position="0.2484in"/>
          <style:tab-stop style:position="0.4965in"/>
        </style:tab-stops>
      </style:paragraph-properties>
      <style:text-properties fo:color="#b2b2b2" loext:opacity="100%" style:font-name="Liberation Sans" fo:font-size="8pt" fo:font-weight="normal" officeooo:rsid="00a21640" officeooo:paragraph-rsid="00a51e4c" fo:background-color="transparent" style:font-size-asian="8pt" style:font-size-complex="8pt"/>
    </style:style>
    <style:style style:name="T1" style:family="text">
      <style:text-properties officeooo:rsid="001125d9"/>
    </style:style>
    <style:style style:name="T2" style:family="text">
      <style:text-properties officeooo:rsid="0011ba3f"/>
    </style:style>
    <style:style style:name="T3" style:family="text">
      <style:text-properties fo:font-weight="bold" style:font-weight-asian="bold" style:font-weight-complex="bold"/>
    </style:style>
    <style:style style:name="T4" style:family="text">
      <style:text-properties fo:font-weight="bold" officeooo:rsid="001125d9" style:font-weight-asian="bold" style:font-weight-complex="bold"/>
    </style:style>
    <style:style style:name="T5" style:family="text">
      <style:text-properties fo:font-weight="bold" officeooo:rsid="0013a684" style:font-weight-asian="bold" style:font-weight-complex="bold"/>
    </style:style>
    <style:style style:name="T6" style:family="text">
      <style:text-properties fo:font-weight="bold" officeooo:rsid="002352b1" style:font-weight-asian="bold" style:font-weight-complex="bold"/>
    </style:style>
    <style:style style:name="T7" style:family="text">
      <style:text-properties fo:font-weight="bold" officeooo:rsid="001fcc2b" style:font-weight-asian="bold" style:font-weight-complex="bold"/>
    </style:style>
    <style:style style:name="T8" style:family="text">
      <style:text-properties officeooo:rsid="0013a684"/>
    </style:style>
    <style:style style:name="T9" style:family="text">
      <style:text-properties fo:language="en" fo:country="US" fo:font-weight="bold" officeooo:rsid="001fcc2b" style:font-weight-asian="bold" style:font-weight-complex="bold"/>
    </style:style>
    <style:style style:name="T10" style:family="text">
      <style:text-properties fo:language="en" fo:country="US" officeooo:rsid="002352b1"/>
    </style:style>
    <style:style style:name="T11" style:family="text">
      <style:text-properties fo:language="ru" fo:country="RU" officeooo:rsid="0013a684" style:font-size-asian="8.80000019073486pt"/>
    </style:style>
    <style:style style:name="T12" style:family="text">
      <style:text-properties style:font-name="Liberation Sans"/>
    </style:style>
    <style:style style:name="T13" style:family="text">
      <style:text-properties style:font-name="Liberation Sans" fo:font-size="10pt" fo:font-weight="normal" officeooo:rsid="001a81ce" style:font-size-asian="8.75pt" style:font-size-complex="10pt"/>
    </style:style>
    <style:style style:name="T14" style:family="text">
      <style:text-properties style:font-name="Liberation Sans" style:font-size-asian="8.75pt" style:font-size-complex="10pt"/>
    </style:style>
    <style:style style:name="T15" style:family="text">
      <style:text-properties style:font-name="Liberation Sans" officeooo:rsid="001a81ce" style:font-size-asian="8.75pt" style:font-size-complex="10pt"/>
    </style:style>
    <style:style style:name="T16" style:family="text">
      <style:text-properties style:font-name="Liberation Sans" officeooo:rsid="0046e0f3" style:font-size-asian="8.75pt" style:font-size-complex="10pt"/>
    </style:style>
    <style:style style:name="T17" style:family="text">
      <style:text-properties style:font-name="Liberation Sans" officeooo:rsid="0048bfc2" style:font-size-asian="8.75pt" style:font-size-complex="10pt"/>
    </style:style>
    <style:style style:name="T18" style:family="text">
      <style:text-properties style:font-name="Liberation Sans" officeooo:rsid="0041dd53" style:font-size-asian="8.75pt" style:font-size-complex="10pt"/>
    </style:style>
    <style:style style:name="T19" style:family="text">
      <style:text-properties style:font-name="Liberation Sans" officeooo:rsid="004c3be5" style:font-size-asian="8.75pt" style:font-size-complex="10pt"/>
    </style:style>
    <style:style style:name="T20" style:family="text">
      <style:text-properties style:font-name="Liberation Sans" officeooo:rsid="0051853c" style:font-size-asian="8.75pt" style:font-size-complex="10pt"/>
    </style:style>
    <style:style style:name="T21" style:family="text">
      <style:text-properties style:font-name="Liberation Sans" officeooo:rsid="0055d11c" style:font-size-asian="8.75pt" style:font-size-complex="10pt"/>
    </style:style>
    <style:style style:name="T22" style:family="text">
      <style:text-properties style:font-name="Liberation Sans" officeooo:rsid="005703e6" style:font-size-asian="8.75pt" style:font-size-complex="10pt"/>
    </style:style>
    <style:style style:name="T23" style:family="text">
      <style:text-properties style:font-name="Liberation Sans" officeooo:rsid="005dba23" style:font-size-asian="8.75pt" style:font-size-complex="10pt"/>
    </style:style>
    <style:style style:name="T24" style:family="text">
      <style:text-properties style:font-name="Liberation Sans" officeooo:rsid="005f16d0" style:font-size-asian="8.75pt" style:font-size-complex="10pt"/>
    </style:style>
    <style:style style:name="T25" style:family="text">
      <style:text-properties style:font-name="Liberation Sans" officeooo:rsid="006705a2" style:font-size-asian="8.75pt" style:font-size-complex="10pt"/>
    </style:style>
    <style:style style:name="T26" style:family="text">
      <style:text-properties style:font-name="Liberation Sans" officeooo:rsid="006c5df8" style:font-size-asian="8.75pt" style:font-size-complex="10pt"/>
    </style:style>
    <style:style style:name="T27" style:family="text">
      <style:text-properties style:font-name="Liberation Sans" officeooo:rsid="006e1118" style:font-size-asian="8.75pt" style:font-size-complex="10pt"/>
    </style:style>
    <style:style style:name="T28" style:family="text">
      <style:text-properties style:font-name="Liberation Sans" officeooo:rsid="00711c2a" style:font-size-asian="8.75pt" style:font-size-complex="10pt"/>
    </style:style>
    <style:style style:name="T29" style:family="text">
      <style:text-properties style:font-name="Liberation Sans" officeooo:rsid="0073f63c" style:font-size-asian="8.75pt" style:font-size-complex="10pt"/>
    </style:style>
    <style:style style:name="T30" style:family="text">
      <style:text-properties style:font-name="Liberation Sans" officeooo:rsid="0075240e" style:font-size-asian="8.75pt" style:font-size-complex="10pt"/>
    </style:style>
    <style:style style:name="T31" style:family="text">
      <style:text-properties style:font-name="Liberation Sans" officeooo:rsid="0076c958" style:font-size-asian="8.75pt" style:font-size-complex="10pt"/>
    </style:style>
    <style:style style:name="T32" style:family="text">
      <style:text-properties style:font-name="Liberation Sans" officeooo:rsid="0076b652" style:font-size-asian="8.75pt" style:font-size-complex="10pt"/>
    </style:style>
    <style:style style:name="T33" style:family="text">
      <style:text-properties style:font-name="Liberation Sans" officeooo:rsid="008005c9" style:font-size-asian="8.75pt" style:font-size-complex="10pt"/>
    </style:style>
    <style:style style:name="T34" style:family="text">
      <style:text-properties style:font-name="Liberation Sans" officeooo:rsid="007ea726" style:font-size-asian="8.75pt" style:font-size-complex="10pt"/>
    </style:style>
    <style:style style:name="T35" style:family="text">
      <style:text-properties style:font-name="Liberation Sans" officeooo:rsid="00858512" style:font-size-asian="8.75pt" style:font-size-complex="10pt"/>
    </style:style>
    <style:style style:name="T36" style:family="text">
      <style:text-properties style:font-name="Liberation Sans" officeooo:rsid="0086fdb4" style:font-size-asian="8.75pt" style:font-size-complex="10pt"/>
    </style:style>
    <style:style style:name="T37" style:family="text">
      <style:text-properties style:font-name="Liberation Sans" officeooo:rsid="008e19ab" style:font-size-asian="8.75pt" style:font-size-complex="10pt"/>
    </style:style>
    <style:style style:name="T38" style:family="text">
      <style:text-properties style:font-name="Liberation Sans" officeooo:rsid="008e5209" style:font-size-asian="8.75pt" style:font-size-complex="10pt"/>
    </style:style>
    <style:style style:name="T39" style:family="text">
      <style:text-properties style:font-name="Liberation Sans" officeooo:rsid="009e85dd" style:font-size-asian="8.75pt" style:font-size-complex="10pt"/>
    </style:style>
    <style:style style:name="T40" style:family="text">
      <style:text-properties style:font-name="Liberation Sans" officeooo:rsid="00a21640" style:font-size-asian="8.75pt" style:font-size-complex="10pt"/>
    </style:style>
    <style:style style:name="T41" style:family="text">
      <style:text-properties style:font-name="Liberation Sans" officeooo:rsid="00a32108" style:font-size-asian="8.75pt" style:font-size-complex="10pt"/>
    </style:style>
    <style:style style:name="T42" style:family="text">
      <style:text-properties style:font-name="Liberation Sans" officeooo:rsid="00a51e4c" style:font-size-asian="8.75pt" style:font-size-complex="10pt"/>
    </style:style>
    <style:style style:name="T43" style:family="text">
      <style:text-properties style:font-name="Liberation Sans" officeooo:rsid="00a8b568" style:font-size-asian="8.75pt" style:font-size-complex="10pt"/>
    </style:style>
    <style:style style:name="T44" style:family="text">
      <style:text-properties style:font-name="Liberation Sans" fo:font-weight="normal" officeooo:rsid="001a81ce"/>
    </style:style>
    <style:style style:name="T45" style:family="text">
      <style:text-properties style:font-name="Liberation Sans" fo:font-weight="normal" officeooo:rsid="004a4862"/>
    </style:style>
    <style:style style:name="T46" style:family="text">
      <style:text-properties style:font-name="Liberation Sans" fo:font-weight="normal" officeooo:rsid="008a27d2"/>
    </style:style>
    <style:style style:name="T47" style:family="text">
      <style:text-properties style:font-name="Liberation Sans" fo:font-weight="normal" officeooo:rsid="00840bdf"/>
    </style:style>
    <style:style style:name="T48" style:family="text">
      <style:text-properties style:font-name="Liberation Sans" fo:font-size="8pt" officeooo:rsid="005f16d0" style:font-size-asian="8pt" style:font-size-complex="8pt"/>
    </style:style>
    <style:style style:name="T49" style:family="text">
      <style:text-properties style:font-name="Liberation Sans" fo:font-weight="bold" style:font-size-asian="8.75pt" style:font-weight-asian="bold" style:font-size-complex="10pt" style:font-weight-complex="bold"/>
    </style:style>
    <style:style style:name="T50" style:family="text">
      <style:text-properties style:font-name="Liberation Sans" fo:font-weight="bold" officeooo:rsid="0086fdb4" style:font-size-asian="8.75pt" style:font-weight-asian="bold" style:font-size-complex="10pt" style:font-weight-complex="bold"/>
    </style:style>
    <style:style style:name="T51" style:family="text">
      <style:text-properties style:font-name="Liberation Sans" officeooo:rsid="0086fdb4" style:font-size-asian="10pt" style:font-size-complex="10pt"/>
    </style:style>
    <style:style style:name="T52" style:family="text">
      <style:text-properties style:font-name="Liberation Sans" fo:language="en" fo:country="US" fo:font-weight="normal" officeooo:rsid="008fc170"/>
    </style:style>
    <style:style style:name="T53" style:family="text">
      <style:text-properties style:font-name="Liberation Sans" officeooo:rsid="0098867c"/>
    </style:style>
    <style:style style:name="T54" style:family="text">
      <style:text-properties style:font-name="Liberation Sans" officeooo:rsid="00af3a4c"/>
    </style:style>
    <style:style style:name="T55" style:family="text">
      <style:text-properties style:font-name="Consolas1" fo:font-weight="normal"/>
    </style:style>
    <style:style style:name="T56" style:family="text">
      <style:text-properties style:font-name="Consolas1" fo:font-weight="normal" officeooo:rsid="001a81ce"/>
    </style:style>
    <style:style style:name="T57" style:family="text">
      <style:text-properties style:font-name="Consolas1" fo:font-weight="normal" officeooo:rsid="001fcc2b"/>
    </style:style>
    <style:style style:name="T58" style:family="text">
      <style:text-properties style:font-name="Consolas1" fo:font-weight="normal" officeooo:rsid="0027b0bc"/>
    </style:style>
    <style:style style:name="T59" style:family="text">
      <style:text-properties style:font-name="Consolas1" fo:font-weight="normal" officeooo:rsid="00284468"/>
    </style:style>
    <style:style style:name="T60" style:family="text">
      <style:text-properties style:font-name="Consolas1" fo:font-weight="normal" style:font-size-asian="8pt" style:font-size-complex="8pt"/>
    </style:style>
    <style:style style:name="T61" style:family="text">
      <style:text-properties style:font-name="Consolas1" fo:font-weight="normal" officeooo:rsid="003fda2a"/>
    </style:style>
    <style:style style:name="T62" style:family="text">
      <style:text-properties style:font-name="Consolas1" fo:font-weight="normal" officeooo:rsid="003fe5ee"/>
    </style:style>
    <style:style style:name="T63" style:family="text">
      <style:text-properties style:font-name="Consolas1" fo:font-weight="normal" officeooo:rsid="004d247c"/>
    </style:style>
    <style:style style:name="T64" style:family="text">
      <style:text-properties style:font-name="Consolas1" fo:font-weight="normal" officeooo:rsid="004f1bf3"/>
    </style:style>
    <style:style style:name="T65" style:family="text">
      <style:text-properties style:font-name="Consolas1" fo:font-weight="normal" officeooo:rsid="00502a94"/>
    </style:style>
    <style:style style:name="T66" style:family="text">
      <style:text-properties style:font-name="Consolas1" fo:font-weight="normal" officeooo:rsid="00582f6c"/>
    </style:style>
    <style:style style:name="T67" style:family="text">
      <style:text-properties style:font-name="Consolas1" fo:font-weight="normal" officeooo:rsid="00644a19"/>
    </style:style>
    <style:style style:name="T68" style:family="text">
      <style:text-properties style:font-name="Consolas1" fo:font-weight="normal" officeooo:rsid="006625d3"/>
    </style:style>
    <style:style style:name="T69" style:family="text">
      <style:text-properties style:font-name="Consolas1" fo:font-weight="normal" officeooo:rsid="007b9a6f"/>
    </style:style>
    <style:style style:name="T70" style:family="text">
      <style:text-properties style:font-name="Consolas1" fo:font-weight="normal" officeooo:rsid="007ea726"/>
    </style:style>
    <style:style style:name="T71" style:family="text">
      <style:text-properties style:font-name="Consolas1" fo:font-weight="normal" officeooo:rsid="00ad3890"/>
    </style:style>
    <style:style style:name="T72" style:family="text">
      <style:text-properties style:font-name="Consolas1" fo:font-style="normal" fo:font-weight="normal" officeooo:rsid="002d9439" style:font-style-asian="normal" style:font-style-complex="normal"/>
    </style:style>
    <style:style style:name="T73" style:family="text">
      <style:text-properties fo:color="#999999" loext:opacity="100%"/>
    </style:style>
    <style:style style:name="T74" style:family="text">
      <style:text-properties fo:color="#999999" loext:opacity="100%" style:font-name="Consolas1" fo:font-weight="normal"/>
    </style:style>
    <style:style style:name="T75" style:family="text">
      <style:text-properties fo:color="#999999" loext:opacity="100%" style:font-name="Consolas1" fo:font-weight="normal" officeooo:rsid="0022dd42"/>
    </style:style>
    <style:style style:name="T76" style:family="text">
      <style:text-properties fo:color="#999999" loext:opacity="100%" style:font-name="Consolas1" fo:font-weight="normal" officeooo:rsid="0027b0bc"/>
    </style:style>
    <style:style style:name="T77" style:family="text">
      <style:text-properties fo:color="#999999" loext:opacity="100%" style:font-name="Consolas1" fo:font-weight="normal" style:font-size-asian="8pt" style:font-size-complex="8pt"/>
    </style:style>
    <style:style style:name="T78" style:family="text">
      <style:text-properties fo:color="#999999" loext:opacity="100%" style:font-name="Consolas1" fo:font-weight="normal" officeooo:rsid="0035a89b"/>
    </style:style>
    <style:style style:name="T79" style:family="text">
      <style:text-properties fo:color="#999999" loext:opacity="100%" style:font-name="Consolas1" fo:font-weight="normal" officeooo:rsid="003b960b"/>
    </style:style>
    <style:style style:name="T80" style:family="text">
      <style:text-properties fo:color="#999999" loext:opacity="100%" style:font-name="Consolas1" fo:font-weight="normal" officeooo:rsid="003fda2a"/>
    </style:style>
    <style:style style:name="T81" style:family="text">
      <style:text-properties fo:color="#999999" loext:opacity="100%" style:font-name="Consolas1" fo:font-weight="normal" officeooo:rsid="003fe5ee"/>
    </style:style>
    <style:style style:name="T82" style:family="text">
      <style:text-properties fo:color="#999999" loext:opacity="100%" style:font-name="Consolas1" fo:font-weight="normal" officeooo:rsid="004ebe61"/>
    </style:style>
    <style:style style:name="T83" style:family="text">
      <style:text-properties fo:color="#999999" loext:opacity="100%" style:font-name="Consolas1" fo:font-weight="normal" officeooo:rsid="005054d4"/>
    </style:style>
    <style:style style:name="T84" style:family="text">
      <style:text-properties fo:color="#999999" loext:opacity="100%" style:font-name="Consolas1" fo:font-weight="normal" officeooo:rsid="00610db6"/>
    </style:style>
    <style:style style:name="T85" style:family="text">
      <style:text-properties fo:color="#999999" loext:opacity="100%" style:font-name="Consolas1" fo:font-weight="normal" officeooo:rsid="0062fb22"/>
    </style:style>
    <style:style style:name="T86" style:family="text">
      <style:text-properties fo:color="#999999" loext:opacity="100%" style:font-name="Consolas1" fo:font-weight="normal" officeooo:rsid="00644a19"/>
    </style:style>
    <style:style style:name="T87" style:family="text">
      <style:text-properties fo:color="#999999" loext:opacity="100%" style:font-name="Consolas1" fo:font-weight="normal" officeooo:rsid="00a94ec5"/>
    </style:style>
    <style:style style:name="T88" style:family="text">
      <style:text-properties fo:color="#999999" loext:opacity="100%" style:font-name="Consolas1" fo:font-size="8pt" fo:font-weight="normal" fo:background-color="transparent" loext:char-shading-value="0" style:font-size-asian="8pt" style:font-size-complex="8pt"/>
    </style:style>
    <style:style style:name="T89" style:family="text">
      <style:text-properties fo:color="#999999" loext:opacity="100%" style:font-name="Consolas1" fo:font-size="8pt" fo:font-weight="normal" officeooo:rsid="0046e0f3" fo:background-color="transparent" loext:char-shading-value="0" style:font-size-asian="8pt" style:font-size-complex="8pt"/>
    </style:style>
    <style:style style:name="T90" style:family="text">
      <style:text-properties fo:color="#999999" loext:opacity="100%" style:font-name="Consolas1" fo:font-size="8pt" fo:font-weight="normal" officeooo:rsid="004b6040" fo:background-color="transparent" loext:char-shading-value="0" style:font-size-asian="8pt" style:font-size-complex="8pt"/>
    </style:style>
    <style:style style:name="T91" style:family="text">
      <style:text-properties fo:color="#999999" loext:opacity="100%" style:font-size-asian="8pt" style:font-size-complex="8pt"/>
    </style:style>
    <style:style style:name="T92" style:family="text">
      <style:text-properties fo:color="#999999" loext:opacity="100%" officeooo:rsid="0028c3a4" style:font-size-asian="8pt" style:font-size-complex="8pt"/>
    </style:style>
    <style:style style:name="T93" style:family="text">
      <style:text-properties fo:font-size="8pt" style:font-size-asian="8pt" style:font-size-complex="8pt"/>
    </style:style>
    <style:style style:name="T94" style:family="text">
      <style:text-properties officeooo:rsid="0019ce86"/>
    </style:style>
    <style:style style:name="T95" style:family="text">
      <style:text-properties fo:color="#000000" loext:opacity="100%" style:font-name="Consolas1" fo:font-size="8pt" fo:font-weight="normal" fo:background-color="transparent" loext:char-shading-value="0" style:font-size-asian="8pt" style:font-size-complex="8pt"/>
    </style:style>
    <style:style style:name="T96" style:family="text">
      <style:text-properties fo:color="#000000" loext:opacity="100%" style:font-name="Consolas1" fo:font-size="8pt" fo:font-style="normal" fo:font-weight="normal" officeooo:rsid="009c3b90" fo:background-color="transparent" loext:char-shading-value="0" style:font-size-asian="8pt" style:font-style-asian="normal" style:font-size-complex="8pt" style:font-style-complex="normal"/>
    </style:style>
    <style:style style:name="T97" style:family="text">
      <style:text-properties fo:color="#000000" loext:opacity="100%" style:font-name="Consolas1" fo:font-size="8pt" fo:font-style="normal" style:text-underline-style="none" fo:font-weight="normal" officeooo:rsid="009ab228" fo:background-color="transparent" loext:char-shading-value="0" style:font-size-asian="8pt" style:font-style-asian="normal" style:font-size-complex="8pt" style:font-style-complex="normal"/>
    </style:style>
    <style:style style:name="T98" style:family="text">
      <style:text-properties fo:color="#000000" loext:opacity="100%" style:font-name="Consolas1" fo:font-weight="normal"/>
    </style:style>
    <style:style style:name="T99" style:family="text">
      <style:text-properties fo:color="#000000" loext:opacity="100%" style:font-name="Liberation Sans" fo:font-size="8pt" officeooo:rsid="0046e0f3" fo:background-color="transparent" loext:char-shading-value="0" style:font-size-asian="8pt" style:font-size-complex="8pt"/>
    </style:style>
    <style:style style:name="T100" style:family="text">
      <style:text-properties fo:color="#000000" loext:opacity="100%" style:font-name="Liberation Sans" fo:font-size="8pt" officeooo:rsid="008005c9" fo:background-color="transparent" loext:char-shading-value="0" style:font-size-asian="8pt" style:font-size-complex="8pt"/>
    </style:style>
    <style:style style:name="T101" style:family="text">
      <style:text-properties fo:color="#000000" loext:opacity="100%" style:font-name="Liberation Sans" fo:font-size="8pt" fo:font-weight="normal" officeooo:rsid="008005c9" fo:background-color="transparent" loext:char-shading-value="0" style:font-size-asian="8pt" style:font-size-complex="8pt"/>
    </style:style>
    <style:style style:name="T102" style:family="text">
      <style:text-properties fo:color="#000000" loext:opacity="100%" style:font-name="Liberation Sans" fo:font-weight="normal" officeooo:rsid="008005c9" fo:background-color="transparent" loext:char-shading-value="0" style:font-size-asian="8.75pt" style:font-size-complex="10pt"/>
    </style:style>
    <style:style style:name="T103" style:family="text">
      <style:text-properties fo:color="#000000" loext:opacity="100%" style:font-name="Liberation Sans" fo:font-weight="normal" officeooo:rsid="00815a97" fo:background-color="transparent" loext:char-shading-value="0" style:font-size-asian="8.75pt" style:font-size-complex="10pt"/>
    </style:style>
    <style:style style:name="T104" style:family="text">
      <style:text-properties fo:color="#000000" loext:opacity="100%" fo:font-style="normal" fo:font-weight="normal" officeooo:rsid="009c3b90" fo:background-color="transparent" loext:char-shading-value="0" style:font-size-asian="8.75pt" style:font-style-asian="normal" style:font-size-complex="10pt" style:font-style-complex="normal"/>
    </style:style>
    <style:style style:name="T105" style:family="text">
      <style:text-properties fo:color="#800080" loext:opacity="100%"/>
    </style:style>
    <style:style style:name="T106" style:family="text">
      <style:text-properties fo:color="#800080" loext:opacity="100%" style:font-name="Consolas1" fo:font-weight="normal"/>
    </style:style>
    <style:style style:name="T107" style:family="text">
      <style:text-properties fo:color="#800080" loext:opacity="100%" style:font-name="Consolas1" fo:font-weight="normal" officeooo:rsid="001c3a16"/>
    </style:style>
    <style:style style:name="T108" style:family="text">
      <style:text-properties fo:color="#800080" loext:opacity="100%" style:font-name="Consolas1" fo:font-weight="normal" officeooo:rsid="001d74e6"/>
    </style:style>
    <style:style style:name="T109" style:family="text">
      <style:text-properties officeooo:rsid="001d74e6"/>
    </style:style>
    <style:style style:name="T110" style:family="text">
      <style:text-properties fo:font-variant="normal" fo:text-transform="none" fo:color="#2e2e2e" loext:opacity="100%" style:font-name="Inter" fo:letter-spacing="normal" fo:font-style="normal" fo:font-weight="normal"/>
    </style:style>
    <style:style style:name="T111" style:family="text">
      <style:text-properties fo:font-variant="normal" fo:text-transform="none" fo:color="#2e2e2e" loext:opacity="100%" style:font-name="Inter" fo:letter-spacing="normal" fo:font-style="normal" fo:font-weight="normal" officeooo:rsid="001d975a"/>
    </style:style>
    <style:style style:name="T112" style:family="text">
      <style:text-properties fo:font-variant="normal" fo:text-transform="none" fo:color="#242424" loext:opacity="100%" style:font-name="Liberation Sans" fo:letter-spacing="normal" fo:font-style="normal" fo:font-weight="normal" officeooo:rsid="0086fdb4" style:font-size-asian="10pt" style:font-size-complex="10pt"/>
    </style:style>
    <style:style style:name="T113" style:family="text">
      <style:text-properties fo:font-variant="normal" fo:text-transform="none" fo:color="#242424" loext:opacity="100%" style:font-name="Liberation Sans" fo:letter-spacing="normal" fo:font-style="normal" fo:font-weight="normal" officeooo:rsid="0086fdb4" fo:background-color="#f2f2f2" loext:char-shading-value="0" style:font-size-asian="10pt" style:font-size-complex="10pt" loext:padding="0in" loext:border="none"/>
    </style:style>
    <style:style style:name="T114" style:family="text">
      <style:text-properties fo:font-style="normal" style:font-style-asian="normal" style:font-style-complex="normal"/>
    </style:style>
    <style:style style:name="T115" style:family="text">
      <style:text-properties fo:font-style="normal" officeooo:rsid="002d34a8" style:font-style-asian="normal" style:font-style-complex="normal"/>
    </style:style>
    <style:style style:name="T116" style:family="text">
      <style:text-properties fo:font-style="normal" officeooo:rsid="0030df74" style:font-style-asian="normal" style:font-style-complex="normal"/>
    </style:style>
    <style:style style:name="T117" style:family="text">
      <style:text-properties fo:font-style="normal" officeooo:rsid="0037486d" style:font-style-asian="normal" style:font-style-complex="normal"/>
    </style:style>
    <style:style style:name="T118" style:family="text">
      <style:text-properties fo:font-style="normal" officeooo:rsid="003b960b" style:font-style-asian="normal" style:font-style-complex="normal"/>
    </style:style>
    <style:style style:name="T119" style:family="text">
      <style:text-properties fo:font-style="normal" officeooo:rsid="009ab228" style:font-style-asian="normal" style:font-style-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style:text-underline-style="none" officeooo:rsid="009ab228" style:font-size-asian="8.75pt" style:font-style-asian="normal" style:font-size-complex="10pt" style:font-style-complex="normal"/>
    </style:style>
    <style:style style:name="T122" style:family="text">
      <style:text-properties fo:font-style="normal" style:text-underline-style="none" officeooo:rsid="009c3b90" style:font-size-asian="8.75pt" style:font-style-asian="normal" style:font-size-complex="10pt" style:font-style-complex="normal"/>
    </style:style>
    <style:style style:name="T123" style:family="text">
      <style:text-properties fo:font-style="normal" style:text-underline-style="none" officeooo:rsid="009d441a" style:font-size-asian="8.75pt" style:font-style-asian="normal" style:font-size-complex="10pt" style:font-style-complex="normal"/>
    </style:style>
    <style:style style:name="T124" style:family="text">
      <style:text-properties officeooo:rsid="001fcc2b"/>
    </style:style>
    <style:style style:name="T125" style:family="text">
      <style:text-properties officeooo:rsid="002352b1"/>
    </style:style>
    <style:style style:name="T126" style:family="text">
      <style:text-properties officeooo:rsid="0026b58b"/>
    </style:style>
    <style:style style:name="T127" style:family="text">
      <style:text-properties officeooo:rsid="0027b0bc"/>
    </style:style>
    <style:style style:name="T128" style:family="text">
      <style:text-properties officeooo:rsid="00284468"/>
    </style:style>
    <style:style style:name="T129" style:family="text">
      <style:text-properties officeooo:rsid="0028c3a4"/>
    </style:style>
    <style:style style:name="T130" style:family="text">
      <style:text-properties officeooo:rsid="0016728f" style:font-size-asian="8pt" style:font-size-complex="8pt"/>
    </style:style>
    <style:style style:name="T131" style:family="text">
      <style:text-properties officeooo:rsid="0028c3a4" style:font-size-asian="8pt" style:font-size-complex="8pt"/>
    </style:style>
    <style:style style:name="T132" style:family="text">
      <style:text-properties officeooo:rsid="002bd96a"/>
    </style:style>
    <style:style style:name="T133" style:family="text">
      <style:text-properties fo:font-style="italic" style:font-style-asian="italic" style:font-style-complex="italic"/>
    </style:style>
    <style:style style:name="T134" style:family="text">
      <style:text-properties officeooo:rsid="00327fee"/>
    </style:style>
    <style:style style:name="T135" style:family="text">
      <style:text-properties fo:color="#158466" loext:opacity="100%"/>
    </style:style>
    <style:style style:name="T136" style:family="text">
      <style:text-properties fo:color="#158466" loext:opacity="100%" style:font-name="Consolas1" fo:font-weight="normal"/>
    </style:style>
    <style:style style:name="T137" style:family="text">
      <style:text-properties fo:color="#158466" loext:opacity="100%" style:font-name="Consolas1" fo:font-weight="normal" style:font-size-asian="8pt" style:font-size-complex="8pt"/>
    </style:style>
    <style:style style:name="T138" style:family="text">
      <style:text-properties fo:color="#158466" loext:opacity="100%" style:font-name="Consolas1" fo:font-weight="normal" officeooo:rsid="003ebb0a"/>
    </style:style>
    <style:style style:name="T139" style:family="text">
      <style:text-properties fo:color="#158466" loext:opacity="100%" style:font-name="Consolas1" fo:font-weight="normal" officeooo:rsid="004f80a6"/>
    </style:style>
    <style:style style:name="T140" style:family="text">
      <style:text-properties fo:color="#158466" loext:opacity="100%" style:font-name="Consolas1" fo:font-weight="normal" officeooo:rsid="006705a2"/>
    </style:style>
    <style:style style:name="T141" style:family="text">
      <style:text-properties fo:color="#158466" loext:opacity="100%" style:font-name="Consolas1" fo:font-weight="normal" officeooo:rsid="006c5df8"/>
    </style:style>
    <style:style style:name="T142" style:family="text">
      <style:text-properties fo:color="#158466" loext:opacity="100%" style:font-name="Consolas1" fo:font-weight="normal" officeooo:rsid="007746b9"/>
    </style:style>
    <style:style style:name="T143" style:family="text">
      <style:text-properties fo:color="#158466" loext:opacity="100%" style:font-name="Consolas1" fo:font-weight="normal" officeooo:rsid="0098867c"/>
    </style:style>
    <style:style style:name="T144" style:family="text">
      <style:text-properties fo:color="#158466" loext:opacity="100%" style:font-name="Consolas1" fo:font-weight="normal" officeooo:rsid="00ad3890"/>
    </style:style>
    <style:style style:name="T145" style:family="text">
      <style:text-properties fo:color="#158466" loext:opacity="100%" style:font-name="Consolas1" fo:font-style="normal" fo:font-weight="normal" officeooo:rsid="009c3b90" style:font-style-asian="normal" style:font-style-complex="normal"/>
    </style:style>
    <style:style style:name="T146" style:family="text">
      <style:text-properties fo:color="#158466" loext:opacity="100%" style:font-name="Consolas" fo:font-weight="normal" officeooo:rsid="008005c9"/>
    </style:style>
    <style:style style:name="T147" style:family="text">
      <style:text-properties officeooo:rsid="003ebb0a"/>
    </style:style>
    <style:style style:name="T148" style:family="text">
      <style:text-properties officeooo:rsid="0041553c"/>
    </style:style>
    <style:style style:name="T149" style:family="text">
      <style:text-properties officeooo:rsid="00419dd4"/>
    </style:style>
    <style:style style:name="T150" style:family="text">
      <style:text-properties officeooo:rsid="004284ce"/>
    </style:style>
    <style:style style:name="T151" style:family="text">
      <style:text-properties fo:color="#666666" loext:opacity="100%" style:font-name="Consolas1" fo:font-weight="normal"/>
    </style:style>
    <style:style style:name="T152" style:family="text">
      <style:text-properties style:text-line-through-style="solid" style:text-line-through-type="single" style:font-name="Consolas1" fo:font-weight="normal" fo:background-color="#cccccc" loext:char-shading-value="0"/>
    </style:style>
    <style:style style:name="T153" style:family="text">
      <style:text-properties fo:color="#b2b2b2" loext:opacity="100%" style:font-name="Consolas1" fo:font-weight="normal" style:font-size-asian="8pt" style:font-size-complex="8pt"/>
    </style:style>
    <style:style style:name="T154" style:family="text">
      <style:text-properties fo:color="#729fcf" loext:opacity="100%" style:font-name="Liberation Sans" style:font-size-asian="8.75pt" style:font-size-complex="10pt"/>
    </style:style>
    <style:style style:name="T155" style:family="text">
      <style:text-properties fo:color="#729fcf" loext:opacity="100%" style:font-name="Liberation Sans" officeooo:rsid="00968e73" style:font-size-asian="8.75pt" style:font-size-complex="10pt"/>
    </style:style>
    <style:style style:name="T156" style:family="text">
      <style:text-properties fo:color="#8d1d75" loext:opacity="100%" style:font-name="Liberation Sans" style:font-size-asian="8.75pt" style:font-size-complex="10pt"/>
    </style:style>
    <style:style style:name="T157" style:family="text">
      <style:text-properties fo:color="#8d1d75" loext:opacity="100%" style:font-name="Liberation Sans" officeooo:rsid="00968e73" style:font-size-asian="8.75pt" style:font-size-complex="10pt"/>
    </style:style>
    <style:style style:name="T158" style:family="text">
      <style:text-properties officeooo:rsid="00b1e4db"/>
    </style:style>
    <style:style style:name="T159" style:family="text">
      <style:text-properties officeooo:rsid="00b41f69"/>
    </style:style>
    <style:style style:name="T160" style:family="text">
      <style:text-properties officeooo:rsid="00b5253e"/>
    </style:style>
    <style:style style:name="T161" style:family="text">
      <style:text-properties officeooo:rsid="00b5e3e7"/>
    </style:style>
    <style:style style:name="T162" style:family="text">
      <style:text-properties officeooo:rsid="00b7e0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o inspect <text:span text:style-name="T1">that the page is SPA → mouse right btn → Inspect → it’s opened dev tools → click right btn → View page source → here we will got all HTML from the server for this page. In Wikipedia (multi-page App) all HTML generated by the server.</text:span></text:p>
      <text:p text:style-name="P31"><text:span text:style-name="T1">Wikipedia (</text:span><text:span text:style-name="T4">multi-page App</text:span><text:span text:style-name="T1">)</text:span></text:p>
      <text:p text:style-name="P32">Angular.io – <text:span text:style-name="T3">Single page Application</text:span>. → View page source → This page contain HTML (body contain a little of HTML) and many JavaScript. And almost all code for this page in &lt;aio-shell&gt;&lt;/aio-shell&gt;. <text:s/><text:span text:style-name="T2">All code for this page coming from server like js and build page by the client browser. <text:s/></text:span></text:p>
      <text:p text:style-name="P33">When we checking between navigation links in SPA we still use first page, not reloading this page, and just changing content, fetched by js. </text:p>
      <text:p text:style-name="P33"/>
      <text:p text:style-name="P33"><text:span text:style-name="T3">Advantages SPA</text:span>:</text:p>
      <text:p text:style-name="P33">1. Providing better <text:span text:style-name="T3">user experience</text:span> (fast transition between <text:span text:style-name="T8">navigation links</text:span>) <text:s/><text:span text:style-name="T8">and improved perceived </text:span><text:span text:style-name="T5">performance</text:span><text:span text:style-name="T8"> (</text:span><text:span text:style-name="T11">улучшение воспринимаемой производительности</text:span><text:span text:style-name="T8">). </text:span></text:p>
      <text:p text:style-name="P35">2. <text:span text:style-name="T3">Simpler back-end</text:span> to build. Server not need to use PHP or another technologies. SPA use static server and simple rest API to deliver the content.</text:p>
      <text:p text:style-name="P35"/>
      <text:p text:style-name="P67">Main page in Angular app is index.html. All content inside &lt;app-root&gt;&lt;/app-root&gt;. </text:p>
      <text:p text:style-name="P34"/>
      <text:p text:style-name="P36">SPA has a bad rendering by search systems, so Angular using for private enterprise solutions or Solutions that not should be rendering in public Internet. </text:p>
      <text:p text:style-name="P36"/>
      <text:p text:style-name="P36"/>
      <text:p text:style-name="P36"><text:a xlink:type="simple" xlink:href="https://angular.io/guide/router" text:style-name="Internet_20_link" text:visited-style-name="Visited_20_Internet_20_Link"><text:span text:style-name="T93">https://angular.io/guide/router</text:span></text:a><text:span text:style-name="T93"> </text:span></text:p>
      <text:p text:style-name="P36">All router logic inside <text:span text:style-name="T3">app-routing.module.ts</text:span></text:p>
      <text:p text:style-name="P37">1. @NgModule → imports [] → call RouterModule.forRoot(routes) for setup router, routes – is array: Routes.</text:p>
      <text:p text:style-name="P37">2. Add to @NgModule → exports → [RouterModule]</text:p>
      <text:p text:style-name="P37"/>
      <text:p text:style-name="P37">Configure routes array, that we passing to the RouterModule.forRoot(routes). Each object in this array is one screen of our application.</text:p>
      <text:p text:style-name="P74">const routes: Routes = [</text:p>
      <text:p text:style-name="P78"><text:tab/>{</text:p>
      <text:p text:style-name="P94"><text:span text:style-name="T55"><text:tab/><text:tab/>path: 'login', </text:span><text:span text:style-name="T74">// part of url</text:span></text:p>
      <text:p text:style-name="P94"><text:span text:style-name="T55"><text:tab/><text:tab/>component: LoginComponent, </text:span><text:span text:style-name="T74">//component that we showing on this path</text:span></text:p>
      <text:p text:style-name="P78"><text:tab/>},</text:p>
      <text:p text:style-name="P78">];</text:p>
      <text:p text:style-name="P38"/>
      <text:p text:style-name="P40">Go to <text:span text:style-name="T93">app.component.html</text:span> that contains navigation. Add to template &lt;router-outlet&gt;&lt;/router-outlet&gt; after &lt;nav&gt;&lt;/nav&gt;. <text:s/><text:span text:style-name="T109">Relative links easy for refactoring.</text:span> <text:s/><text:span text:style-name="T94">Add </text:span><text:a xlink:type="simple" xlink:href="http://localhost:4200/about" text:style-name="Internet_20_link" text:visited-style-name="Visited_20_Internet_20_Link"><text:span text:style-name="T94">http://localhost:4200/about</text:span></text:a><text:span text:style-name="T94"> for check, that is working.</text:span></text:p>
      <text:p text:style-name="P42">In top menu always use absolute path. </text:p>
      <text:p text:style-name="P39"/>
      <text:p text:style-name="P41">Add router links to nav: </text:p>
      <text:p text:style-name="P123">&lt;!-- [routerLink]="'about'" for link this menu item with path in routes elems --&gt;</text:p>
      <text:p text:style-name="P77">&lt;a class="menu-item" mat-button</text:p>
      <text:p text:style-name="P91"><text:span text:style-name="T55"><text:tab/>[routerLink]="'about'" </text:span><text:span text:style-name="T108">(relative)</text:span><text:span text:style-name="T55"><text:tab/><text:tab/><text:tab/></text:span><text:span text:style-name="T106">//</text:span><text:span text:style-name="T107">or </text:span><text:span text:style-name="T106">routerLink="/about" </text:span><text:span text:style-name="T55"><text:s/></text:span><text:span text:style-name="T108">(absolute)</text:span></text:p>
      <text:p text:style-name="P90"><text:span text:style-name="T55"><text:tab/></text:span><text:span text:style-name="T44">routerLinkActive = </text:span><text:span text:style-name="T13">“</text:span><text:span text:style-name="T56">menu-item-active</text:span><text:span text:style-name="T13">”</text:span><text:span text:style-name="T55">&gt;</text:span></text:p>
      <text:p text:style-name="P77"><text:tab/><text:tab/>&lt;span&gt;About&lt;/span&gt;</text:p>
      <text:p text:style-name="P77">&lt;/a&gt;</text:p>
      <text:p text:style-name="P39"/>
      <text:p text:style-name="P6"><text:span text:style-name="T15">Add to CSS some active class with styling for active state of a link (</text:span><text:span text:style-name="T95">.menu-item.menu-item-active {text-decoration: underline; }</text:span><text:span text:style-name="T15">). </text:span></text:p>
      <text:p text:style-name="P7"><text:span text:style-name="T14">Add this class to nav item using routerLinkActive = “</text:span><text:span text:style-name="T95">menu-item-active</text:span><text:span text:style-name="T14">”. </text:span></text:p>
      <text:p text:style-name="P46"><text:span text:style-name="T14">If we add routerLinkActive to the parent </text:span><text:span text:style-name="T126">element</text:span><text:span text:style-name="T14"> it will be highlighted. </text:span></text:p>
      <text:p text:style-name="P184"/>
      <text:p text:style-name="P184"/>
      <text:p text:style-name="P131"><text:span text:style-name="T111">S</text:span><text:span text:style-name="T110">etup Lazy Loading</text:span></text:p>
      <text:p text:style-name="P43">Use laze loading from the beginning of development. In this example <text:span text:style-name="T124">we will load</text:span> courses <text:span text:style-name="T124">module with lazy loading.</text:span> <text:span text:style-name="T124">This module will be loaded only if we click to link courses in top menu </text:span><text:span text:style-name="T125">like </text:span><text:span text:style-name="T6">a</text:span><text:span text:style-name="T9"> </text:span><text:span text:style-name="T7">separate js bundle</text:span><text:span text:style-name="T124"> </text:span><text:span text:style-name="T125">when in address row will has </text:span><text:a xlink:type="simple" xlink:href="https://address/courses" text:style-name="Internet_20_link" text:visited-style-name="Visited_20_Internet_20_Link"><text:span text:style-name="T10">https://address/</text:span></text:a><text:a xlink:type="simple" xlink:href="https://address/courses" text:style-name="Internet_20_link" text:visited-style-name="Visited_20_Internet_20_Link"><text:span text:style-name="T125">courses</text:span></text:a><text:span text:style-name="T124">. </text:span></text:p>
      <text:p text:style-name="P121"><text:span text:style-name="T55">//courses/angular-router-course/17 </text:span><text:span text:style-name="T57">path courses means that this link will start from courses. </text:span></text:p>
      <text:p text:style-name="P170"><text:soft-page-break/></text:p>
      <text:p text:style-name="P171">app-routing.module.ts</text:p>
      <text:p text:style-name="P84">const routes: Routes = [</text:p>
      <text:p text:style-name="P84"><text:tab/><text:span text:style-name="T128">{</text:span></text:p>
      <text:p text:style-name="P84"><text:tab/><text:tab/><text:span text:style-name="T128">path: ‘’, //home page</text:span></text:p>
      <text:p text:style-name="P84"><text:tab/><text:tab/><text:span text:style-name="T128">redirectTo: ‘/courses’,</text:span></text:p>
      <text:p text:style-name="P86"><text:span text:style-name="T130"><text:tab/><text:tab/></text:span><text:span text:style-name="T131">pathMatch: “full” </text:span><text:span text:style-name="T92">// </text:span><text:span text:style-name="T91">it's means address === path (https://domen)</text:span></text:p>
      <text:p text:style-name="P84"/>
      <text:p text:style-name="P95"><text:span text:style-name="T55"><text:tab/></text:span><text:span text:style-name="T59">},</text:span><text:span text:style-name="T55">{</text:span> </text:p>
      <text:p text:style-name="P95"><text:span text:style-name="T55"><text:tab/><text:tab/>path: "courses", </text:span><text:span text:style-name="T74">//courses/angular-router-course/17 </text:span></text:p>
      <text:p text:style-name="P94"><text:span text:style-name="T55"><text:tab/><text:tab/></text:span><text:span text:style-name="T74">//this is asynchronous operation, which is a function without args and it will return a Promise witch <text:tab/><text:tab/><text:tab/>contains a series of child routes</text:span></text:p>
      <text:p text:style-name="P78"><text:tab/><text:tab/>loadChildren: </text:p>
      <text:p text:style-name="P94"><text:span text:style-name="T55"><text:tab/><text:tab/></text:span><text:span text:style-name="T74">//import is Promis</text:span><text:span text:style-name="T75">e</text:span><text:span text:style-name="T74"> that return us file, In then we take this file </text:span><text:span text:style-name="T75">a</text:span><text:span text:style-name="T74">nd load CoursesModule </text:span></text:p>
      <text:p text:style-name="P78"><text:tab/><text:tab/><text:tab/>() =&gt; import('./courses/courses.module').then(m =&gt; m.CoursesModule) </text:p>
      <text:p text:style-name="P78"><text:tab/>},{</text:p>
      <text:p text:style-name="P94"><text:span text:style-name="T55"><text:tab/><text:tab/>path: 'login', </text:span><text:span text:style-name="T74">// part of url</text:span></text:p>
      <text:p text:style-name="P94"><text:span text:style-name="T55"><text:tab/><text:tab/>component: LoginComponent, </text:span><text:span text:style-name="T74">//component that we showing on this path</text:span></text:p>
      <text:p text:style-name="P78"><text:tab/>},{</text:p>
      <text:p text:style-name="P78"><text:tab/><text:tab/>path: 'about',</text:p>
      <text:p text:style-name="P78"><text:tab/><text:tab/>component: AboutComponent,</text:p>
      <text:p text:style-name="P143"><text:tab/>},{</text:p>
      <text:p text:style-name="P96"><text:span text:style-name="T55"><text:tab/><text:tab/>path: '**', </text:span><text:span text:style-name="T74">//</text:span><text:span text:style-name="T76">match with all path, so it should be at the end and will use when not matches with prev </text:span></text:p>
      <text:p text:style-name="P96"><text:span text:style-name="T55"><text:tab/><text:tab/>component: </text:span><text:span text:style-name="T58">PageNotFoundComponent</text:span><text:span text:style-name="T55">,</text:span></text:p>
      <text:p text:style-name="P163"><text:tab/>}</text:p>
      <text:p text:style-name="P78">];</text:p>
      <text:p text:style-name="P76">@NgModule({</text:p>
      <text:p text:style-name="P76"><text:tab/>imports: [<text:tab/></text:p>
      <text:p text:style-name="P87"><text:tab/><text:tab/><text:span text:style-name="T55">RouterModule.forRoot(routes) </text:span><text:span text:style-name="T74">//This function for setup router </text:span></text:p>
      <text:p text:style-name="P76"><text:tab/>],</text:p>
      <text:p text:style-name="P76"><text:tab/>exports: [RouterModule],</text:p>
      <text:p text:style-name="P76"><text:tab/>providers: []</text:p>
      <text:p text:style-name="P76">})</text:p>
      <text:p text:style-name="P76">export class AppRoutingModule {}</text:p>
      <text:p text:style-name="P36"/>
      <text:p text:style-name="P48">We should add to our router some configuration, that is best practices. </text:p>
      <text:p text:style-name="P48">1. <text:span text:style-name="T3">Page not found</text:span> will show user if some path is not exist, or link is broken. We should create PageNotFound component in app module for this case, <text:span text:style-name="T127">add link to home page inside this template. Example is at top inside app-routinge.module.ts</text:span>.</text:p>
      <text:p text:style-name="P49">2. Create a <text:span text:style-name="T3">root rout</text:span>. It’s first page for application when it downloads – home screen. <text:span text:style-name="T129">Placed at the top of routes array.</text:span></text:p>
      <text:p text:style-name="P36"/>
      <text:p text:style-name="P44">Courses module has own CoursesRoutingModule. </text:p>
      <text:p text:style-name="P45">Add routes to the <text:span text:style-name="T125">CoursesRoutingModule. </text:span></text:p>
      <text:p text:style-name="P47">Add routerLink and routerLinkActive for courses to main nav, that will triggered to download courses module like a separate bundle. </text:p>
      <text:p text:style-name="P47"/>
      <text:p text:style-name="P50">We will add new rout CourseComponent, witch expect some data member variables. <text:s/>CourseComponent expects this data from the router. The router will be loaded all the data that components needs using <text:span text:style-name="T3">Data Resolver</text:span>. This Resolver will fetch data from the back-end and provide to the target component. </text:p>
      <text:p text:style-name="P50">Data resolver will at first fetch the data, make sure that the data is available to the target component and only then it are going displayed the Course component. If something went wrong, the routing transition will not be complete and we will show user <text:span text:style-name="T134">error message, error page or something else</text:span>. </text:p>
      <text:p text:style-name="P50"/>
      <text:p text:style-name="P51">For CourseComponent we using in path variable, and we also need add the variable to routerLink ([routerLink]=”[course.url]”). We has this property in the interface Course. <text:span text:style-name="T132">Check button View Course in course-card-list.component.html. </text:span></text:p>
      <text:p text:style-name="P52">If user go to <text:span text:style-name="T133">courses/angular-router-course</text:span><text:span text:style-name="T114"> it will match with path: “:courseUrl” and we will show to the user CourseComponent with specific data. CourseComponent needs course: Course variable. </text:span><text:span text:style-name="T115">So we will take variable inside the url (that is unique) and return corresponding course from the database. </text:span></text:p>
      <text:p text:style-name="P54"><text:span text:style-name="T116">Resolver</text:span><text:span text:style-name="T114"> preventing show to </text:span><text:span text:style-name="T116">the </text:span><text:span text:style-name="T114">user broken screen or empty screen, </text:span><text:span text:style-name="T116">when user wait response from back-end with data for the course component; if user passing wrong url or if we waiting response with data from the server.</text:span></text:p>
      <text:p text:style-name="P213"/>
      <text:p text:style-name="P53"><text:span text:style-name="T114">The </text:span><text:span text:style-name="T120">Resolver is</text:span><text:span text:style-name="T114"> a special router service, that is responsible for fetching all the data needed by the target component during a particular route navigation. In our case, when we click btn View course, the router resolver </text:span><text:soft-page-break/><text:span text:style-name="T114">is going to fetch the data that the course component needs, in this case the course itself, from the back-end and the router resolver is going to pass this data into the CourseComponent. </text:span></text:p>
      <text:p text:style-name="P214"/>
      <text:p text:style-name="P215">For create Resolver → go to courses module → services → add here course.resolver.ts</text:p>
      <text:p text:style-name="P234">course.resolver.ts</text:p>
      <text:p text:style-name="P243">//this router will fetch an instance of the Course </text:p>
      <text:p text:style-name="P124">//<text:span text:style-name="T105">ActivatedRouteSnapshot</text:span> – router obj, that contains info witch route is active (courses route)</text:p>
      <text:p text:style-name="P125">//<text:span text:style-name="T105">RouterStateSnapshot</text:span> – obj, that contains info about current state of the router</text:p>
      <text:p text:style-name="P77">export const courseResolver: ResolveFn &lt;Course&gt; = </text:p>
      <text:p text:style-name="P77">(route: ActivatedRouteSnapshot, state: RouterStateSnapshot) =&gt; {</text:p>
      <text:p text:style-name="P89"><text:span text:style-name="T55"><text:tab/></text:span><text:span text:style-name="T74">/*when we have http:localhost:4200/courses/some-unique-url we can extract some-unique-url from the browser <text:tab/>address bar by using ActivatedRouteSnapshot paramMap contains all the parts of url, and in our case this url <text:tab/>contains only one variable (we define this in routes -&gt; path) */</text:span></text:p>
      <text:p text:style-name="P77"><text:tab/>const courseUrl = route.paramMap.get('courseUrl'); </text:p>
      <text:p text:style-name="P89"><text:span text:style-name="T55"><text:tab/>return inject(CoursesService).loadCourseByUrl(courseUrl);</text:span><text:span text:style-name="T74">// this return Observable. </text:span><text:span text:style-name="T78">So if we want add some <text:tab/>additional logic, we can add .pipe (logic) </text:span></text:p>
      <text:p text:style-name="P77">};</text:p>
      <text:p text:style-name="P216"/>
      <text:p text:style-name="P217">Than add this resolver to the routes:</text:p>
      <text:p text:style-name="P235">courses-routing.module.ts</text:p>
      <text:p text:style-name="P165">const routes: Routes = [</text:p>
      <text:p text:style-name="P78"><text:tab/>{</text:p>
      <text:p text:style-name="P94"><text:tab/><text:tab/> <text:span text:style-name="T74">//this rout will be showing with address http:localhost:4200/courses</text:span></text:p>
      <text:p text:style-name="P94"><text:tab/><text:tab/> <text:span text:style-name="T55">path: "",</text:span></text:p>
      <text:p text:style-name="P78"><text:tab/><text:tab/>component: HomeComponent,</text:p>
      <text:p text:style-name="P78"><text:tab/>}, {</text:p>
      <text:p text:style-name="P94"><text:span text:style-name="T55"><text:tab/><text:tab/></text:span><text:span text:style-name="T74">//will work when we click View course btn (course-card-list)</text:span></text:p>
      <text:p text:style-name="P244"><text:tab/><text:tab/>//address http:localhost:4200/courses/${courseUrl}, each course has property url</text:p>
      <text:p text:style-name="P94"><text:span text:style-name="T55"><text:tab/><text:tab/></text:span><text:span text:style-name="T136">path: ':courseUrl'</text:span><text:span text:style-name="T55">, </text:span><text:span text:style-name="T74">//variable</text:span></text:p>
      <text:p text:style-name="P78"><text:tab/><text:tab/>component: CourseComponent,</text:p>
      <text:p text:style-name="P94"><text:tab/><text:tab/><text:span text:style-name="T136">resolve: {course: courseResolver}</text:span></text:p>
      <text:p text:style-name="P78"><text:tab/>}</text:p>
      <text:p text:style-name="P78">];</text:p>
      <text:p text:style-name="P78">@NgModule({</text:p>
      <text:p text:style-name="P78"><text:tab/>imports: [</text:p>
      <text:p text:style-name="P78"><text:tab/><text:tab/>RouterModule.forChild(routes)</text:p>
      <text:p text:style-name="P78"><text:tab/>,</text:p>
      <text:p text:style-name="P78"><text:tab/>exports: [RouterModule],</text:p>
      <text:p text:style-name="P78"><text:tab/>providers: []</text:p>
      <text:p text:style-name="P78">})</text:p>
      <text:p text:style-name="P78">export class CoursesRoutingModule {}</text:p>
      <text:p text:style-name="P217"/>
      <text:p text:style-name="P56"><text:span text:style-name="T114">Inject to the CourseComponent </text:span><text:span text:style-name="T117">activatedR</text:span><text:span text:style-name="T114">oute and add method to the ngOnInit</text:span></text:p>
      <text:p text:style-name="P236">course.component.ts</text:p>
      <text:p text:style-name="P166">export class CourseComponent implements OnInit {</text:p>
      <text:p text:style-name="P76"><text:tab/>course: Course;</text:p>
      <text:p text:style-name="P76"><text:tab/>couponCode: string;</text:p>
      <text:p text:style-name="P87"><text:span text:style-name="T55"><text:tab/>constructor(</text:span><text:span text:style-name="T136">private activatedRoute: ActivatedRoute</text:span><text:span text:style-name="T55">) {}</text:span></text:p>
      <text:p text:style-name="P76"><text:tab/>ngOnInit() {</text:p>
      <text:p text:style-name="P87"><text:span text:style-name="T55"><text:tab/><text:tab/></text:span><text:span text:style-name="T74">//snapshot contains all information about current route</text:span></text:p>
      <text:p text:style-name="P245"><text:tab/><text:tab/>//data contains all date for this component == resolve: {course: courseResolver}</text:p>
      <text:p text:style-name="P87"><text:span text:style-name="T55"><text:tab/><text:tab/></text:span><text:span text:style-name="T136">this. course = this.activatedRoute.snapshot.data["course"];</text:span></text:p>
      <text:p text:style-name="P76"><text:tab/>}</text:p>
      <text:p text:style-name="P76">}</text:p>
      <text:p text:style-name="P218"/>
      <text:p text:style-name="P219">To implement <text:span text:style-name="T3">router loading indicator</text:span> when routing on transition fetching data or on lazy loading we need do next steps.</text:p>
      <text:p text:style-name="P57"><text:span text:style-name="T114">1. Create loading component and add this tag to the app component template. </text:span><text:span text:style-name="T118">App → shared → loading</text:span></text:p>
      <text:p text:style-name="P222">app.component.html </text:p>
      <text:p text:style-name="P167">&lt;mat-sidenav-container fullscreen&gt;</text:p>
      <text:p text:style-name="P81"><text:tab/>&lt;mat-toolbar color="primary"&gt;</text:p>
      <text:p text:style-name="P81"><text:tab/><text:tab/>&lt;div class="toolbar-tools"&gt;</text:p>
      <text:p text:style-name="P81"><text:tab/><text:tab/><text:tab/>&lt;a class="menu-item" mat-button routerLink="/courses" routerLinkActive="menu-item-active"&gt;</text:p>
      <text:p text:style-name="P81"><text:tab/><text:tab/><text:tab/><text:tab/>&lt;span&gt;Courses&lt;/span&gt;</text:p>
      <text:p text:style-name="P81"><text:tab/><text:tab/><text:tab/>&lt;/a&gt;</text:p>
      <text:p text:style-name="P103"><text:span text:style-name="T55"><text:tab/><text:tab/><text:tab/></text:span><text:span text:style-name="T74">&lt;!-- Relative [routerLink]="'about'" for link this menu item with path in routes elems --&gt;</text:span></text:p>
      <text:p text:style-name="P81"><text:tab/><text:tab/><text:tab/>&lt;a class="menu-item" mat-button routerLink="/about" routerLinkActive="menu-item-active"&gt;</text:p>
      <text:p text:style-name="P81"><text:tab/><text:tab/><text:tab/><text:tab/>&lt;span&gt;About&lt;/span&gt;</text:p>
      <text:p text:style-name="P149"><text:tab/><text:tab/><text:tab/>&lt;/a&gt;</text:p>
      <text:p text:style-name="P104"><text:soft-page-break/><text:span text:style-name="T55"><text:tab/><text:tab/><text:tab/></text:span><text:span text:style-name="T74">&lt;!-- Absolute path routerLink="/login"--&gt;</text:span></text:p>
      <text:p text:style-name="P81"><text:tab/><text:tab/><text:tab/>&lt;a mat-button class="menu-item" routerLink="/login" routerLinkActive="menu-item-active"&gt;</text:p>
      <text:p text:style-name="P81"><text:tab/><text:tab/><text:tab/><text:tab/>&lt;mat-icon&gt;account_circle&lt;/mat-icon&gt;</text:p>
      <text:p text:style-name="P81"><text:tab/><text:tab/><text:tab/><text:tab/>&lt;span&gt;Login&lt;/span&gt;</text:p>
      <text:p text:style-name="P81"><text:tab/><text:tab/><text:tab/>&lt;/a&gt;</text:p>
      <text:p text:style-name="P81"><text:tab/><text:tab/>&lt;/div&gt;</text:p>
      <text:p text:style-name="P81"><text:tab/><text:tab/>&lt;a mat-button class="menu-item" *ngIf="auth.isLoggedIn$ | async"&gt;</text:p>
      <text:p text:style-name="P81"><text:tab/><text:tab/><text:tab/>&lt;mat-icon&gt;help&lt;/mat-icon&gt;</text:p>
      <text:p text:style-name="P81"><text:tab/><text:tab/>&lt;/a&gt;</text:p>
      <text:p text:style-name="P81"><text:tab/><text:tab/>&lt;a mat-button class="menu-item" (click)="logout()" *ngIf="auth.isLoggedIn$ | async"&gt;</text:p>
      <text:p text:style-name="P81"><text:tab/><text:tab/><text:tab/>&lt;mat-icon&gt;exit_to_app&lt;/mat-icon&gt;</text:p>
      <text:p text:style-name="P81"><text:tab/><text:tab/><text:tab/>&lt;span&gt;Logout&lt;/span&gt;</text:p>
      <text:p text:style-name="P81"><text:tab/><text:tab/>&lt;/a&gt;</text:p>
      <text:p text:style-name="P81"><text:tab/><text:tab/>&lt;div class="filler"&gt;&lt;/div&gt;</text:p>
      <text:p text:style-name="P81"><text:tab/><text:tab/>&lt;ng-container *ngIf="(auth.user$ | async) as user"&gt;</text:p>
      <text:p text:style-name="P81"><text:tab/><text:tab/><text:tab/>&lt;img class="profile-picture" [src]="user.pictureUrl"&gt;</text:p>
      <text:p text:style-name="P81"><text:tab/><text:tab/>&lt;/ng-container&gt;</text:p>
      <text:p text:style-name="P81"><text:tab/>&lt;/mat-toolbar&gt;</text:p>
      <text:p text:style-name="P104"><text:span text:style-name="T55"><text:tab/>&lt;messages&gt;&lt;/messages&gt; </text:span><text:span text:style-name="T74">&lt;!-- </text:span><text:span text:style-name="T79">For error messages-→</text:span></text:p>
      <text:p text:style-name="P105"><text:span text:style-name="T74"><text:tab/>&lt;!--</text:span><text:span text:style-name="T79">For show to user that Resolver fetching data or lazy loading bundle of components </text:span><text:span text:style-name="T74">--&gt;</text:span></text:p>
      <text:p text:style-name="P105"><text:span text:style-name="T55"><text:tab/></text:span><text:span text:style-name="T136">&lt;loading </text:span><text:span text:style-name="T138">[detectRoutingOnGoing]=”true”</text:span><text:span text:style-name="T136">&gt;&lt;/loading&gt;</text:span><text:span text:style-name="T55"> </text:span></text:p>
      <text:p text:style-name="P127"><text:tab/>&lt;!-- The routed views render in the &lt;router-outlet&gt;--&gt;</text:p>
      <text:p text:style-name="P81"><text:tab/>&lt;router-outlet&gt;&lt;/router-outlet&gt;</text:p>
      <text:p text:style-name="P81">&lt;/mat-sidenav-container&gt;</text:p>
      <text:p text:style-name="P219"/>
      <text:p text:style-name="P220">For manipulate this LoadingComponent we need loading service. </text:p>
      <text:p text:style-name="P71">loading.component.html</text:p>
      <text:p text:style-name="P168">&lt;div class="spinner-container" *ngIf="loadingService.loading$ | async"&gt;</text:p>
      <text:p text:style-name="P75"><text:tab/>&lt;mat-spinner&gt;&lt;/mat-spinner&gt;</text:p>
      <text:p text:style-name="P75">&lt;/div&gt;</text:p>
      <text:p text:style-name="P75"/>
      <text:p text:style-name="P71"><text:span text:style-name="T114">loading.component.</text:span>ts</text:p>
      <text:p text:style-name="P169">export class LoadingComponent implements OnInit {</text:p>
      <text:p text:style-name="P89"><text:tab/> <text:span text:style-name="T55">@Input()routing: boolean = false;</text:span></text:p>
      <text:p text:style-name="P119"><text:span text:style-name="T60"><text:tab/></text:span><text:span text:style-name="T137">@Input() detectRoutingOnGoing: boolean = false;</text:span></text:p>
      <text:p text:style-name="P89"><text:span text:style-name="T55"><text:tab/>constructor(public loadingService: LoadingService, </text:span><text:span text:style-name="T138">private router: Router</text:span><text:span text:style-name="T55">) {<text:tab/>}</text:span></text:p>
      <text:p text:style-name="P146"><text:tab/>ngOnInit() {</text:p>
      <text:p text:style-name="P153"><text:tab/><text:tab/>if(this.detectRoutingOnGoing) {</text:p>
      <text:p text:style-name="P99"><text:span text:style-name="T55"><text:tab/><text:tab/><text:tab/></text:span><text:span text:style-name="T74">//detect a series of router events</text:span></text:p>
      <text:p text:style-name="P80"><text:tab/><text:tab/><text:tab/>this.router.events</text:p>
      <text:p text:style-name="P80"><text:tab/><text:tab/><text:tab/><text:tab/>.subscribe(</text:p>
      <text:p text:style-name="P80"><text:tab/><text:tab/><text:tab/><text:tab/><text:tab/>event =&gt; {</text:p>
      <text:p text:style-name="P99"><text:span text:style-name="T55"><text:tab/><text:tab/><text:tab/><text:tab/><text:tab/><text:tab/></text:span><text:span text:style-name="T74">//navigation start (fetching some data)</text:span></text:p>
      <text:p text:style-name="P100"><text:span text:style-name="T55"><text:tab/><text:tab/><text:tab/><text:tab/><text:tab/><text:tab/>if(event instanceof NavigationStart </text:span><text:span text:style-name="T61">|| </text:span></text:p>
      <text:p text:style-name="P115"><text:span text:style-name="T61"><text:tab/><text:tab/><text:tab/><text:tab/><text:tab/><text:tab/><text:tab/>event instanceof RouteConfigLoadStart</text:span><text:span text:style-name="T55">) {</text:span><text:span text:style-name="T74">//</text:span><text:span text:style-name="T80">for add indicator to lazy load bundle </text:span></text:p>
      <text:p text:style-name="P157"><text:tab/><text:tab/><text:tab/><text:tab/><text:tab/><text:tab/><text:tab/>this.loadingService.loadingOn();</text:p>
      <text:p text:style-name="P157"><text:tab/><text:tab/><text:tab/><text:tab/><text:tab/><text:tab/>} </text:p>
      <text:p text:style-name="P157"><text:tab/><text:tab/><text:tab/><text:tab/><text:tab/><text:tab/>else if (<text:tab/><text:tab/><text:tab/><text:tab/><text:tab/><text:tab/><text:tab/></text:p>
      <text:p text:style-name="P111"><text:span text:style-name="T55"><text:tab/><text:tab/><text:tab/><text:tab/><text:tab/><text:tab/><text:tab/>event instanceof NavigationEnd || </text:span><text:span text:style-name="T74">//navigation finished successfully</text:span></text:p>
      <text:p text:style-name="P111"><text:span text:style-name="T55"><text:tab/><text:tab/><text:tab/><text:tab/><text:tab/><text:tab/><text:tab/>event instanceof NavigationError ||</text:span><text:span text:style-name="T74">//finish broken navigation</text:span></text:p>
      <text:p text:style-name="P111"><text:span text:style-name="T55"><text:tab/><text:tab/><text:tab/><text:tab/><text:tab/><text:tab/><text:tab/>event instanceof NavigationCancel </text:span><text:span text:style-name="T62">||</text:span></text:p>
      <text:p text:style-name="P114"><text:span text:style-name="T62"><text:tab/><text:tab/><text:tab/><text:tab/><text:tab/><text:tab/><text:tab/></text:span><text:span text:style-name="T61">event instanceof RouteConfigLoad</text:span><text:span text:style-name="T62">End </text:span><text:span text:style-name="T81">//</text:span><text:span text:style-name="T80">lazy load </text:span><text:span text:style-name="T81">finished </text:span></text:p>
      <text:p text:style-name="P157"><text:tab/><text:tab/><text:tab/><text:tab/><text:tab/><text:tab/>) {</text:p>
      <text:p text:style-name="P157"><text:tab/><text:tab/><text:tab/><text:tab/><text:tab/><text:tab/><text:tab/>this.loadingService.loadingOff();</text:p>
      <text:p text:style-name="P157"><text:tab/><text:tab/><text:tab/><text:tab/><text:tab/><text:tab/>}</text:p>
      <text:p text:style-name="P157"><text:tab/><text:tab/><text:tab/><text:tab/><text:tab/>}</text:p>
      <text:p text:style-name="P157"><text:tab/><text:tab/><text:tab/><text:tab/>);</text:p>
      <text:p text:style-name="P157"><text:tab/><text:tab/>}</text:p>
      <text:p text:style-name="P146"><text:tab/>}</text:p>
      <text:p text:style-name="P77">}</text:p>
      <text:p text:style-name="P55"/>
      <text:p text:style-name="P72">loading.<text:span text:style-name="T147">service</text:span>.ts</text:p>
      <text:p text:style-name="P113"><text:span text:style-name="T72">@Injectable({ </text:span><text:span text:style-name="T55">providedIn: "root" })</text:span></text:p>
      <text:p text:style-name="P82">export class LoadingService {</text:p>
      <text:p text:style-name="P112"><text:tab/> <text:span text:style-name="T55">private loadingSubject = new BehaviorSubject&lt;boolean&gt;(false);</text:span></text:p>
      <text:p text:style-name="P82"><text:tab/>loading$: Observable&lt;boolean&gt; = this.loadingSubject.asObservable();</text:p>
      <text:p text:style-name="P82"><text:tab/>constructor() { console.log("Loading service created...");}</text:p>
      <text:p text:style-name="P82"><text:tab/>showLoaderUntilCompleted&lt;T&gt;(obs$: Observable&lt;T&gt;): Observable&lt;T&gt; {</text:p>
      <text:p text:style-name="P82"><text:tab/><text:tab/>return of(null)</text:p>
      <text:p text:style-name="P82"><text:tab/><text:tab/><text:tab/>.pipe(</text:p>
      <text:p text:style-name="P82"><text:tab/><text:tab/><text:tab/><text:tab/>tap(() =&gt; this.loadingOn()),</text:p>
      <text:p text:style-name="P82"><text:soft-page-break/><text:tab/><text:tab/><text:tab/><text:tab/>concatMap(() =&gt; obs$),</text:p>
      <text:p text:style-name="P82"><text:tab/><text:tab/><text:tab/><text:tab/>finalize(() =&gt; this.loadingOff())</text:p>
      <text:p text:style-name="P82"><text:tab/><text:tab/><text:tab/>);</text:p>
      <text:p text:style-name="P82"><text:tab/>}</text:p>
      <text:p text:style-name="P82"><text:tab/>loadingOn() { this.loadingSubject.next(true);}</text:p>
      <text:p text:style-name="P159"><text:tab/>loadingOff() { this.loadingSubject.next(false);}</text:p>
      <text:p text:style-name="P82">}</text:p>
      <text:p text:style-name="P221"/>
      <text:p text:style-name="P58">To integrate this loading component with router inject to LoadingComponent router:Router </text:p>
      <text:p text:style-name="P58">Then detect a series of router events inside LoadingComponent ngOnInit(){…}</text:p>
      <text:p text:style-name="P59">To add loading indicator when courses (lazy loading) is loading add to the router events event RouteConfigLoadStart.</text:p>
      <text:p text:style-name="P50"/>
      <text:p text:style-name="P50"/>
      <text:p text:style-name="P60">Now we have lazy loading for courses inside app router. Inside courses module we also have own navigation and we want download lessons for each course <text:span text:style-name="T148">and then display LessonDetailComonent if user click to this lesson in the list of lessons. </text:span><text:s/></text:p>
      <text:p text:style-name="P61">Add to courses routing module → <text:span text:style-name="T149">course → children. </text:span></text:p>
      <text:p text:style-name="P62">Add new &lt;router-outlet&gt;&lt;/router-outlet&gt; inside course.component.html (before close div.course)</text:p>
      <text:p text:style-name="P63">For passing needed date to the LessonsListComponent we need a new resolver. Create it inside the app → courses → services → lessons.resolver.ts. <text:span text:style-name="T150">Add this resolver to the routes → CourseComponent → children → first child</text:span></text:p>
      <text:p text:style-name="P64">Now our routes inside courses-routing.module.ts looks like this: </text:p>
      <text:p text:style-name="P85">const routes: Routes = [</text:p>
      <text:p text:style-name="P103"><text:tab/><text:span text:style-name="T55">{</text:span></text:p>
      <text:p text:style-name="P103"><text:span text:style-name="T55"><text:tab/><text:tab/></text:span><text:span text:style-name="T151">//this rout will be showing with address http:localhost:4200/courses</text:span></text:p>
      <text:p text:style-name="P81"><text:tab/><text:tab/>path: "",</text:p>
      <text:p text:style-name="P81"><text:tab/><text:tab/>component: HomeComponent,</text:p>
      <text:p text:style-name="P81"><text:tab/>}, {</text:p>
      <text:p text:style-name="P103"><text:span text:style-name="T55"><text:tab/><text:tab/></text:span><text:span text:style-name="T151">//will work when we click View course btn (course-card-list)</text:span></text:p>
      <text:p text:style-name="P253"><text:tab/><text:tab/>//address http:localhost:4200/courses/${courseUrl}, each course has property url</text:p>
      <text:p text:style-name="P81"><text:tab/><text:tab/>path: ':courseUrl', //variable</text:p>
      <text:p text:style-name="P81"><text:tab/><text:tab/>component: CourseComponent,</text:p>
      <text:p text:style-name="P103"><text:span text:style-name="T55"><text:tab/><text:tab/></text:span><text:span text:style-name="T141">canActivate: [AuthGuard],</text:span></text:p>
      <text:p text:style-name="P107"><text:span text:style-name="T141"><text:tab/><text:tab/>canActivate</text:span><text:span text:style-name="T142">Child</text:span><text:span text:style-name="T141">: [AuthGuard</text:span><text:span text:style-name="T142">Child</text:span><text:span text:style-name="T141">],</text:span></text:p>
      <text:p text:style-name="P108"><text:span text:style-name="T141"><text:tab/><text:tab/></text:span><text:span text:style-name="T146">canDeactivate: [ConfirmExitGuard],</text:span></text:p>
      <text:p text:style-name="P103"><text:span text:style-name="T55"><text:tab/><text:tab/></text:span><text:span text:style-name="T136">children: [</text:span></text:p>
      <text:p text:style-name="P103"><text:span text:style-name="T55"><text:tab/><text:tab/><text:tab/></text:span><text:span text:style-name="T136">{</text:span><text:span text:style-name="T55"> </text:span><text:span text:style-name="T151">//this component will be showed inside this Course component</text:span></text:p>
      <text:p text:style-name="P103"><text:span text:style-name="T55"><text:tab/><text:tab/><text:tab/><text:tab/></text:span><text:span text:style-name="T136">path: '', //http:localhost:4200/courses/router-in-depth</text:span></text:p>
      <text:p text:style-name="P255"><text:tab/><text:tab/><text:tab/><text:tab/>component: LessonsListComponent,</text:p>
      <text:p text:style-name="P255"><text:tab/><text:tab/><text:tab/><text:tab/>resolve: {</text:p>
      <text:p text:style-name="P139"><text:span text:style-name="T55"><text:tab/><text:tab/><text:tab/><text:tab/><text:tab/>lessons: lessonsResolver, </text:span><text:span text:style-name="T74">//</text:span><text:span text:style-name="T83">this lesson it’s data needed to the component</text:span></text:p>
      <text:p text:style-name="P255"><text:tab/><text:tab/><text:tab/><text:tab/>}</text:p>
      <text:p text:style-name="P255"><text:tab/><text:tab/><text:tab/>},</text:p>
      <text:p text:style-name="P103"><text:span text:style-name="T136"><text:tab/><text:tab/><text:tab/>{</text:span><text:span text:style-name="T151">//this component will be showed after click on lesson</text:span></text:p>
      <text:p text:style-name="P253"><text:tab/><text:tab/><text:tab/><text:tab/>//http:localhost:4200/courses/router-in-depth/lessons/17</text:p>
      <text:p text:style-name="P103"><text:span text:style-name="T55"><text:tab/><text:tab/><text:tab/><text:tab/></text:span><text:span text:style-name="T136">path: 'lessons/:</text:span><text:span text:style-name="T139">l</text:span><text:span text:style-name="T136">essonSeqNo',</text:span></text:p>
      <text:p text:style-name="P255"><text:tab/><text:tab/><text:tab/><text:tab/>component: LessonDetailComponent,</text:p>
      <text:p text:style-name="P256"><text:tab/><text:tab/><text:tab/><text:tab/>resolve: {</text:p>
      <text:p text:style-name="P140"><text:span text:style-name="T55"><text:tab/><text:tab/><text:tab/><text:tab/><text:tab/>lessons: lesson</text:span><text:span text:style-name="T65">Detail</text:span><text:span text:style-name="T55">Resolver,</text:span></text:p>
      <text:p text:style-name="P256"><text:tab/><text:tab/><text:tab/><text:tab/>}</text:p>
      <text:p text:style-name="P255"><text:tab/><text:tab/><text:tab/>},</text:p>
      <text:p text:style-name="P255"><text:tab/><text:tab/>],</text:p>
      <text:p text:style-name="P103"><text:span text:style-name="T55"><text:tab/><text:tab/></text:span><text:span text:style-name="T151">//it indicate router that before display CourseComponent, fetch this </text:span></text:p>
      <text:p text:style-name="P135"><text:tab/><text:tab/><text:span text:style-name="T55">//data (course) using courseResolver</text:span></text:p>
      <text:p text:style-name="P103"><text:tab/><text:tab/> <text:span text:style-name="T55">resolve: {course: courseResolver}</text:span></text:p>
      <text:p text:style-name="P81"><text:tab/>}</text:p>
      <text:p text:style-name="P81">];</text:p>
      <text:p text:style-name="P70">lessons.resolver.ts</text:p>
      <text:p text:style-name="P137">/*this router will fetch an instance of the Course</text:p>
      <text:p text:style-name="P138">ActivatedRouteSnapshot - router obj, that contains info witch route is active (courses route)</text:p>
      <text:p text:style-name="P138">RouterStateSnapshot - obj, that contains info about current state of the router*/</text:p>
      <text:p text:style-name="P77">export const lessonsResolver: ResolveFn &lt;LessonSummary[]&gt; = </text:p>
      <text:p text:style-name="P77">(route: ActivatedRouteSnapshot, state: RouterStateSnapshot) =&gt; {</text:p>
      <text:p text:style-name="P89"><text:span text:style-name="T55"><text:tab/></text:span><text:span text:style-name="T151">//when we have http:localhost:4200/courses/some-unique-url we can extract</text:span></text:p>
      <text:p text:style-name="P254"><text:tab/>//some-unique-url from the browser address bar by using ActivatedRouteSnapshot</text:p>
      <text:p text:style-name="P254"><text:tab/>//paramMap contains all the parts of url, and in our case this url contains only</text:p>
      <text:p text:style-name="P136"><text:tab/> <text:span text:style-name="T55">//one variable (we define this in routes -&gt; path) </text:span></text:p>
      <text:p text:style-name="P77"><text:soft-page-break/><text:tab/>const courseUrl = route.paramMap.get('courseUrl');</text:p>
      <text:p text:style-name="P77"><text:tab/>return inject(CoursesService).loadAllCourseLessonsSummary(courseUrl); </text:p>
      <text:p text:style-name="P77">};</text:p>
      <text:p text:style-name="P73"/>
      <text:p text:style-name="P65"/>
      <text:p text:style-name="P66">Routing from the lessons-list component to the lesson (detail).</text:p>
      <text:p text:style-name="P8"><text:span text:style-name="T16">Add </text:span><text:span text:style-name="T17">relative router link</text:span><text:span text:style-name="T99"> </text:span><text:span text:style-name="T95">[routerLink]="['lessons', lesson.seqNo]" </text:span><text:span text:style-name="T99"><text:s/></text:span><text:span text:style-name="T16">to the &lt;tr&gt;&lt;/tr&gt; inside lessons-list.component.html (</text:span><text:span text:style-name="T89">&lt;!-- from http://localhost:4200/courses/angular-router-course </text:span><text:span text:style-name="T88">to </text:span><text:a xlink:type="simple" xlink:href="http://localhost:4200/courses/angular-router-course/lessons/5-" text:style-name="Internet_20_link" text:visited-style-name="Visited_20_Internet_20_Link">http://localhost:4200/courses/angular-router-course/lesso</text:a><text:a xlink:type="simple" xlink:href="http://localhost:4200/courses/angular-router-course/lessons/5-" text:style-name="Internet_20_link" text:visited-style-name="Visited_20_Internet_20_Link"><text:span text:style-name="T90">n</text:span></text:a><text:a xlink:type="simple" xlink:href="http://localhost:4200/courses/angular-router-course/lessons/5-" text:style-name="Internet_20_link" text:visited-style-name="Visited_20_Internet_20_Link">s/5-</text:a><text:span text:style-name="T88">→</text:span><text:span text:style-name="T16">).</text:span></text:p>
      <text:p text:style-name="P186"/>
      <text:p text:style-name="P9"><text:span text:style-name="T16">T</text:span><text:span text:style-name="T14">his LessonDetailComponent needs some data </text:span><text:span text:style-name="T19">(lesson$: Observable&lt;LessonDetail&gt;)</text:span><text:span text:style-name="T14">. Inside our CourseService we use different api url for fetch this data. We need implement own resolver for lesson detail. </text:span><text:span text:style-name="T18">Create </text:span><text:span text:style-name="T14">this resolver</text:span><text:span text:style-name="T18"> inside the app → courses → services → lesson-</text:span><text:span text:style-name="T14">detail</text:span><text:span text:style-name="T18">.resolver.ts.</text:span></text:p>
      <text:p text:style-name="P173">export const lessonDetailResolver: ResolveFn &lt;LessonDetail&gt; = </text:p>
      <text:p text:style-name="P78"><text:tab/>(route: ActivatedRouteSnapshot, state: RouterStateSnapshot) =&gt; {</text:p>
      <text:p text:style-name="P94"><text:span text:style-name="T55"><text:tab/></text:span><text:span text:style-name="T74">/*when we have http:localhost:4200/courses/some-unique-url/SeqNo we can extract some-unique-url and <text:tab/>lessonSeqNo from the browser address bar by using ActivatedRouteSnapshot paramMap contains all the parts of <text:tab/>url, and this variables (we define this in routes -&gt; path) */</text:span></text:p>
      <text:p text:style-name="P94"><text:span text:style-name="T55"><text:tab/>const courseUrl = route.</text:span><text:span text:style-name="T63">parent.</text:span><text:span text:style-name="T55">paramMap.get('courseUrl'); </text:span><text:span text:style-name="T74">//</text:span><text:span text:style-name="T82">from parent route</text:span></text:p>
      <text:p text:style-name="P94"><text:span text:style-name="T55"><text:tab/>const lessonSeqNo = route.paramMap.get('</text:span><text:span text:style-name="T64">l</text:span><text:span text:style-name="T55">essonSeqNo');</text:span></text:p>
      <text:p text:style-name="P78"><text:tab/>return inject(CoursesService).loadLessonDetail(courseUrl, lessonSeqNo);</text:p>
      <text:p text:style-name="P78">};</text:p>
      <text:p text:style-name="P78"/>
      <text:p text:style-name="P11"><text:span text:style-name="T18">A</text:span><text:span text:style-name="T14">dd this resolver to the route (resolve: {lesson:LessonDetailResolver}).</text:span></text:p>
      <text:p text:style-name="P12"><text:span text:style-name="T14">Inject to the LessonDetailComponent activatedRoute: ActivatedRoute </text:span><text:span text:style-name="T20">and method to the ngOnInit. In this example we using variable lesson: LessonDetail. This is not good practice and later we will use lesson$.</text:span></text:p>
      <text:p text:style-name="P187"/>
      <text:p text:style-name="P10"><text:span text:style-name="T18">L</text:span><text:span text:style-name="T14">esson-detail.component.html contains safeUrl pipe to inform domSanitizer that this url is safe. </text:span></text:p>
      <text:p text:style-name="P116"><text:span text:style-name="T45">@Pipe({ </text:span><text:span text:style-name="T55">name: 'safeUrl' })</text:span></text:p>
      <text:p text:style-name="P77">export class SafeUrlPipe implements PipeTransform {</text:p>
      <text:p text:style-name="P77"><text:tab/>constructor(private sanitizer: DomSanitizer) {}</text:p>
      <text:p text:style-name="P77"><text:tab/>transform(url) {return this.sanitizer.bypassSecurityTrustResourceUrl(url);}</text:p>
      <text:p text:style-name="P77">}</text:p>
      <text:p text:style-name="P181"/>
      <text:p text:style-name="P13"><text:span text:style-name="T14">Then go to course detail component template and implement logic to the Back to Course button. To jump from </text:span><text:a xlink:type="simple" xlink:href="http://localhost:4200/courses/angular-router-course/lessons/2" text:style-name="Internet_20_link" text:visited-style-name="Visited_20_Internet_20_Link"><text:span text:style-name="T14">http://localhost:4200/courses/angular-router-course/lessons/2</text:span></text:a><text:span text:style-name="T14"> to </text:span><text:a xlink:type="simple" xlink:href="http://localhost:4200/courses/angular-router-course" text:style-name="Internet_20_link" text:visited-style-name="Visited_20_Internet_20_Link"><text:span text:style-name="T14">http://localhost:4200/courses/angular-router-course</text:span></text:a><text:span text:style-name="T14"> this we need add to the button [routerLink]=”[‘../..’]”</text:span></text:p>
      <text:p text:style-name="P188"/>
      <text:p text:style-name="P188">After that we want implement back and next buttons. </text:p>
      <text:p text:style-name="P14"><text:span text:style-name="T14">Add (click)=”previous(lesson)” </text:span><text:span text:style-name="T21">and </text:span><text:span text:style-name="T14">(click)=”</text:span><text:span text:style-name="T21">next</text:span><text:span text:style-name="T14">(lesson)”. </text:span><text:span text:style-name="T22">Important add *ngIf=”!lesson.first” and *ngIf=”!lesson.last” for this buttons. </text:span></text:p>
      <text:p text:style-name="P189">Add to class constructor private router: Router, and implement this methods</text:p>
      <text:p text:style-name="P237">lesson-detail.component.html</text:p>
      <text:p text:style-name="P249">&lt;!-- From this url http://localhost:4200/courses/angular-router-course/lessons/2</text:p>
      <text:p text:style-name="P126">we want to jump to this http://localhost:4200/courses/angular-router-course --&gt;</text:p>
      <text:p text:style-name="P117"><text:span text:style-name="T55">&lt;a class="back" </text:span><text:span text:style-name="T136">href="javascript:void(0)" [routerLink]="['../..']</text:span><text:span text:style-name="T55">"&gt;Back To Course&lt;/a&gt;</text:span></text:p>
      <text:p text:style-name="P83">&lt;div class="lesson-detail" *ngIf="(lesson$ | async) as lesson"&gt;</text:p>
      <text:p text:style-name="P126">&lt;!-- &lt;div class="lesson-detail" *ngIf="lesson"&gt; --&gt;</text:p>
      <text:p text:style-name="P83"><text:tab/>&lt;h3&gt;{{lesson.description}}&lt;/h3&gt;</text:p>
      <text:p text:style-name="P83"><text:tab/>&lt;h5&gt;Duration: {{lesson.duration}}&lt;/h5&gt;</text:p>
      <text:p text:style-name="P83"><text:tab/>&lt;div class="video-container"&gt;</text:p>
      <text:p text:style-name="P117"><text:span text:style-name="T55"><text:tab/><text:tab/>&lt;mat-icon class="nav-button" </text:span><text:span text:style-name="T136">*ngIf="!lesson.first" (click)="previous(lesson)"</text:span><text:span text:style-name="T55">&gt;navigate_before&lt;/mat-icon&gt;</text:span></text:p>
      <text:p text:style-name="P126"><text:tab/><text:tab/>&lt;!-- safeUrl pipe for mark it as safe resource--&gt;</text:p>
      <text:p text:style-name="P83"><text:tab/><text:tab/>&lt;iframe width="400" height="220" frameborder="0" allowfullscreen</text:p>
      <text:p text:style-name="P117"><text:span text:style-name="T55"><text:tab/><text:tab/><text:tab/>[src]="('https://www.youtube.com/embed/' + lesson?.videoId) </text:span><text:span text:style-name="T136">| safeUrl</text:span><text:span text:style-name="T55">"&gt;</text:span></text:p>
      <text:p text:style-name="P83"><text:tab/><text:tab/>&lt;/iframe&gt;</text:p>
      <text:p text:style-name="P83"><text:tab/><text:tab/>&lt;mat-icon class="nav-button" *ngIf="!lesson.last" (click)="next(lesson)"&gt;navigate_next&lt;/mat-icon&gt;</text:p>
      <text:p text:style-name="P83"><text:tab/>&lt;/div&gt;</text:p>
      <text:p text:style-name="P83">&lt;/div&gt;</text:p>
      <text:p text:style-name="P190"/>
      <text:p text:style-name="P239">lesson-detail.component.ts</text:p>
      <text:p text:style-name="P81">export class LessonDetailComponent implements OnInit {</text:p>
      <text:p text:style-name="P103"><text:span text:style-name="T55"><text:tab/></text:span><text:span text:style-name="T74">/*With this way we use same instance of component, but different data*/</text:span></text:p>
      <text:p text:style-name="P81"><text:tab/>lesson$: Observable&lt;LessonDetail&gt;;</text:p>
      <text:p text:style-name="P103"><text:span text:style-name="T55"><text:tab/></text:span><text:span text:style-name="T74">/*With this way not working next and previous methods, because we using the same lesson component and same <text:tab/>data. */</text:span></text:p>
      <text:p text:style-name="P103"><text:span text:style-name="T55"><text:tab/></text:span><text:span text:style-name="T152">//lesson: LessonDetail; //for lesson, static obj.</text:span></text:p>
      <text:p text:style-name="P103"><text:soft-page-break/><text:span text:style-name="T55"><text:tab/>constructor(<text:tab/></text:span><text:span text:style-name="T66">p</text:span><text:span text:style-name="T55">rivate activatedRoute: ActivatedRoute, private router: Router) {</text:span></text:p>
      <text:p text:style-name="P81"><text:tab/><text:tab/>console.log("Created LessonDetailComponent...");</text:p>
      <text:p text:style-name="P81"><text:tab/>}</text:p>
      <text:p text:style-name="P81"><text:tab/>ngOnInit() {</text:p>
      <text:p text:style-name="P103"><text:span text:style-name="T55"><text:tab/><text:tab/></text:span><text:span text:style-name="T74">/*Observable emit new data for this component all the time*/</text:span></text:p>
      <text:p text:style-name="P103"><text:span text:style-name="T55"><text:tab/><text:tab/>this.lesson$ = this.activatedRoute.data.pipe(map(data =&gt; data['lesson'])) </text:span><text:span text:style-name="T74">//Observable</text:span></text:p>
      <text:p text:style-name="P103"><text:s/><text:tab/><text:tab/><text:span text:style-name="T74">/*Snapshot emit just first value when a component was created*/</text:span></text:p>
      <text:p text:style-name="P103"><text:span text:style-name="T55"><text:tab/><text:tab/></text:span><text:span text:style-name="T74">//</text:span><text:span text:style-name="T152">this.lesson = this.activatedRoute.snapshot.data['lesson']; </text:span><text:span text:style-name="T74">//static obj</text:span></text:p>
      <text:p text:style-name="P81"><text:tab/>}</text:p>
      <text:p text:style-name="P81"><text:tab/>previous(lesson) { </text:p>
      <text:p text:style-name="P103"><text:span text:style-name="T55"><text:tab/><text:tab/></text:span><text:span text:style-name="T74">// current http://localhost:4200/courses/angular-router-course/lessons/5</text:span></text:p>
      <text:p text:style-name="P103"><text:span text:style-name="T55"><text:tab/><text:tab/></text:span><text:span text:style-name="T74">//relative is http://localhost:4200/courses/angular-router-course</text:span></text:p>
      <text:p text:style-name="P81"><text:tab/><text:tab/>this.router.navigate(<text:tab/><text:tab/></text:p>
      <text:p text:style-name="P81"><text:tab/><text:tab/><text:tab/>['lessons', lesson.seqNo – 1], //it's important *ngIf="!lesson.first"</text:p>
      <text:p text:style-name="P81"><text:tab/><text:tab/><text:tab/>{relativeTo: this.activatedRoute.parent}</text:p>
      <text:p text:style-name="P81"><text:tab/><text:tab/>)</text:p>
      <text:p text:style-name="P81"><text:tab/>}</text:p>
      <text:p text:style-name="P81"><text:tab/>next(lesson) {</text:p>
      <text:p text:style-name="P81"><text:tab/><text:tab/>this.router.navigate(</text:p>
      <text:p text:style-name="P81"><text:tab/><text:tab/><text:tab/>['lessons', lesson.seqNo + 1], //it's important *ngIf="!lesson.last"</text:p>
      <text:p text:style-name="P81"><text:tab/><text:tab/><text:tab/>{relativeTo: this.activatedRoute.parent}</text:p>
      <text:p text:style-name="P81"><text:tab/><text:tab/>)</text:p>
      <text:p text:style-name="P81"><text:tab/>}</text:p>
      <text:p text:style-name="P81">}</text:p>
      <text:p text:style-name="P191"/>
      <text:p text:style-name="P191"/>
      <text:p text:style-name="P242">Authentication</text:p>
      <text:p text:style-name="P15"><text:span text:style-name="T49">Authentication router guard</text:span><text:span text:style-name="T14"> is a special service, that allows us to determine if a user have access to a given route of our app or not. </text:span></text:p>
      <text:p text:style-name="P192">For example we will use courses-routing.module.ts Access to course component only for authenticated users. </text:p>
      <text:p text:style-name="P15"><text:span text:style-name="T16">I</text:span><text:span text:style-name="T14">n our app we have Login page (app rout). When we type login and password, we call login fn inside LoginComponent:</text:span></text:p>
      <text:p text:style-name="P174">export class LoginComponent implements OnInit {</text:p>
      <text:p text:style-name="P78"><text:tab/>form: UntypedFormGroup;</text:p>
      <text:p text:style-name="P78"><text:tab/>constructor(</text:p>
      <text:p text:style-name="P78"><text:tab/><text:tab/>private fb: UntypedFormBuilder,</text:p>
      <text:p text:style-name="P78"><text:tab/><text:tab/>private router: Router,</text:p>
      <text:p text:style-name="P78"><text:tab/><text:tab/>private auth: AuthStore) {</text:p>
      <text:p text:style-name="P94"><text:tab/><text:tab/><text:tab/><text:span text:style-name="T55">this.form = fb.group({</text:span></text:p>
      <text:p text:style-name="P78"><text:tab/><text:tab/><text:tab/><text:tab/>email: ['test@angular-university.io', [Validators.required]],</text:p>
      <text:p text:style-name="P78"><text:tab/><text:tab/><text:tab/><text:tab/>password: ['test', [Validators.required]]</text:p>
      <text:p text:style-name="P78"><text:tab/><text:tab/>});</text:p>
      <text:p text:style-name="P78">}</text:p>
      <text:p text:style-name="P78"><text:tab/>ngOnInit() {}</text:p>
      <text:p text:style-name="P78"><text:tab/>login() {</text:p>
      <text:p text:style-name="P94"><text:tab/><text:tab/><text:span text:style-name="T55">const val = this.form.value;</text:span></text:p>
      <text:p text:style-name="P94"><text:tab/><text:tab/><text:span text:style-name="T55">this.auth.login(val.email, val.password)</text:span></text:p>
      <text:p text:style-name="P78"><text:tab/><text:tab/><text:tab/>.subscribe(</text:p>
      <text:p text:style-name="P94"><text:tab/><text:tab/><text:tab/><text:tab/><text:span text:style-name="T55">() =&gt; {</text:span><text:span text:style-name="T140">this.router.navigateByUrl(‘/courses’)</text:span><text:span text:style-name="T55">},</text:span></text:p>
      <text:p text:style-name="P94"><text:span text:style-name="T55"><text:tab/><text:tab/><text:tab/><text:tab/>err =&gt; {</text:span> <text:span text:style-name="T55">alert("Login failed!");}</text:span></text:p>
      <text:p text:style-name="P94"><text:tab/><text:tab/><text:tab/><text:span text:style-name="T55">);</text:span></text:p>
      <text:p text:style-name="P94"><text:tab/><text:span text:style-name="T55">}</text:span></text:p>
      <text:p text:style-name="P78">}</text:p>
      <text:p text:style-name="P16"><text:span text:style-name="T14">In constructor we inject AuthStore </text:span><text:span text:style-name="T23">(app → services → auth.store.ts)</text:span><text:span text:style-name="T14">. </text:span><text:span text:style-name="T24">It’s not solution for practice.</text:span></text:p>
      <text:p text:style-name="P16"><text:a xlink:type="simple" xlink:href="https://www.learnrxjs.io/learn-rxjs/subjects/behaviorsubject" text:style-name="Internet_20_link" text:visited-style-name="Visited_20_Internet_20_Link"><text:span text:style-name="T48">https://www.learnrxjs.io/learn-rxjs/subjects/behaviorsubject</text:span></text:a><text:span text:style-name="T24"> </text:span></text:p>
      <text:p text:style-name="P175">const AUTH_DATA = "auth_data";</text:p>
      <text:p text:style-name="P81">@Injectable({</text:p>
      <text:p text:style-name="P81"><text:tab/>providedIn: 'root'</text:p>
      <text:p text:style-name="P81">})</text:p>
      <text:p text:style-name="P127">//This is a store because we using here BehaviorSubject</text:p>
      <text:p text:style-name="P81">export class AuthStore {</text:p>
      <text:p text:style-name="P103"><text:span text:style-name="T55"><text:tab/>private subject = new BehaviorSubject&lt;User&gt;(null); </text:span><text:span text:style-name="T74">//</text:span><text:span text:style-name="T84">BehaviorSubject needs init value, </text:span><text:span text:style-name="T85">keep 2 val</text:span><text:span text:style-name="T84"> (</text:span><text:span text:style-name="T85">current and previous</text:span><text:span text:style-name="T84">), </text:span></text:p>
      <text:p text:style-name="P106"><text:span text:style-name="T55"><text:tab/>user$: Observable&lt;User&gt; = this.subject.asObservable(); </text:span><text:span text:style-name="T74">//</text:span><text:span text:style-name="T86">to get info about state of user status we need inject AuthStore and subscribe to the user$</text:span></text:p>
      <text:p text:style-name="P128"><text:span text:style-name="T67">//2 Observables gives info about user </text:span><text:span text:style-name="T68">state</text:span><text:span text:style-name="T67"> also for show login/logout btn</text:span></text:p>
      <text:p text:style-name="P81"><text:tab/>isLoggedIn$: Observable&lt;boolean&gt;;</text:p>
      <text:p text:style-name="P81"><text:tab/>isLoggedOut$: Observable&lt;boolean&gt;;</text:p>
      <text:p text:style-name="P81"><text:tab/>constructor(private http: HttpClient) {</text:p>
      <text:p text:style-name="P81"><text:soft-page-break/><text:tab/><text:tab/>this.isLoggedIn$ = this.user$.pipe(map(user =&gt; !!user));</text:p>
      <text:p text:style-name="P81"><text:tab/><text:tab/>this.isLoggedOut$ = this.isLoggedIn$.pipe(map(loggedIn =&gt; !loggedIn));</text:p>
      <text:p text:style-name="P81"><text:tab/><text:tab/>const user = localStorage.getItem(AUTH_DATA);</text:p>
      <text:p text:style-name="P81"><text:tab/><text:tab/>if (user) {</text:p>
      <text:p text:style-name="P81"><text:tab/><text:tab/><text:tab/>this.subject.next(JSON.parse(user));</text:p>
      <text:p text:style-name="P81"><text:tab/><text:tab/>}</text:p>
      <text:p text:style-name="P81"><text:tab/>}</text:p>
      <text:p text:style-name="P103"/>
      <text:p text:style-name="P81"><text:tab/>login(email:string, password:string): Observable&lt;User&gt; {</text:p>
      <text:p text:style-name="P81"><text:tab/><text:tab/>return this.http.post&lt;User&gt;("/api/login", {email, password})</text:p>
      <text:p text:style-name="P81"><text:tab/><text:tab/><text:tab/>.pipe(</text:p>
      <text:p text:style-name="P81"><text:tab/><text:tab/><text:tab/><text:tab/>tap(user =&gt; {</text:p>
      <text:p text:style-name="P81"><text:tab/><text:tab/><text:tab/><text:tab/><text:tab/>this.subject.next(user);</text:p>
      <text:p text:style-name="P81"><text:tab/><text:tab/><text:tab/><text:tab/><text:tab/>localStorage.setItem(AUTH_DATA, JSON.stringify(user));</text:p>
      <text:p text:style-name="P81"><text:tab/><text:tab/><text:tab/><text:tab/>}),</text:p>
      <text:p text:style-name="P81"><text:tab/><text:tab/><text:tab/>shareReplay()</text:p>
      <text:p text:style-name="P81"><text:tab/><text:tab/>);</text:p>
      <text:p text:style-name="P81"><text:tab/>}</text:p>
      <text:p text:style-name="P81"><text:tab/>logout() {</text:p>
      <text:p text:style-name="P81"><text:tab/><text:tab/>this.subject.next(null);</text:p>
      <text:p text:style-name="P81"><text:tab/><text:tab/>localStorage.removeItem(AUTH_DATA);</text:p>
      <text:p text:style-name="P81"><text:tab/>}</text:p>
      <text:p text:style-name="P81">}</text:p>
      <text:p text:style-name="P193"/>
      <text:p text:style-name="P17"><text:span text:style-name="T14">Now we want navigate the user to course</text:span><text:span text:style-name="T25">s</text:span><text:span text:style-name="T14"> screen after success login. </text:span></text:p>
      <text:p text:style-name="P194">Add navigation to LoginComponent → login(){}</text:p>
      <text:p text:style-name="P18"><text:span text:style-name="T25">A</text:span><text:span text:style-name="T14">dd logic inside AppComponent (main navigation) for Login / Logout button (inject AuthStore to the component, add *ngIf for buttons and method logout to the class). </text:span></text:p>
      <text:p text:style-name="P250">&lt;!-- Absolute path routerLink="/login"  --&gt;</text:p>
      <text:p text:style-name="P97"><text:span text:style-name="T55">&lt;a mat-button class="menu-item" </text:span><text:span text:style-name="T136">*ngIf="auth.isLoggedOut$ | async" </text:span><text:span text:style-name="T55">routerLink="/login" </text:span></text:p>
      <text:p text:style-name="P144"><text:tab/>routerLinkActive="menu-item-active"&gt;</text:p>
      <text:p text:style-name="P78"><text:tab/><text:tab/>&lt;mat-icon&gt;account_circle&lt;/mat-icon&gt;</text:p>
      <text:p text:style-name="P78"><text:tab/><text:tab/>&lt;span&gt;Login&lt;/span&gt;</text:p>
      <text:p text:style-name="P78">&lt;/a&gt;</text:p>
      <text:p text:style-name="P78">&lt;a mat-button class="menu-item" <text:span text:style-name="T135">(click)="logout()" *ngIf="auth.isLoggedIn$ | async"</text:span>&gt;</text:p>
      <text:p text:style-name="P78"><text:tab/>&lt;mat-icon&gt;exit_to_app&lt;/mat-icon&gt;</text:p>
      <text:p text:style-name="P78"><text:tab/>&lt;span&gt;Logout&lt;/span&gt;</text:p>
      <text:p text:style-name="P78">&lt;/a&gt;</text:p>
      <text:p text:style-name="P94"><text:span text:style-name="T55">&lt;ng-container </text:span><text:span text:style-name="T136">*ngIf="(auth.user$ | async) as user"</text:span><text:span text:style-name="T55">&gt;</text:span></text:p>
      <text:p text:style-name="P78"><text:tab/>&lt;img class="profile-picture" [src]="user.pictureUrl"&gt;</text:p>
      <text:p text:style-name="P78">&lt;/ng-container&gt;</text:p>
      <text:p text:style-name="P78"/>
      <text:p text:style-name="P141">logout() {</text:p>
      <text:p text:style-name="P141"><text:tab/>this.auth.logout();</text:p>
      <text:p text:style-name="P141">}</text:p>
      <text:p text:style-name="P258"/>
      <text:p text:style-name="P195">Router guard is a special type of router specific Angular service that gets invoked before a certain route transition takes place. Using this service we can determine if the routing transition is allows or not. This be invoked before the routing transition takes place. We will use it to determine if the user can see the target route destination. </text:p>
      <text:p text:style-name="P196">In this example we want protect course component from not auth users (btn view course)</text:p>
      <text:p text:style-name="P19"><text:span text:style-name="T14">app → services → create auth.guard.ts </text:span><text:span text:style-name="T26">Create AuthGuard function → add to the courses-routing.module.ts → component: CourseComponent new prop canActivate: [AuthGuard], </text:span><text:span text:style-name="T27">this property can has few guards (multiple). </text:span></text:p>
      <text:p text:style-name="P20"><text:span text:style-name="T27">T</text:span><text:span text:style-name="T14">his is just a front-end construct </text:span><text:span text:style-name="T28">for to show the users which pages are accessible or broken screen / redirect</text:span><text:span text:style-name="T14">, it’s not protect any data at the back-end. </text:span></text:p>
      <text:p text:style-name="P197"/>
      <text:p text:style-name="P197"/>
      <text:p text:style-name="P1"><text:span text:style-name="T14">CanActivateChild router guard </text:span><text:span text:style-name="T29">using for protect component chain after logout (Login → View course → Logout → View lesson details (and if we are not protected this child components, we have access to this screens, </text:span><text:span text:style-name="T30">until the page is reloaded</text:span><text:span text:style-name="T29">)).</text:span></text:p>
      <text:p text:style-name="P2"><text:span text:style-name="T29">T</text:span><text:span text:style-name="T14">o fix this add to the existing auth.guard.ts new fn export const AuthGuardChild: CanActivateChildFn = () =&gt; {}, </text:span><text:span text:style-name="T31">and we have here the same code for checking is user logged in, so we can use for this private fn checkIfAuthenticated. </text:span></text:p>
      <text:p text:style-name="P3"><text:span text:style-name="T31">A</text:span><text:span text:style-name="T14">dd c</text:span><text:span text:style-name="T32">anActivateChild: </text:span><text:span text:style-name="T14">[AuthGuardChild] to the rout for CourseComponent. </text:span></text:p>
      <text:p text:style-name="P223"/>
      <text:p text:style-name="P223"/>
      <text:p text:style-name="P223"><text:soft-page-break/></text:p>
      <text:p text:style-name="P240">auth.guard.ts</text:p>
      <text:p text:style-name="P252">//http://localhost:4200/courses/angular-router-course</text:p>
      <text:p text:style-name="P80">export const AuthGuard: CanActivateFn = (</text:p>
      <text:p text:style-name="P80"><text:tab/>route: ActivatedRouteSnapshot, </text:p>
      <text:p text:style-name="P101"><text:span text:style-name="T55"><text:tab/>state: RouterStateSnapshot): Observable&lt;boolean | UrlTree&gt; =&gt; {</text:span> </text:p>
      <text:p text:style-name="P155"><text:tab/><text:tab/>return checkIfAuthenticated(); </text:p>
      <text:p text:style-name="P155"><text:tab/>}</text:p>
      <text:p text:style-name="P80">export const AuthGuardChild: CanActivateChildFn = (</text:p>
      <text:p text:style-name="P80"><text:tab/>route: ActivatedRouteSnapshot,</text:p>
      <text:p text:style-name="P80"><text:tab/>state: RouterStateSnapshot): Observable&lt;boolean | UrlTree&gt; =&gt; {</text:p>
      <text:p text:style-name="P80"><text:tab/><text:tab/>return checkIfAuthenticated();</text:p>
      <text:p text:style-name="P80"><text:tab/>};</text:p>
      <text:p text:style-name="P80">const checkIfAuthenticated = () =&gt; {</text:p>
      <text:p text:style-name="P80"><text:tab/>const auth = inject(AuthStore);</text:p>
      <text:p text:style-name="P80"><text:tab/>const router = inject(Router);</text:p>
      <text:p text:style-name="P80"><text:tab/>return auth.isLoggedIn$.pipe(</text:p>
      <text:p text:style-name="P80"><text:tab/><text:tab/>map((isLoggedIn) =&gt; (isLoggedIn ? true : router.parseUrl("/login")))</text:p>
      <text:p text:style-name="P80"><text:tab/>);</text:p>
      <text:p text:style-name="P80">}</text:p>
      <text:p text:style-name="P224"/>
      <text:p text:style-name="P259">CanDeactivate Router Guards</text:p>
      <text:p text:style-name="P198">Using for prevent navigation from the component if we have not saved data, or file upload operation still ongoing, or some operation, that we don't wont to interrupt by navigation.</text:p>
      <text:p text:style-name="P199">Add to the CourseComponent (we using CanDeactivate for this component) confirmExit() {} method. </text:p>
      <text:p text:style-name="P88"><text:span text:style-name="T55">confirmExit() {</text:span><text:span text:style-name="T70">return </text:span><text:span text:style-name="T55">confirm(`Are you sure that you want to exit ${this.course.description}?`</text:span><text:span text:style-name="T69">)</text:span><text:span text:style-name="T55">;}</text:span></text:p>
      <text:p text:style-name="P200">Add confirm-exit.guard.ts to the app → services </text:p>
      <text:p text:style-name="P176">export const ConfirmExitGuard: CanDeactivateFn&lt;CourseComponent&gt; = (</text:p>
      <text:p text:style-name="P79"><text:tab/>component: CourseComponent) =&gt; {</text:p>
      <text:p text:style-name="P79"><text:tab/><text:tab/>return component.confirmExit();</text:p>
      <text:p text:style-name="P79"><text:tab/>};</text:p>
      <text:p text:style-name="P200"/>
      <text:p text:style-name="P21"><text:span text:style-name="T34">Add </text:span><text:span text:style-name="T33">property</text:span><text:span text:style-name="T100"> </text:span><text:span text:style-name="T101">canDeactivate: [ConfirmExitGuard], </text:span><text:span text:style-name="T102">to the </text:span><text:span text:style-name="T103">courses-routing.module.ts </text:span></text:p>
      <text:p text:style-name="P22"><text:span text:style-name="T103">This fn will be called if we will change this path (</text:span><text:a xlink:type="simple" xlink:href="http://localhost:4200/courses" text:style-name="Internet_20_link" text:visited-style-name="Visited_20_Internet_20_Link"><text:span text:style-name="T95">http:localhost:4200/courses</text:span></text:a><text:span text:style-name="T103">), if we will deep in child components, this guard not will be called. </text:span></text:p>
      <text:p text:style-name="P201"/>
      <text:p text:style-name="P260">CanLoad Guards</text:p>
      <text:p text:style-name="P202">We want load children (for lazy loading) only fore authenticated users. App-routing → path courses, load children. </text:p>
      <text:p text:style-name="P24"><text:span text:style-name="T14">It’s using for prevent loading courses from the server. Without this, if user type </text:span><text:a xlink:type="simple" xlink:href="http://localhost:4200/courses" text:style-name="Internet_20_link" text:visited-style-name="Visited_20_Internet_20_Link"><text:span text:style-name="T14">http://localhost:4200/courses</text:span></text:a><text:span text:style-name="T14"> the list of courses is able.</text:span></text:p>
      <text:p text:style-name="P23"><text:span text:style-name="T36">CanLoad is deprecated, so we can use </text:span><text:span text:style-name="T50">canMatch</text:span><text:span text:style-name="T36">.</text:span></text:p>
      <text:p text:style-name="P23"><text:span text:style-name="T112">The </text:span><text:span text:style-name="Source_20_Text"><text:span text:style-name="T113">CanMatch </text:span></text:span><text:span text:style-name="T112">guard would control whether we can use the route and, as a side effect, whether we can download the code. In addition, when one of the defined guards returns </text:span><text:span text:style-name="Source_20_Text"><text:span text:style-name="T113">false</text:span></text:span><text:span text:style-name="T112">, the route is skipped, and other routes are processed instead.</text:span><text:span text:style-name="T51"> </text:span></text:p>
      <text:p text:style-name="P25"><text:span text:style-name="T36">In src → app → services add file can-load-auth.guard.</text:span><text:span text:style-name="T35">ts</text:span></text:p>
      <text:p text:style-name="P98"><text:span text:style-name="T47">export const CanLoadAuthGuard: CanMatchFn = (</text:span><text:span text:style-name="T55">route: Route, segments: UrlSegment[]): Observable&lt;boolean | UrlTree&gt; =&gt; {</text:span></text:p>
      <text:p text:style-name="P78"><text:tab/>const auth = inject(AuthStore);</text:p>
      <text:p text:style-name="P78"><text:tab/>const router = inject(Router);</text:p>
      <text:p text:style-name="P78"><text:tab/>return auth.isLoggedIn$.pipe(</text:p>
      <text:p text:style-name="P78"><text:tab/><text:tab/>first(),</text:p>
      <text:p text:style-name="P78"><text:tab/><text:tab/>tap((loggedIn) =&gt; {if(!loggedIn) {</text:p>
      <text:p text:style-name="P78"><text:tab/><text:tab/><text:tab/>router.navigateByUrl("/login")</text:p>
      <text:p text:style-name="P78"><text:tab/><text:tab/>}})</text:p>
      <text:p text:style-name="P78"><text:tab/>);</text:p>
      <text:p text:style-name="P78">}</text:p>
      <text:p text:style-name="P203">Update the app-routing component:</text:p>
      <text:p text:style-name="P92"><text:span text:style-name="T46">{<text:tab/></text:span><text:span text:style-name="T55">path: "courses", </text:span></text:p>
      <text:p text:style-name="P89"><text:span text:style-name="T55"><text:tab/></text:span><text:span text:style-name="T74">//this is asynchronous operation, which is a function without args and it will return a Promise witch <text:tab/><text:tab/><text:tab/>contains a series of child routes</text:span></text:p>
      <text:p text:style-name="P77"><text:tab/>loadChildren: </text:p>
      <text:p text:style-name="P89"><text:span text:style-name="T55"><text:tab/></text:span><text:span text:style-name="T74">//import is Promise that return us file, In then we take this file and load CoursesModule</text:span></text:p>
      <text:p text:style-name="P77"><text:tab/><text:tab/>() =&gt; import('./courses/courses.module').then(m =&gt; m.CoursesModule),</text:p>
      <text:p text:style-name="P89"><text:span text:style-name="T55"><text:tab/></text:span><text:span text:style-name="T136">canMatch: [CanLoadAuthGuard],</text:span></text:p>
      <text:p text:style-name="P77">}</text:p>
      <text:p text:style-name="P261"><text:soft-page-break/>Angular Router Preloading Strategy</text:p>
      <text:p text:style-name="P225">Lazy loading load this separate js bundle, that didn’t get initially loaded to our app. This bundle only will loaded at a last possible moment if it was needed in a given new user browsing session. </text:p>
      <text:p text:style-name="P225">Angular knows when load this bundle using a preloading strategy, by default – load each module if it needed. We can modified this strategy. </text:p>
      <text:p text:style-name="P4"><text:span text:style-name="T14">At first we load app bundle (a minimum js for start app). Then we can start loading a most popular modules, </text:span><text:span text:style-name="T37">in our example this is course mo</text:span><text:span text:style-name="T38">dule, that are popular for most users. </text:span></text:p>
      <text:p text:style-name="P226">We can preload lazy loading modules using this strategy. </text:p>
      <text:p text:style-name="P226">Go to app.routing-module.ts → add object with options to @NgModule → imports → RouterModule.forRoot()</text:p>
      <text:p text:style-name="P227">We want preload some modules. We can do this depending of the user profile. To do this add to root of needed module prop data : {preload: true}. Then go to app → services → create custom-preloading.strategy.ts</text:p>
      <text:p text:style-name="P118"><text:span text:style-name="T52">@Injectable({</text:span><text:span text:style-name="T55">providedIn: 'root'})</text:span></text:p>
      <text:p text:style-name="P125">//load fn will decide preload this module or not</text:p>
      <text:p text:style-name="P77">export class CustomPreloadingStrategy implements PreloadingStrategy {</text:p>
      <text:p text:style-name="P77"><text:tab/>preload(route: Route, load: () =&gt; Observable&lt;any&gt;): Observable&lt;any&gt; {</text:p>
      <text:p text:style-name="P77"><text:tab/><text:tab/>if (route.data['preload']) {</text:p>
      <text:p text:style-name="P77"><text:tab/><text:tab/><text:tab/>return load();</text:p>
      <text:p text:style-name="P77"><text:tab/><text:tab/>} else {</text:p>
      <text:p text:style-name="P89"><text:span text:style-name="T55"><text:tab/><text:tab/><text:tab/></text:span><text:span text:style-name="T74">// off() create a new observable</text:span></text:p>
      <text:p text:style-name="P77"><text:tab/><text:tab/><text:tab/>of(null);</text:p>
      <text:p text:style-name="P77"><text:tab/><text:tab/>}</text:p>
      <text:p text:style-name="P77"><text:tab/>};</text:p>
      <text:p text:style-name="P77">}</text:p>
      <text:p text:style-name="P183">Add CustomPreloadingStrategy to providers in @NgModule(). Add this class to a value of preloading Strategy property.</text:p>
      <text:p text:style-name="P241">app-routing.module.ts </text:p>
      <text:p text:style-name="P182">const routes: Routes = [</text:p>
      <text:p text:style-name="P81"><text:tab/>...{</text:p>
      <text:p text:style-name="P103"><text:span text:style-name="T55"><text:tab/><text:tab/>path: "courses", </text:span><text:span text:style-name="T74">//courses/angular-router-course/17</text:span></text:p>
      <text:p text:style-name="P103"><text:span text:style-name="T55"><text:tab/><text:tab/></text:span><text:span text:style-name="T74">//this is asynchronous operation, which is a function without args</text:span></text:p>
      <text:p text:style-name="P127"><text:tab/><text:tab/>//and it will return a Promise witch contains a series of child routes</text:p>
      <text:p text:style-name="P81"><text:tab/><text:tab/>loadChildren: </text:p>
      <text:p text:style-name="P103"><text:span text:style-name="T55"><text:tab/><text:tab/><text:tab/></text:span><text:span text:style-name="T74">//import is Promise that return us file, In then we take this file and load CoursesModule </text:span></text:p>
      <text:p text:style-name="P103"><text:tab/><text:tab/><text:tab/><text:span text:style-name="T55">() =&gt; import('./courses/courses.module').then(m =&gt; m.CoursesModule),</text:span></text:p>
      <text:p text:style-name="P120"><text:span text:style-name="T60"><text:tab/><text:tab/>canMatch: [CanMatchAuthGuard], </text:span><text:span text:style-name="T77">//alternative for canLoad (not loaded before login)</text:span></text:p>
      <text:p text:style-name="P120"><text:span text:style-name="T60"><text:tab/><text:tab/></text:span><text:span text:style-name="T137">data: {preload: true,} </text:span><text:span text:style-name="T153">//or false if we don't want preload this module</text:span></text:p>
      <text:p text:style-name="P81"><text:tab/>},...</text:p>
      <text:p text:style-name="P81">];</text:p>
      <text:p text:style-name="P81">@NgModule({</text:p>
      <text:p text:style-name="P81"><text:tab/>imports: [</text:p>
      <text:p text:style-name="P81"><text:tab/><text:tab/>//This function for setup router </text:p>
      <text:p text:style-name="P81"><text:tab/><text:tab/>RouterModule.forRoot(routes, {</text:p>
      <text:p text:style-name="P103"><text:span text:style-name="T55"><text:tab/><text:tab/><text:tab/></text:span><text:span text:style-name="T74">//preloadingStrategy: NoPreloading,</text:span><text:span text:style-name="T55"> </text:span><text:span text:style-name="T74">//default value</text:span></text:p>
      <text:p text:style-name="P103"><text:span text:style-name="T55"><text:tab/><text:tab/><text:tab/></text:span><text:span text:style-name="T74">//preloadingStrategy: PreloadAllModules, // for all modules</text:span></text:p>
      <text:p text:style-name="P103"><text:span text:style-name="T55"><text:tab/><text:tab/><text:tab/></text:span><text:span text:style-name="T136">preloadingStrategy: CustomPreloadingStrategy,</text:span></text:p>
      <text:p text:style-name="P81"><text:tab/><text:tab/>})</text:p>
      <text:p text:style-name="P81"><text:tab/>],</text:p>
      <text:p text:style-name="P81"><text:tab/>exports: [RouterModule],</text:p>
      <text:p text:style-name="P81"><text:tab/>providers: [</text:p>
      <text:p text:style-name="P103"><text:span text:style-name="T55"><text:tab/><text:tab/></text:span><text:span text:style-name="T136">CustomPreloadingStrategy,</text:span></text:p>
      <text:p text:style-name="P81"><text:tab/>]</text:p>
      <text:p text:style-name="P81">})</text:p>
      <text:p text:style-name="P81">export class AppRoutingModule {}</text:p>
      <text:p text:style-name="P228"/>
      <text:p text:style-name="P228"/>
      <text:p text:style-name="P134"><text:span text:style-name="T110">Angular Router Query Parameters</text:span><text:span text:style-name="T12"> </text:span></text:p>
      <text:p text:style-name="P5"><text:span text:style-name="T14">http://localhost:4200/courses/angular-router-course</text:span><text:span text:style-name="T156">?</text:span><text:span text:style-name="T154">couponCode=NEW_YEAR</text:span><text:span text:style-name="T157">&amp;</text:span><text:span text:style-name="T155">param2=value2</text:span></text:p>
      <text:p text:style-name="P229">We want this values to be able in our active component (CourseComponent). We want take this couponCode and some how displayed in the template.</text:p>
      <text:p text:style-name="P122"><text:span text:style-name="T12">course.component.</text:span><text:span text:style-name="T53">html</text:span></text:p>
      <text:p text:style-name="P177">&lt;div class="course"&gt;</text:p>
      <text:p text:style-name="P162"><text:tab/>&lt;h2&gt;{{course.description}}&lt;/h2&gt;</text:p>
      <text:p text:style-name="P99"><text:span text:style-name="T55"><text:tab/>&lt;h3 class="discount" *ngIf="</text:span><text:span text:style-name="T136">couponCode</text:span><text:span text:style-name="T55">"&gt;Use </text:span><text:span text:style-name="T136">{{couponCode}}</text:span><text:span text:style-name="T55"> for a huge discount!&lt;/h3&gt;</text:span></text:p>
      <text:p text:style-name="P80"><text:tab/>&lt;img class="course-thumbnail" [src]="course.iconUrl" *ngIf="course"&gt;</text:p>
      <text:p text:style-name="P80"><text:tab/>&lt;router-outlet&gt;&lt;/router-outlet&gt;</text:p>
      <text:p text:style-name="P80">&lt;/div&gt;</text:p>
      <text:p text:style-name="P204"/>
      <text:p text:style-name="P238"><text:soft-page-break/>course.component.ts</text:p>
      <text:p text:style-name="P178">export class CourseComponent implements OnInit {</text:p>
      <text:p text:style-name="P80"><text:tab/>course: Course;</text:p>
      <text:p text:style-name="P80"><text:tab/>couponCode: string;</text:p>
      <text:p text:style-name="P80"><text:tab/>constructor(private activatedRoute: ActivatedRoute) {}</text:p>
      <text:p text:style-name="P80"><text:tab/>ngOnInit() {</text:p>
      <text:p text:style-name="P99"><text:span text:style-name="T55"><text:tab/><text:tab/>/</text:span><text:span text:style-name="T74">/snapshot contains all information about current route</text:span></text:p>
      <text:p text:style-name="P248"><text:tab/><text:tab/>//data contains all date for this component == resolve: {course: courseResolver}</text:p>
      <text:p text:style-name="P80"><text:tab/><text:tab/>this. course = this.activatedRoute.snapshot.data["course"];</text:p>
      <text:p text:style-name="P99"><text:span text:style-name="T55"><text:tab/><text:tab/></text:span><text:span text:style-name="T74">//http://localhost:4200/courses/angular-router-course?couponCode=NEW_YEAR</text:span></text:p>
      <text:p text:style-name="P248"><text:tab/><text:tab/>//we want show couponCode... if it's available</text:p>
      <text:p text:style-name="P248"><text:tab/><text:tab/>// for grab query params in the url once when component is init </text:p>
      <text:p text:style-name="P99"><text:span text:style-name="T55"><text:tab/><text:tab/></text:span><text:span text:style-name="T136">this.couponCode = this.activatedRoute.snapshot.queryParamMap.get('couponCode');</text:span></text:p>
      <text:p text:style-name="P99"><text:span text:style-name="T55"><text:tab/><text:tab/></text:span><text:span text:style-name="T74">//for grab query params in the url like Observable if it's changing</text:span></text:p>
      <text:p text:style-name="P99"><text:span text:style-name="T55"><text:tab/><text:tab/></text:span><text:span text:style-name="T136">//this.activatedRoute.queryParams</text:span><text:span text:style-name="T143">()</text:span><text:span text:style-name="T136"> </text:span></text:p>
      <text:p text:style-name="P156"><text:tab/>}</text:p>
      <text:p text:style-name="P156"><text:tab/>confirmExit() {</text:p>
      <text:p text:style-name="P80"><text:tab/><text:tab/>return confirm(`Are you sure that you want to exit ${this.course.description}?`);</text:p>
      <text:p text:style-name="P99"><text:tab/><text:span text:style-name="T55">}</text:span></text:p>
      <text:p text:style-name="P80"/>
      <text:p text:style-name="P172">courses-cars-list.component.html (fragment)</text:p>
      <text:p text:style-name="P164">&lt;mat-card-actions class="course-actions"&gt;</text:p>
      <text:p text:style-name="P99"><text:span text:style-name="T55"><text:tab/></text:span><text:span text:style-name="T74">&lt;!-- [queryParams]="{couponCode: 'NEW_YEAR'}" we passing query params</text:span><text:span text:style-name="T73"> </text:span><text:span text:style-name="T74">to the CourseComponent --&gt;</text:span></text:p>
      <text:p text:style-name="P156"><text:tab/>&lt;button mat-raised-button color="primary" </text:p>
      <text:p text:style-name="P102"><text:span text:style-name="T55"><text:tab/><text:tab/>[routerLink]="[course.url]" </text:span><text:span text:style-name="T136">[queryParams]="{couponCode: 'NEW_YEAR'}"</text:span><text:span text:style-name="T55">&gt;</text:span></text:p>
      <text:p text:style-name="P80"><text:tab/><text:tab/><text:tab/>VIEW COURSE</text:p>
      <text:p text:style-name="P80"><text:tab/>&lt;/button&gt;</text:p>
      <text:p text:style-name="P80"><text:tab/>&lt;button mat-button mat-raised-button color="accent" (click)="editCourse(course)"&gt;</text:p>
      <text:p text:style-name="P80"><text:tab/><text:tab/>EDIT</text:p>
      <text:p text:style-name="P80"><text:tab/>&lt;/button&gt;</text:p>
      <text:p text:style-name="P80">&lt;/mat-card-actions&gt;</text:p>
      <text:p text:style-name="P200"/>
      <text:p text:style-name="P197"/>
      <text:p text:style-name="P132"><text:span text:style-name="T110">Configuring routing behavior with routerLinkActiveOptions</text:span><text:span text:style-name="T12"> </text:span></text:p>
      <text:p text:style-name="P69"><text:span text:style-name="T121">routerLinkActive=”menu-item-active” adding to the menu item CSS class (menu-item-active) if this path (</text:span><text:span text:style-name="T97">"/courses"</text:span><text:span text:style-name="T121">) is active or if some his child is active. </text:span><text:span text:style-name="T122">If we don’t wont highlight this rout when nested routs </text:span><text:span text:style-name="T123">are</text:span><text:span text:style-name="T122"> active, we can add </text:span><text:span text:style-name="T96">[routerLinkActiveOptions]="{exact: true}”</text:span><text:span text:style-name="T104"> <text:s text:c="5"/></text:span></text:p>
      <text:p text:style-name="P68"><text:span text:style-name="T114">app.component.html </text:span><text:span text:style-name="T119">(fragment)</text:span></text:p>
      <text:p text:style-name="P150">&lt;div class="toolbar-tools"&gt;</text:p>
      <text:p text:style-name="P151"><text:tab/>&lt;a class="menu-item" mat-button routerLink="/courses" routerLinkActive="menu-item-active"</text:p>
      <text:p text:style-name="P110"><text:span text:style-name="T55"><text:tab/><text:tab/></text:span><text:span text:style-name="T145">[routerLinkActiveOptions]="{exact: true}”</text:span><text:span text:style-name="T55">&gt;</text:span></text:p>
      <text:p text:style-name="P150"><text:tab/><text:tab/>&lt;span&gt;Courses&lt;/span&gt;</text:p>
      <text:p text:style-name="P150"><text:tab/>&lt;/a&gt;</text:p>
      <text:p text:style-name="P109"><text:span text:style-name="T55"><text:tab/></text:span><text:span text:style-name="T74">&lt;!-- Relative [routerLink]="'about'" for link this menu item with path in routes elems --&gt;</text:span></text:p>
      <text:p text:style-name="P150"><text:tab/>&lt;a class="menu-item" mat-button routerLink="/about" routerLinkActive="menu-item-active"&gt;</text:p>
      <text:p text:style-name="P150"><text:tab/><text:tab/>&lt;span&gt;About&lt;/span&gt;</text:p>
      <text:p text:style-name="P150"><text:tab/>&lt;/a&gt;</text:p>
      <text:p text:style-name="P109"><text:span text:style-name="T55"><text:tab/></text:span><text:span text:style-name="T74">&lt;!-- Absolute path routerLink="/login"--&gt;</text:span></text:p>
      <text:p text:style-name="P150"><text:tab/>&lt;a mat-button class="menu-item" routerLink="/login" routerLinkActive="menu-item-active"&gt;</text:p>
      <text:p text:style-name="P150"><text:tab/><text:tab/>&lt;mat-icon&gt;account_circle&lt;/mat-icon&gt;</text:p>
      <text:p text:style-name="P150"><text:tab/><text:tab/>&lt;span&gt;Login&lt;/span&gt;</text:p>
      <text:p text:style-name="P150"><text:tab/>&lt;/a&gt;</text:p>
      <text:p text:style-name="P150">&lt;/div&gt;</text:p>
      <text:p text:style-name="P150"><text:tab/><text:tab/></text:p>
      <text:p text:style-name="P197"/>
      <text:p text:style-name="P132"><text:span text:style-name="T110">Angular Router Secondary Outlets</text:span><text:span text:style-name="T12"> </text:span><text:span text:style-name="T54">(Popup component for all application)</text:span></text:p>
      <text:p text:style-name="P205">Using when we want project to the app template few components, using &lt;router-outlet&gt;&lt;/router-outlet&gt;</text:p>
      <text:p text:style-name="P26"><text:span text:style-name="T14">Add to the end of the page secondary </text:span><text:span text:style-name="T39">&lt;router-outlet </text:span><text:span text:style-name="T14">name=”chat”</text:span><text:span text:style-name="T39">&gt;&lt;/router-outlet&gt; </text:span><text:span text:style-name="T14">with the name</text:span><text:span text:style-name="T39">. </text:span><text:span text:style-name="T14">In this project we have chat component.</text:span></text:p>
      <text:p text:style-name="P206">Go to app-routing.module.ts a map this chat component to the secondary outlet. </text:p>
      <text:p text:style-name="P179">{</text:p>
      <text:p text:style-name="P89"><text:span text:style-name="T55"><text:tab/></text:span><text:span text:style-name="T74">/*Rout for the secondary &lt;router-outlet name="chat"/&gt;*/</text:span></text:p>
      <text:p text:style-name="P77"><text:tab/>path: 'helpdesk-chat',</text:p>
      <text:p text:style-name="P77"><text:tab/>component: ChatComponent,</text:p>
      <text:p text:style-name="P89"><text:span text:style-name="T55"><text:tab/>outlet: 'chat' </text:span><text:span text:style-name="T74">//name of the router-outlet</text:span></text:p>
      <text:p text:style-name="P77">},</text:p>
      <text:p text:style-name="P27"><text:span text:style-name="T14">Add </text:span><text:span text:style-name="T40">routerLink to the help button</text:span><text:span text:style-name="T14"> inside the app template for show this component if the user click to the question mark in top nav-menu. </text:span><text:span text:style-name="T40">This link add new path of url and showing help chat on the each page.</text:span></text:p>
      <text:p text:style-name="P251"><text:soft-page-break/>&lt;!-- This is router link for secondary router-outlet name="chat" </text:p>
      <text:p text:style-name="P245">http://localhost:4200/courses(chat:helpdesk-chat) click transform url--&gt;</text:p>
      <text:p text:style-name="P76">&lt;a mat-button class="menu-item" *ngIf="auth.isLoggedIn$ | async"</text:p>
      <text:p text:style-name="P76"><text:tab/>[routerLink]="[{outlets: {chat: ['helpdesk-chat']}}]"&gt;</text:p>
      <text:p text:style-name="P76"><text:tab/>&lt;mat-icon&gt;help&lt;/mat-icon&gt;</text:p>
      <text:p text:style-name="P76">&lt;/a&gt;</text:p>
      <text:p text:style-name="P28"><text:span text:style-name="T14">To close this chat go to the template of chat.component.html and add </text:span><text:span text:style-name="T41">[routerLink]</text:span><text:span text:style-name="T14"> to the close btn in this template.</text:span></text:p>
      <text:p text:style-name="P262">&lt;!-- routerLink for close chat component --&gt;</text:p>
      <text:p text:style-name="P79">&lt;button mat-raised-button </text:p>
      <text:p text:style-name="P79"><text:tab/>[routerLink]="['', {outlets: {chat: null}}]"&gt;</text:p>
      <text:p text:style-name="P79"><text:tab/><text:tab/>Close Chat</text:p>
      <text:p text:style-name="P79">&lt;/button&gt;</text:p>
      <text:p text:style-name="P28"><text:span text:style-name="T42">Most recommended – using Angular Material dialog for the chat.</text:span><text:span text:style-name="T14"> </text:span></text:p>
      <text:p text:style-name="P207"/>
      <text:p text:style-name="P208"><text:s/></text:p>
      <text:p text:style-name="P133"><text:span text:style-name="T110">Angular Router Module Extra Options – enableTracing and useHash</text:span><text:span text:style-name="T12"> </text:span></text:p>
      <text:p text:style-name="P29"><text:span text:style-name="T14">Property for debugging route </text:span><text:span text:style-name="T43">enableTracing: true(debug) / false (default)</text:span></text:p>
      <text:p text:style-name="P209"/>
      <text:p text:style-name="P209">We want always loading index page independently of the url when we reload page. Some times it’s hard to the server settings. </text:p>
      <text:p text:style-name="P180">@NgModule({</text:p>
      <text:p text:style-name="P77"><text:tab/>imports: [</text:p>
      <text:p text:style-name="P89"><text:span text:style-name="T55"><text:tab/><text:tab/></text:span><text:span text:style-name="T74">//This function for setup router </text:span></text:p>
      <text:p text:style-name="P77"><text:tab/><text:tab/>RouterModule.forRoot(routes, {</text:p>
      <text:p text:style-name="P93"><text:span text:style-name="T55"><text:tab/><text:tab/><text:tab/></text:span><text:span text:style-name="T74">//this object let us customize behavior of router module </text:span></text:p>
      <text:p text:style-name="P93"><text:span text:style-name="T74"><text:tab/><text:tab/><text:tab/></text:span><text:span text:style-name="T55">//preloadingStrategy: NoPreloading,</text:span><text:span text:style-name="T74"> // default value</text:span></text:p>
      <text:p text:style-name="P89"><text:span text:style-name="T55"><text:tab/><text:tab/><text:tab/>//preloadingStrategy: PreloadAllModules,</text:span><text:span text:style-name="T74"> // for all modules</text:span></text:p>
      <text:p text:style-name="P89"><text:span text:style-name="T55"><text:tab/><text:tab/><text:tab/>preloadingStrategy: CustomPreloadingStrategy, </text:span><text:span text:style-name="T74">//for few modules, custom </text:span><text:span text:style-name="T144">Recommended</text:span></text:p>
      <text:p text:style-name="P89"><text:span text:style-name="T55"><text:tab/><text:tab/><text:tab/></text:span><text:span text:style-name="T74">//</text:span><text:span text:style-name="T136">for debugging</text:span><text:span text:style-name="T74"> router, it will logging to the console info about each nav</text:span></text:p>
      <text:p text:style-name="P89"><text:span text:style-name="T55"><text:tab/><text:tab/><text:tab/>enableTracing: false, </text:span><text:span text:style-name="T74">//false by default</text:span></text:p>
      <text:p text:style-name="P89"><text:span text:style-name="T55"><text:tab/><text:tab/><text:tab/></text:span><text:span text:style-name="T74">/*adding the # to the url, access like in html to section by id if we can't download index page <text:tab/><text:tab/><text:tab/><text:tab/>(server <text:tab/></text:span><text:span text:style-name="T87">h</text:span><text:span text:style-name="T74">ard setting) after reload with not home (default) url. <text:tab/><text:tab/><text:tab/><text:tab/><text:tab/><text:tab/><text:tab/><text:tab/></text:span><text:a xlink:type="simple" xlink:href="http://localhost:4200/#/courses/angular-router-course/lessons/1" text:style-name="Internet_20_link" text:visited-style-name="Visited_20_Internet_20_Link">http://localhost:4200/#/courses/angular-router-course/lessons/1</text:a><text:span text:style-name="T74"> Server will ignoring all after <text:tab/><text:tab/><text:tab/><text:tab/>this /#/ segment and download index page */</text:span></text:p>
      <text:p text:style-name="P89"><text:span text:style-name="T55"><text:tab/><text:tab/><text:tab/>useHash: true, //</text:span><text:span text:style-name="T144">if needed</text:span></text:p>
      <text:p text:style-name="P129"><text:span text:style-name="T55"><text:tab/><text:tab/><text:tab/>//this </text:span><text:span text:style-name="T71">prop</text:span><text:span text:style-name="T55"> will scroll to the top next page and to last position on previous page; top, by default. </text:span></text:p>
      <text:p text:style-name="P130"><text:span text:style-name="T55"><text:tab/><text:tab/><text:tab/></text:span><text:span text:style-name="T98">scrollPositionRestoration: 'enabled',</text:span><text:span text:style-name="T55"> </text:span><text:span text:style-name="T136">//Recommended value. </text:span></text:p>
      <text:p text:style-name="P130"><text:span text:style-name="T55"><text:tab/><text:tab/><text:tab/>//for access to all path variables, when we do resolver lessonDetailResolver add access <text:tab/><text:tab/><text:tab/><text:tab/><text:tab/>//route.parent.paramMap.get('courseUrl') </text:span><text:span text:style-name="T71">w</text:span><text:span text:style-name="T55">ithout parent </text:span></text:p>
      <text:p text:style-name="P130"><text:span text:style-name="T98"><text:tab/><text:tab/><text:tab/>paramsInheritanceStrategy: 'always',</text:span><text:span text:style-name="T55"> /</text:span><text:span text:style-name="T136">/Recommended value</text:span></text:p>
      <text:p text:style-name="P77"><text:tab/><text:tab/>})</text:p>
      <text:p text:style-name="P77"><text:tab/>],</text:p>
      <text:p text:style-name="P77"><text:tab/>exports: [RouterModule],</text:p>
      <text:p text:style-name="P89"><text:tab/> <text:span text:style-name="T55">providers: [</text:span></text:p>
      <text:p text:style-name="P77"><text:tab/><text:tab/>CustomPreloadingStrategy,</text:p>
      <text:p text:style-name="P77"><text:tab/>]</text:p>
      <text:p text:style-name="P77">})</text:p>
      <text:p text:style-name="P77">export class AppRoutingModule {}</text:p>
      <text:p text:style-name="P210"/>
      <text:p text:style-name="P205"/>
      <text:p text:style-name="P197"/>
      <text:p text:style-name="P186"/>
      <text:p text:style-name="P186"/>
      <text:p text:style-name="P211">We should use Lazy Loading from the beginning and as much as possible. Root module should be small as possible: minimum amount of components, other – to the lazy loading modules.</text:p>
      <text:p text:style-name="P212">Use preload strategy for most popular modules and user profile. We should not download admin modules for simply users.</text:p>
      <text:p text:style-name="P230">Use redirect user to page not found if user type wrong url with link to the home page.</text:p>
      <text:p text:style-name="P231">Use empty path for the home route, to redirect user by default to home page.</text:p>
      <text:p text:style-name="P231">For navigation links use template router link directives and build the pragmatically using build in Router service (absolute and relatives). <text:s/><text:span text:style-name="T158">Prefer relative links. </text:span></text:p>
      <text:p text:style-name="P232">Don’t use Router snapshot for navigation component. It contains snapshot of the router state when the component was first time created.</text:p>
      <text:p text:style-name="P232">Data preloading. Use Angular router resolver resolver for fetch the data which <text:span text:style-name="T159">the target screens</text:span> needs to be created. <text:span text:style-name="T159">We will be sure that the component always has the target data to display. It’s prevent the showing user empty screen </text:span><text:span text:style-name="T160">(downloading, back-end error… )</text:span><text:span text:style-name="T159"> / broken styles</text:span><text:span text:style-name="T160"> </text:span><text:span text:style-name="T159">etc. </text:span><text:span text:style-name="T161">If we don't want use preloading (resolver) to provide the data, we should add to each component handle the loading logic, displaying loading indicator, and handling errors in case if something goings wrong. </text:span></text:p>
      <text:p text:style-name="P233">Production configuration of our server. SPA always has one page. This means that the independently of the url that we type on the address bar to access the application the server should always return exact same file which is a SPA of our app which is a production index.html contain the production CSS and JS bundles. We need configure the production server to serve this SPA file independently of the content, of the url, or the user typed in the address bar. <text:span text:style-name="T162">If we can’t do this → use hash-location strategy. It set url in the address bar after the /#/ and all path of the url after this will be ignored and server will be always returned the same index file. <text:s/></text:span></text:p>
      <text:p text:style-name="P231"/>
      <text:p text:style-name="P230"/>
      <text:p text:style-name="P230"/>
      <text:p text:style-name="P212"/>
      <text:p text:style-name="P212"/>
      <text:p text:style-name="P212"/>
      <text:p text:style-name="P212"/>
      <text:p text:style-name="P212"/>
      <text:p text:style-name="P65"/>
      <text:p text:style-name="P65"/>
      <text:p text:style-name="P65"/>
      <text:p text:style-name="P65"/>
      <text:p text:style-name="P65"/>
      <text:p text:style-name="P63"/>
      <text:p text:style-name="P63"/>
      <text:p text:style-name="P63"/>
      <text:p text:style-name="P60"/>
      <text:p text:style-name="P50"/>
      <text:p text:style-name="P50"/>
      <text:p text:style-name="P50"/>
      <text:p text:style-name="P50"/>
      <text:p text:style-name="P50"/>
      <text:p text:style-name="P50"/>
      <text:p text:style-name="P34"/>
      <text:p text:style-name="P34"/>
      <text:p text:style-name="P34"/>
      <text:p text:style-name="P34"/>
      <text:p text:style-name="P30"/>
      <text:p text:style-name="P30"/>
      <text:p text:style-name="P30"/>
      <text:p text:style-name="P30"/>
      <text:p text:style-name="P30"/>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6T15:17:52.256000000</meta:creation-date>
    <meta:generator>LibreOffice/7.3.2.2$Windows_X86_64 LibreOffice_project/49f2b1bff42cfccbd8f788c8dc32c1c309559be0</meta:generator>
    <dc:date>2024-05-23T19:31:38.930000000</dc:date>
    <meta:editing-duration>PT15H6M47S</meta:editing-duration>
    <meta:editing-cycles>84</meta:editing-cycles>
    <meta:document-statistic meta:table-count="0" meta:image-count="0" meta:object-count="0" meta:page-count="13" meta:paragraph-count="645" meta:word-count="4542" meta:character-count="35954" meta:non-whitespace-character-count="31078"/>
  </office:meta>
</office:document-meta>
</file>